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38cm"/>
    </style:style>
    <style:style style:name="co3" style:family="table-column">
      <style:table-column-properties fo:break-before="auto" style:column-width="3.147cm"/>
    </style:style>
    <style:style style:name="co4" style:family="table-column">
      <style:table-column-properties fo:break-before="auto" style:column-width="3.508cm"/>
    </style:style>
    <style:style style:name="co5" style:family="table-column">
      <style:table-column-properties fo:break-before="auto" style:column-width="3.812cm"/>
    </style:style>
    <style:style style:name="co6" style:family="table-column">
      <style:table-column-properties fo:break-before="auto" style:column-width="2.843cm"/>
    </style:style>
    <style:style style:name="co7" style:family="table-column">
      <style:table-column-properties fo:break-before="auto" style:column-width="1.69cm"/>
    </style:style>
    <style:style style:name="co8" style:family="table-column">
      <style:table-column-properties fo:break-before="auto" style:column-width="1.512cm"/>
    </style:style>
    <style:style style:name="co9" style:family="table-column">
      <style:table-column-properties fo:break-before="auto" style:column-width="1.12cm"/>
    </style:style>
    <style:style style:name="co10" style:family="table-column">
      <style:table-column-properties fo:break-before="auto" style:column-width="1.106cm"/>
    </style:style>
    <style:style style:name="co11" style:family="table-column">
      <style:table-column-properties fo:break-before="auto" style:column-width="0.773cm"/>
    </style:style>
    <style:style style:name="co12" style:family="table-column">
      <style:table-column-properties fo:break-before="auto" style:column-width="2.027cm"/>
    </style:style>
    <style:style style:name="co13" style:family="table-column">
      <style:table-column-properties fo:break-before="auto" style:column-width="3.14cm"/>
    </style:style>
    <style:style style:name="co14" style:family="table-column">
      <style:table-column-properties fo:break-before="auto" style:column-width="1.889cm"/>
    </style:style>
    <style:style style:name="co15" style:family="table-column">
      <style:table-column-properties fo:break-before="auto" style:column-width="0.982cm"/>
    </style:style>
    <style:style style:name="co16" style:family="table-column">
      <style:table-column-properties fo:break-before="auto" style:column-width="1.05cm"/>
    </style:style>
    <style:style style:name="co17" style:family="table-column">
      <style:table-column-properties fo:break-before="auto" style:column-width="1.254cm"/>
    </style:style>
    <style:style style:name="co18" style:family="table-column">
      <style:table-column-properties fo:break-before="auto" style:column-width="1.478cm"/>
    </style:style>
    <style:style style:name="co19" style:family="table-column">
      <style:table-column-properties fo:break-before="auto" style:column-width="1.217cm"/>
    </style:style>
    <style:style style:name="co20" style:family="table-column">
      <style:table-column-properties fo:break-before="auto" style:column-width="1.312cm"/>
    </style:style>
    <style:style style:name="co21" style:family="table-column">
      <style:table-column-properties fo:break-before="auto" style:column-width="1.769cm"/>
    </style:style>
    <style:style style:name="co22" style:family="table-column">
      <style:table-column-properties fo:break-before="auto" style:column-width="2.159cm"/>
    </style:style>
    <style:style style:name="co23" style:family="table-column">
      <style:table-column-properties fo:break-before="auto" style:column-width="0.843cm"/>
    </style:style>
    <style:style style:name="co24" style:family="table-column">
      <style:table-column-properties fo:break-before="auto" style:column-width="0.907cm"/>
    </style:style>
    <style:style style:name="co25" style:family="table-column">
      <style:table-column-properties fo:break-before="auto" style:column-width="2.462cm"/>
    </style:style>
    <style:style style:name="co26" style:family="table-column">
      <style:table-column-properties fo:break-before="auto" style:column-width="0.859cm"/>
    </style:style>
    <style:style style:name="co27" style:family="table-column">
      <style:table-column-properties fo:break-before="auto" style:column-width="3.265cm"/>
    </style:style>
    <style:style style:name="co28" style:family="table-column">
      <style:table-column-properties fo:break-before="auto" style:column-width="2.205cm"/>
    </style:style>
    <style:style style:name="co29" style:family="table-column">
      <style:table-column-properties fo:break-before="auto" style:column-width="0.887cm"/>
    </style:style>
    <style:style style:name="co30" style:family="table-column">
      <style:table-column-properties fo:break-before="auto" style:column-width="1.489cm"/>
    </style:style>
    <style:style style:name="co31" style:family="table-column">
      <style:table-column-properties fo:break-before="auto" style:column-width="1.513cm"/>
    </style:style>
    <style:style style:name="co32" style:family="table-column">
      <style:table-column-properties fo:break-before="auto" style:column-width="6.653cm"/>
    </style:style>
    <style:style style:name="co33" style:family="table-column">
      <style:table-column-properties fo:break-before="auto" style:column-width="4.203cm"/>
    </style:style>
    <style:style style:name="co34" style:family="table-column">
      <style:table-column-properties fo:break-before="auto" style:column-width="2.752cm"/>
    </style:style>
    <style:style style:name="co35" style:family="table-column">
      <style:table-column-properties fo:break-before="auto" style:column-width="3.318cm"/>
    </style:style>
    <style:style style:name="co36"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1.469cm" fo:break-before="auto" style:use-optimal-row-height="false"/>
    </style:style>
    <style:style style:name="ro9" style:family="table-row">
      <style:table-row-properties style:row-height="0.646cm" fo:break-before="auto" style:use-optimal-row-height="false"/>
    </style:style>
    <style:style style:name="ro10" style:family="table-row">
      <style:table-row-properties style:row-height="0.587cm" fo:break-before="auto" style:use-optimal-row-height="false"/>
    </style:style>
    <style:style style:name="ro11" style:family="table-row">
      <style:table-row-properties style:row-height="0.452cm" fo:break-before="auto" style:use-optimal-row-height="false"/>
    </style:style>
    <style:style style:name="ro12" style:family="table-row">
      <style:table-row-properties style:row-height="0.778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9" style:family="table-cell" style:parent-style-name="Default">
      <style:table-cell-properties style:cell-protect="protected formula-hidden" style:print-content="true"/>
      <style:text-properties style:font-name="Comic Sans MS" fo:font-size="12pt" fo:font-weight="bold" style:font-size-asian="12pt" style:font-weight-asian="bold" style:font-size-complex="12pt" style:font-weight-complex="bold"/>
    </style:style>
    <style:style style:name="ce20" style:family="table-cell" style:parent-style-name="Default">
      <style:table-cell-properties style:cell-protect="protected formula-hidden" style:print-content="true"/>
      <style:text-properties fo:font-weight="bold" style:font-weight-asian="bold" style:font-weight-complex="bold"/>
    </style:style>
    <style:style style:name="ce21" style:family="table-cell" style:parent-style-name="Default">
      <style:table-cell-properties style:cell-protect="protected formula-hidden" style:print-content="true"/>
      <style:text-properties style:font-name="Comic Sans MS" fo:font-weight="bold" style:font-weight-asian="bold" style:font-weight-complex="bold"/>
    </style:style>
    <style:style style:name="ce22"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fo:font-weight="bold" style:font-size-asian="12pt" style:font-weight-asian="bold" style:font-size-complex="12pt" style:font-weight-complex="bold"/>
    </style:style>
    <style:style style:name="ce30" style:family="table-cell" style:parent-style-name="Default">
      <style:text-properties fo:font-weight="bold" style:font-weight-asian="bold" style:font-weight-complex="bold"/>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6"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7"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2"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4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fo:font-weight="bold" style:font-size-asian="12pt" style:font-weight-asian="bold" style:font-size-complex="12pt" style:font-weight-complex="bold"/>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54"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text-outline="false" style:text-line-through-style="none" style:text-line-through-type="none" style:font-name="Times New Roman1"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9"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71" style:family="table-cell" style:parent-style-name="Default">
      <style:table-cell-properties style:cell-protect="protected" style:print-content="true"/>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7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ce68"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8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font-name="Times New Roman1" fo:font-size="28pt" fo:font-weight="bold" style:font-size-asian="28pt" style:font-weight-asian="bold" style:font-size-complex="28pt" style:font-weight-complex="bold"/>
    </style:style>
    <style:style style:name="ce9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9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80"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ff0000" style:font-name="Times New Roman1" fo:font-size="28pt" fo:font-weight="bold" style:font-size-asian="28pt" style:font-weight-asian="bold" style:font-size-complex="28pt"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1"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02"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107"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09" style:family="table-cell" style:parent-style-name="Default">
      <style:table-cell-properties fo:background-color="#fff200" style:cell-protect="protected" style:print-content="true"/>
    </style:style>
    <style:style style:name="ce111"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1"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Times New Roman1"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1" fo:font-size="28pt" fo:font-weight="bold" style:font-size-asian="28pt" style:font-weight-asian="bold" style:font-size-complex="28pt" style:font-weight-complex="bold"/>
    </style:style>
    <style:style style:name="ce124"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42" style:family="table-cell" style:parent-style-name="Default">
      <style:table-cell-properties fo:background-color="#b2b2b2" style:cell-protect="protected"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19"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9"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58" style:family="table-cell" style:parent-style-name="Default" style:data-style-name="N99">
      <style:table-cell-properties style:cell-protect="protected" style:print-content="true"/>
    </style:style>
    <style:style style:name="ce16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8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184"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93" style:family="table-cell" style:parent-style-name="Default">
      <style:table-cell-properties style:cell-protect="hidden-and-protected" style:print-content="true" fo:background-color="transparent"/>
      <style:text-properties style:font-name="Times New Roman1" fo:font-size="12pt" style:font-size-asian="12pt" style:font-size-complex="12pt"/>
    </style:style>
    <style:style style:name="ce194"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1" fo:font-size="12pt" style:font-size-asian="12pt" style:font-size-complex="12pt"/>
    </style:style>
    <style:style style:name="ce195"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96"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9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0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201"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206"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219" style:family="table-cell" style:parent-style-name="Default">
      <style:table-cell-properties style:cell-protect="hidden-and-protected" style:print-content="true" fo:background-color="transparent" fo:border="none" style:vertical-align="middle"/>
      <style:text-properties style:font-name="Times New Roman1" fo:font-size="12pt" style:font-size-asian="12pt" style:font-size-complex="12pt"/>
    </style:style>
    <style:style style:name="ce221" style:family="table-cell" style:parent-style-name="Default">
      <style:table-cell-properties style:cell-protect="hidden-and-protected" style:print-content="true" fo:background-color="transparent" style:vertical-align="middle"/>
      <style:text-properties style:font-name="Times New Roman1" fo:font-size="12pt" style:font-size-asian="12pt" style:font-size-complex="12pt"/>
    </style:style>
    <style:style style:name="ce2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2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229"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252"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57" style:family="table-cell" style:parent-style-name="Default">
      <style:table-cell-properties style:cell-protect="hidden-and-protected" style:print-content="true"/>
    </style:style>
    <style:style style:name="ce25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1"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58"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2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73" style:family="table-cell" style:parent-style-name="Default">
      <style:table-cell-properties style:cell-protect="hidden-and-protected" style:print-content="true"/>
      <style:text-properties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77"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307"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314" style:family="table-cell" style:parent-style-name="Default">
      <style:table-cell-properties fo:background-color="#ffff00"/>
    </style:style>
    <style:style style:name="ce2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1"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3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347"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1" fo:font-size="12pt" style:font-size-asian="12pt" style:font-size-complex="12pt"/>
    </style:style>
    <style:style style:name="ce334"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41"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339"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7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376" style:family="table-cell" style:parent-style-name="Default">
      <style:table-cell-properties fo:background-color="#ffff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3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386"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407" style:family="table-cell" style:parent-style-name="Default" style:data-style-name="N107">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39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433"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00" style:family="table-cell" style:parent-style-name="Default">
      <style:table-cell-properties style:cell-protect="protected formula-hidden" style:print-content="true"/>
      <style:text-properties style:font-name="Times New Roman1"/>
    </style:style>
    <style:style style:name="ce46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462"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463"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464"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65"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6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69"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70"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471" style:family="table-cell" style:parent-style-name="Default">
      <style:table-cell-properties style:cell-protect="protected formula-hidden" style:print-content="true" fo:border="0.06pt solid #000000"/>
      <style:text-properties style:font-name="Times New Roman1"/>
    </style:style>
    <style:style style:name="ce47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73"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74"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75"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476"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477"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78"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79" style:family="table-cell" style:parent-style-name="Default">
      <style:table-cell-properties style:cell-protect="protected formula-hidden" style:print-content="true" fo:background-color="transparent"/>
      <style:text-properties style:font-name="Times New Roman1"/>
    </style:style>
    <style:style style:name="ce480"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481"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color="#006600" style:font-weight-asian="bold" style:font-weight-complex="bold"/>
    </style:style>
    <style:style style:name="T8" style:family="text">
      <style:text-properties fo:color="#000000" style:font-weight-asian="normal" style:font-weight-complex="normal"/>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10"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11"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ff0000"/>
    </style:style>
    <style:style style:name="T14"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gtiCpFtp/T6EpmXbrpWlE72BB2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8.572cm">
              <draw:image xlink:href="Pictures/100000000000032000000042A3A9FA7389CE261A.png" xlink:type="simple" xlink:show="embed" xlink:actuate="onLoad" draw:mime-type="image/png">
                <text:p/>
              </draw:image>
            </draw:frame>
            <draw:line draw:style-name="gr3" draw:text-style-name="P3" svg:x1="9.695cm" svg:y1="19.959cm" svg:x2="9cm" svg:y2="20.791cm">
              <text:p/>
            </draw:line>
            <draw:line draw:style-name="gr3" draw:text-style-name="P3" svg:x1="20.619cm" svg:y1="18.968cm" svg:x2="15.5cm" svg:y2="20.887cm">
              <text:p/>
            </draw:line>
          </draw:g>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6"/>
          <table:covered-table-cell table:style-name="ce42"/>
          <table:covered-table-cell table:number-columns-repeated="5" table:style-name="ce46"/>
          <table:table-cell table:style-name="ce25"/>
          <table:table-cell table:style-name="ce27" table:number-columns-repeated="1013"/>
          <table:table-cell table:style-name="ce28" table:number-columns-repeated="2"/>
        </table:table-row>
        <table:table-row table:style-name="ro2">
          <table:table-cell table:style-name="ce2"/>
          <table:table-cell table:style-name="ce36"/>
          <table:table-cell table:style-name="ce42"/>
          <table:table-cell table:style-name="ce4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7"/>
          <table:table-cell table:style-name="ce26" table:number-columns-repeated="56"/>
          <table:table-cell table:number-columns-repeated="960"/>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7"/>
          <table:table-cell table:style-name="ce26" table:number-columns-repeated="56"/>
          <table:table-cell table:number-columns-repeated="960"/>
        </table:table-row>
        <table:table-row table:style-name="ro2">
          <table:table-cell table:style-name="ce5"/>
          <table:table-cell table:style-name="ce37" table:number-columns-repeated="7"/>
          <table:table-cell table:style-name="ce26" table:number-columns-repeated="56"/>
          <table:table-cell table:number-columns-repeated="960"/>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7"/>
          <table:table-cell table:style-name="ce26" table:number-columns-repeated="56"/>
          <table:table-cell table:number-columns-repeated="960"/>
        </table:table-row>
        <table:table-row table:style-name="ro2">
          <table:covered-table-cell table:style-name="ce5"/>
          <table:covered-table-cell table:number-columns-repeated="7" table:style-name="ce37"/>
          <table:table-cell table:style-name="ce26" table:number-columns-repeated="56"/>
          <table:table-cell table:number-columns-repeated="960"/>
        </table:table-row>
        <table:table-row table:style-name="ro2">
          <table:table-cell table:style-name="ce5"/>
          <table:table-cell table:style-name="ce37" table:number-columns-repeated="7"/>
          <table:table-cell table:style-name="ce26" table:number-columns-repeated="56"/>
          <table:table-cell table:number-columns-repeated="960"/>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29" office:value-type="string" calcext:value-type="string">
            <text:p>VERSION DE LIBREOFFICE</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23" office:value-type="string" calcext:value-type="string">
            <text:p>Ne pas utiliser la version pour un passionné de technologie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table:number-columns-repeated="7"/>
          <table:table-cell table:style-name="ce26" table:number-columns-repeated="56"/>
          <table:table-cell table:number-columns-repeated="960"/>
        </table:table-row>
        <table:table-row table:style-name="ro4">
          <table:table-cell table:style-name="ce5"/>
          <table:table-cell table:style-name="ce23" office:value-type="string" calcext:value-type="string">
            <text:p><text:span text:style-name="T5">◊</text:span> ACTIVER LES MACROS :</text:p>
          </table:table-cell>
          <table:table-cell table:style-name="ce37" table:number-columns-repeated="6"/>
          <table:table-cell table:style-name="ce26" table:number-columns-repeated="56"/>
          <table:table-cell table:number-columns-repeated="960"/>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7" table:number-columns-repeated="6"/>
          <table:table-cell table:style-name="ce26" table:number-columns-repeated="56"/>
          <table:table-cell table:number-columns-repeated="960"/>
        </table:table-row>
        <table:table-row table:style-name="ro4">
          <table:table-cell table:style-name="ce5"/>
          <table:table-cell table:style-name="ce37" office:value-type="string" calcext:value-type="string">
            <text:p><text:span text:style-name="T6">S</text:span>écurité des macros ; <text:span text:style-name="T6">M</text:span>oyen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office:value-type="string" calcext:value-type="string">
            <text:p>Après la première activation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office:value-type="string" calcext:value-type="string">
            <text:p>fermer le fichier puis le rouvrir.</text:p>
          </table:table-cell>
          <table:table-cell table:style-name="ce37" table:number-columns-repeated="6"/>
          <table:table-cell table:style-name="ce26" table:number-columns-repeated="2"/>
          <table:table-cell table:number-columns-repeated="1014"/>
        </table:table-row>
        <table:table-row table:style-name="ro2">
          <table:table-cell table:style-name="ce5"/>
          <table:table-cell table:style-name="ce37" table:number-columns-repeated="7"/>
          <table:table-cell table:style-name="ce26" table:number-columns-repeated="2"/>
          <table:table-cell table:number-columns-repeated="1014"/>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style-name="ce9"/>
          <table:table-cell table:style-name="ce35" table:number-columns-repeated="7"/>
          <table:table-cell table:number-columns-repeated="1016"/>
        </table:table-row>
        <table:table-row table:style-name="ro5">
          <table:table-cell/>
          <table:table-cell>
            <draw:control table:end-cell-address="Aide.D26" table:end-x="0.193cm" table:end-y="0.187cm" draw:z-index="2" draw:style-name="gr4" draw:text-style-name="P4" svg:width="3.39cm" svg:height="0.857cm" svg:x="1.319cm" svg:y="0.39cm" draw:control="control3"/>
          </table:table-cell>
          <table:table-cell table:number-columns-repeated="2"/>
          <table:table-cell>
            <draw:control table:end-cell-address="Aide.F26" table:end-x="1.506cm" table:end-y="0.23cm" draw:z-index="3" draw:style-name="gr4" draw:text-style-name="P4" svg:width="3.496cm" svg:height="0.9cm" svg:x="0.269cm" svg:y="0.39cm" draw:control="control4"/>
          </table:table-cell>
          <table:table-cell table:number-columns-repeated="1019"/>
        </table:table-row>
        <table:table-row table:style-name="ro5">
          <table:table-cell table:style-name="ce19" office:value-type="string" calcext:value-type="string">
            <text:p>Si <text:s/>les boutons</text:p>
          </table:table-cell>
          <table:table-cell table:style-name="ce19" table:number-columns-repeated="2"/>
          <table:table-cell table:style-name="ce44" office:value-type="string" calcext:value-type="string">
            <text:p>et/ou</text:p>
          </table:table-cell>
          <table:table-cell table:style-name="ce19" table:number-columns-repeated="2"/>
          <table:table-cell table:style-name="ce19" office:value-type="string" calcext:value-type="string">
            <text:p>ne fonctionnent pas.</text:p>
          </table:table-cell>
          <table:table-cell table:style-name="ce19" table:number-columns-repeated="57"/>
          <table:table-cell table:style-name="ce30" table:number-columns-repeated="960"/>
        </table:table-row>
        <table:table-row table:style-name="ro5">
          <table:table-cell table:style-name="ce20"/>
          <table:table-cell table:style-name="ce19" table:number-columns-repeated="63"/>
          <table:table-cell table:style-name="ce30" table:number-columns-repeated="960"/>
        </table:table-row>
        <table:table-row table:style-name="ro5">
          <table:table-cell table:style-name="ce21"/>
          <table:table-cell table:style-name="ce19" table:number-columns-repeated="63"/>
          <table:table-cell table:style-name="ce30" table:number-columns-repeated="960"/>
        </table:table-row>
        <table:table-row table:style-name="ro6">
          <table:table-cell table:style-name="ce19"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style-name="ce19" table:number-columns-repeated="63"/>
          <table:table-cell table:style-name="ce30" table:number-columns-repeated="960"/>
        </table:table-row>
        <table:table-row table:style-name="ro5" table:number-rows-repeated="3">
          <table:table-cell table:style-name="ce19" table:number-columns-repeated="64"/>
          <table:table-cell table:style-name="ce30" table:number-columns-repeated="960"/>
        </table:table-row>
        <table:table-row table:style-name="ro5">
          <table:table-cell table:style-name="ce20"/>
          <table:table-cell table:style-name="ce19" table:number-columns-repeated="63"/>
          <table:table-cell table:style-name="ce30" table:number-columns-repeated="960"/>
        </table:table-row>
        <table:table-row table:style-name="ro5">
          <table:table-cell table:style-name="ce22"/>
          <table:table-cell table:style-name="ce19" table:number-columns-repeated="63"/>
          <table:table-cell table:style-name="ce30" table:number-columns-repeated="960"/>
        </table:table-row>
        <table:table-row table:style-name="ro6">
          <table:table-cell table:style-name="ce30"/>
          <table:table-cell table:style-name="ce19"/>
          <table:table-cell table:style-name="ce19" office:value-type="string" calcext:value-type="string">
            <text:p>Cliquer sur <text:span text:style-name="T7">Mode conception </text:span><text:span text:style-name="T8">puis fermer cette barre d’outils</text:span></text:p>
          </table:table-cell>
          <table:table-cell table:style-name="ce19" table:number-columns-repeated="61"/>
          <table:table-cell table:style-name="ce30" table:number-columns-repeated="960"/>
        </table:table-row>
        <table:table-row table:style-name="ro5">
          <table:table-cell table:style-name="ce19" table:number-columns-repeated="64"/>
          <table:table-cell table:style-name="ce30" table:number-columns-repeated="960"/>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style-name="ce19" table:number-columns-repeated="58"/>
          <table:table-cell table:style-name="ce30" table:number-columns-repeated="960"/>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style-name="ce19" table:number-columns-repeated="58"/>
          <table:table-cell table:style-name="ce30" table:number-columns-repeated="960"/>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style-name="ce19" table:number-columns-repeated="58"/>
          <table:table-cell table:style-name="ce30" table:number-columns-repeated="960"/>
        </table:table-row>
        <table:table-row table:style-name="ro5" table:number-rows-repeated="1048537">
          <table:table-cell table:number-columns-repeated="1024"/>
        </table:table-row>
        <table:table-row table:style-name="ro5">
          <table:table-cell table:number-columns-repeated="1024"/>
        </table:table-row>
      </table:table>
      <table:table table:name="Dérivation" table:style-name="ta2" table:protected="true" table:protection-key="gtiCpFtp/T6EpmXbrpWlE72BB2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48.53cm" svg:y="19.266cm" draw:control="control5"/>
          <draw:control draw:z-index="3" draw:style-name="gr4" draw:text-style-name="P5" svg:width="5.384cm" svg:height="1.614cm" svg:x="48.637cm" svg:y="16.731cm" draw:control="control6"/>
          <draw:control draw:z-index="4" draw:style-name="gr1" draw:text-style-name="P1" svg:width="4.247cm" svg:height="1.5cm" svg:x="48.481cm" svg:y="11.407cm" draw:control="control7"/>
          <draw:control draw:z-index="5" draw:style-name="gr1" draw:text-style-name="P1" svg:width="11.496cm" svg:height="1.5cm" svg:x="48.499cm" svg:y="14.028cm" draw:control="control8"/>
        </table:shapes>
        <table:table-column table:style-name="co2" table:number-columns-repeated="16" table:default-cell-style-name="ce57"/>
        <table:table-column table:style-name="co3" table:default-cell-style-name="ce57"/>
        <table:table-column table:style-name="co2" table:number-columns-repeated="11" table:default-cell-style-name="ce57"/>
        <table:table-column table:style-name="co4" table:default-cell-style-name="ce160"/>
        <table:table-column table:style-name="co2" table:default-cell-style-name="ce57"/>
        <table:table-column table:style-name="co5" table:default-cell-style-name="ce57"/>
        <table:table-column table:style-name="co2" table:number-columns-repeated="2" table:default-cell-style-name="ce57"/>
        <table:table-column table:style-name="co6" table:default-cell-style-name="ce57"/>
        <table:table-column table:style-name="co2" table:number-columns-repeated="7" table:default-cell-style-name="ce57"/>
        <table:table-column table:style-name="co1" table:number-columns-repeated="23" table:default-cell-style-name="ce57"/>
        <table:table-row table:style-name="ro7">
          <table:table-cell table:style-name="ce54" office:value-type="string" calcext:value-type="string" table:number-columns-spanned="26" table:number-rows-spanned="2">
            <text:p>KELLER Stéphane - Lycée agricole Louis Pasteur</text:p>
          </table:table-cell>
          <table:covered-table-cell table:style-name="ce74"/>
          <table:covered-table-cell table:style-name="ce86"/>
          <table:covered-table-cell table:number-columns-repeated="3" table:style-name="ce91"/>
          <table:covered-table-cell table:style-name="ce79"/>
          <table:covered-table-cell table:style-name="ce81"/>
          <table:covered-table-cell table:style-name="ce102"/>
          <table:covered-table-cell table:number-columns-repeated="3" table:style-name="ce74"/>
          <table:covered-table-cell table:number-columns-repeated="14" table:style-name="ce107"/>
          <table:table-cell table:style-name="ce107" table:formula="of:=IF(OR([.$BA$1];[.$BA$2]);[$Données.AL26];&quot;&quot;)" table:number-columns-spanned="2" table:number-rows-spanned="2">
            <text:p/>
          </table:table-cell>
          <table:covered-table-cell table:style-name="ce69"/>
          <table:table-cell table:style-name="ce157" office:value-type="string" calcext:value-type="string" table:number-columns-spanned="2" table:number-rows-spanned="2">
            <text:p>/20</text:p>
          </table:table-cell>
          <table:covered-table-cell table:style-name="ce71"/>
          <table:table-cell table:style-name="ce169"/>
          <table:table-cell table:number-columns-repeated="21"/>
          <table:table-cell table:style-name="ce53" office:value-type="boolean" office:boolean-value="false" calcext:value-type="boolean">
            <text:p>FAUX</text:p>
          </table:table-cell>
          <table:table-cell table:number-columns-repeated="11"/>
        </table:table-row>
        <table:table-row table:style-name="ro7">
          <table:covered-table-cell table:style-name="ce43"/>
          <table:covered-table-cell table:style-name="ce54"/>
          <table:covered-table-cell table:style-name="ce86"/>
          <table:covered-table-cell table:number-columns-repeated="3" table:style-name="ce91"/>
          <table:covered-table-cell table:number-columns-repeated="2" table:style-name="ce74"/>
          <table:covered-table-cell table:style-name="ce102"/>
          <table:covered-table-cell table:number-columns-repeated="3" table:style-name="ce74"/>
          <table:covered-table-cell table:number-columns-repeated="14" table:style-name="ce71"/>
          <table:covered-table-cell table:number-columns-repeated="2" table:style-name="ce69"/>
          <table:covered-table-cell table:style-name="ce158"/>
          <table:covered-table-cell table:style-name="ce71"/>
          <table:table-cell table:style-name="ce287"/>
          <table:table-cell table:number-columns-repeated="21"/>
          <table:table-cell table:style-name="ce53" office:value-type="boolean" office:boolean-value="false" calcext:value-type="boolean">
            <text:p>FAUX</text:p>
          </table:table-cell>
          <table:table-cell table:number-columns-repeated="11"/>
        </table:table-row>
        <table:table-row table:style-name="ro7">
          <table:table-cell table:number-columns-repeated="64"/>
        </table:table-row>
        <table:table-row table:style-name="ro7">
          <table:table-cell table:style-name="ce45" office:value-type="string" calcext:value-type="string" table:number-columns-spanned="30" table:number-rows-spanned="1">
            <text:p><text:span text:style-name="T9">Calculer la fonction dérivée </text:span><text:span text:style-name="T10">f </text:span><text:span text:style-name="T9">’(</text:span><text:span text:style-name="T10">x</text:span><text:span text:style-name="T11">)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34"/>
        </table:table-row>
        <table:table-row table:style-name="ro7">
          <table:table-cell table:style-name="ce62" table:number-columns-spanned="13" table:number-rows-spanned="1"/>
          <table:covered-table-cell table:style-name="ce61"/>
          <table:covered-table-cell table:number-columns-repeated="10" table:style-name="ce115"/>
          <table:covered-table-cell table:style-name="ce111"/>
          <table:table-cell table:style-name="ce111" table:number-columns-repeated="14"/>
          <table:table-cell table:style-name="ce287"/>
          <table:table-cell table:style-name="ce164"/>
          <table:table-cell table:style-name="ce287"/>
          <table:table-cell table:number-columns-repeated="34"/>
        </table:table-row>
        <table:table-row table:style-name="ro7">
          <table:table-cell table:style-name="ce50" office:value-type="string" calcext:value-type="string" table:number-columns-spanned="14" table:number-rows-spanned="1">
            <text:p><text:span text:style-name="T12">f </text:span>(<text:span text:style-name="T12">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4"> </text:span><text:span text:style-name="T10">f </text:span><text:span text:style-name="T11">’(</text:span><text:span text:style-name="T10">x</text:span><text:span text:style-name="T11">)</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4"> </text:span><text:span text:style-name="T10">f </text:span><text:span text:style-name="T11">’(</text:span><text:span text:style-name="T10">x</text:span><text:span text:style-name="T11">)</text:span></text:p>
          </table:table-cell>
          <table:covered-table-cell table:style-name="ce111"/>
          <table:covered-table-cell table:number-columns-repeated="10"/>
          <table:table-cell table:number-columns-repeated="22"/>
        </table:table-row>
        <table:table-row table:style-name="ro8">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32"/>
        </table:table-row>
        <table:table-row table:style-name="ro8">
          <table:table-cell table:style-name="ce56"/>
          <table:table-cell table:style-name="ce131" table:formula="of:=[$Données.B4]" office:value-type="float" office:value="-82" calcext:value-type="float">
            <text:p>-82</text:p>
          </table:table-cell>
          <table:table-cell table:style-name="ce56"/>
          <table:table-cell table:style-name="ce90"/>
          <table:table-cell table:style-name="ce131"/>
          <table:table-cell table:style-name="ce80"/>
          <table:table-cell table:style-name="ce131" table:number-columns-repeated="4"/>
          <table:table-cell table:style-name="ce56" table:number-columns-repeated="4"/>
          <table:table-cell table:style-name="ce100"/>
          <table:table-cell table:style-name="ce56"/>
          <table:table-cell table:style-name="ce124"/>
          <table:table-cell table:style-name="ce131" table:number-columns-repeated="10"/>
          <table:table-cell table:style-name="ce56"/>
          <table:table-cell table:style-name="ce166" table:formula="of:=IF(OR([.$BA$1];[.$BA$2]);IF([$Données.AK4]=[$Données.AL4];1;0);&quot;&quot;)">
            <text:p/>
          </table:table-cell>
          <table:table-cell/>
          <table:table-cell table:style-name="ce131" table:formula="of:=IF(AND([.$BA$1];[.$BA$2]);[$Données.M4];&quot;&quot;)">
            <text:p/>
          </table:table-cell>
          <table:table-cell table:style-name="ce131" table:number-columns-repeated="2"/>
          <table:table-cell table:style-name="ce56" table:number-columns-repeated="13"/>
          <table:table-cell table:number-columns-repeated="18"/>
        </table:table-row>
        <table:table-row table:style-name="ro8">
          <table:table-cell table:style-name="ce69"/>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31" office:value-type="string" calcext:value-type="string">
            <text:p><text:span text:style-name="T12">x</text:span>^</text:p>
          </table:table-cell>
          <table:table-cell table:style-name="ce131" table:formula="of:=[$Données.B5]" office:value-type="float" office:value="10" calcext:value-type="float">
            <text:p>10</text:p>
          </table:table-cell>
          <table:table-cell table:style-name="ce131"/>
          <table:table-cell table:style-name="ce90"/>
          <table:table-cell table:style-name="ce131"/>
          <table:table-cell table:style-name="ce96"/>
          <table:table-cell table:style-name="ce131" table:number-columns-repeated="7"/>
          <table:table-cell table:style-name="ce100"/>
          <table:table-cell table:style-name="ce131"/>
          <table:table-cell table:style-name="ce124"/>
          <table:table-cell table:style-name="ce119"/>
          <table:table-cell table:style-name="ce124"/>
          <table:table-cell table:style-name="ce131" table:number-columns-repeated="8"/>
          <table:table-cell table:style-name="ce56"/>
          <table:table-cell table:style-name="ce166" table:formula="of:=IF(OR([.$BA$1];[.$BA$2]);IF([$Données.AK5]=[$Données.AL5];1;0);&quot;&quot;)">
            <text:p/>
          </table:table-cell>
          <table:table-cell/>
          <table:table-cell table:style-name="ce132" table:formula="of:=IF(AND([.$BA$1];[.$BA$2]);[$Données.M5];&quot;&quot;)">
            <text:p/>
          </table:table-cell>
          <table:table-cell table:style-name="ce177" table:formula="of:=IF(AND([.$BA$1];[.$BA$2]);&quot;x^&quot;;&quot;&quot;)">
            <text:p/>
          </table:table-cell>
          <table:table-cell table:style-name="ce131" table:formula="of:=IF(AND([.$BA$1];[.$BA$2]);[$Données.O5];&quot;&quot;)">
            <text:p/>
          </table:table-cell>
          <table:table-cell table:style-name="ce56" table:number-columns-repeated="13"/>
          <table:table-cell table:number-columns-repeated="18"/>
        </table:table-row>
        <table:table-row table:style-name="ro8">
          <table:table-cell table:style-name="ce69"/>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25" table:formula="of:=IF([$Données.B6]=-1;&quot;-&quot;;IF([$Données.B6]=1;&quot;&quot;;[$Données.B6]))" office:value-type="float" office:value="13" calcext:value-type="float">
            <text:p>13</text:p>
          </table:table-cell>
          <table:table-cell table:style-name="ce90"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24"/>
          <table:table-cell table:style-name="ce131" table:number-columns-repeated="10"/>
          <table:table-cell table:style-name="ce56"/>
          <table:table-cell table:style-name="ce166" table:formula="of:=IF(OR([.$BA$1];[.$BA$2]);IF([$Données.AK6]=[$Données.AL6];1;0);&quot;&quot;)">
            <text:p/>
          </table:table-cell>
          <table:table-cell/>
          <table:table-cell table:style-name="ce131" table:formula="of:=IF(AND([.$BA$1];[.$BA$2]);[$Données.M6];&quot;&quot;)">
            <text:p/>
          </table:table-cell>
          <table:table-cell table:style-name="ce132"/>
          <table:table-cell table:style-name="ce131"/>
          <table:table-cell table:style-name="ce56" table:number-columns-repeated="13"/>
          <table:table-cell table:number-columns-repeated="18"/>
        </table:table-row>
        <table:table-row table:style-name="ro8">
          <table:table-cell table:style-name="ce69"/>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25" table:formula="of:=IF([$Données.B7]=-1;&quot;-&quot;;IF([$Données.B7]=1;&quot;&quot;;[$Données.B7]))" office:value-type="float" office:value="-4" calcext:value-type="float">
            <text:p>-4</text:p>
          </table:table-cell>
          <table:table-cell table:style-name="ce131" office:value-type="string" calcext:value-type="string">
            <text:p><text:span text:style-name="T12">x</text:span>^</text:p>
          </table:table-cell>
          <table:table-cell table:style-name="ce131" table:formula="of:=[$Données.C7]" office:value-type="float" office:value="6" calcext:value-type="float">
            <text:p>6</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24"/>
          <table:table-cell table:style-name="ce119"/>
          <table:table-cell table:style-name="ce124"/>
          <table:table-cell table:style-name="ce131" table:number-columns-repeated="8"/>
          <table:table-cell table:style-name="ce56"/>
          <table:table-cell table:style-name="ce166" table:formula="of:=IF(OR([.$BA$1];[.$BA$2]);IF([$Données.AK7]=[$Données.AL7];1;0);&quot;&quot;)">
            <text:p/>
          </table:table-cell>
          <table:table-cell/>
          <table:table-cell table:style-name="ce131" table:formula="of:=IF(AND([.$BA$1];[.$BA$2]);[$Données.M7];&quot;&quot;)">
            <text:p/>
          </table:table-cell>
          <table:table-cell table:style-name="ce177" table:formula="of:=IF(AND([.$BA$1];[.$BA$2]);&quot;x^&quot;;&quot;&quot;)">
            <text:p/>
          </table:table-cell>
          <table:table-cell table:style-name="ce131" table:formula="of:=IF(AND([.$BA$1];[.$BA$2]);[$Données.O7];&quot;&quot;)">
            <text:p/>
          </table:table-cell>
          <table:table-cell table:style-name="ce56" table:number-columns-repeated="13"/>
          <table:table-cell table:number-columns-repeated="18"/>
        </table:table-row>
        <table:table-row table:style-name="ro8">
          <table:table-cell table:style-name="ce69"/>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18"/>
        </table:table-row>
        <table:table-row table:style-name="ro8">
          <table:table-cell table:style-name="ce69"/>
          <table:table-cell table:style-name="ce131" table:formula="of:=[$Données.B8]" office:value-type="float" office:value="-2" calcext:value-type="float">
            <text:p>-2</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14" calcext:value-type="float">
            <text:p>14</text:p>
          </table:table-cell>
          <table:table-cell table:style-name="ce90"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24"/>
          <table:table-cell table:style-name="ce131" table:number-columns-repeated="10"/>
          <table:table-cell table:style-name="ce56"/>
          <table:table-cell table:style-name="ce166" table:formula="of:=IF(OR([.$BA$1];[.$BA$2]);IF([$Données.AK8]=[$Données.AL8];1;0);&quot;&quot;)">
            <text:p/>
          </table:table-cell>
          <table:table-cell/>
          <table:table-cell table:style-name="ce131" table:formula="of:=IF(AND([.$BA$1];[.$BA$2]);[$Données.M8];&quot;&quot;)">
            <text:p/>
          </table:table-cell>
          <table:table-cell table:style-name="ce131" table:number-columns-repeated="2"/>
          <table:table-cell table:style-name="ce56" table:number-columns-repeated="13"/>
          <table:table-cell table:number-columns-repeated="18"/>
        </table:table-row>
        <table:table-row table:style-name="ro8">
          <table:table-cell table:style-name="ce56"/>
          <table:table-cell table:style-name="ce131" table:number-columns-repeated="6"/>
          <table:table-cell table:style-name="ce69"/>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18"/>
        </table:table-row>
        <table:table-row table:style-name="ro8">
          <table:table-cell table:style-name="ce69"/>
          <table:table-cell table:style-name="ce131" table:formula="of:=[$Données.B9]" office:value-type="float" office:value="-10" calcext:value-type="float">
            <text:p>-10</text:p>
          </table:table-cell>
          <table:table-cell table:style-name="ce131" office:value-type="string" calcext:value-type="string">
            <text:p><text:span text:style-name="T12">x</text:span>^</text:p>
          </table:table-cell>
          <table:table-cell table:style-name="ce131" table:formula="of:=[$Données.C9]" office:value-type="float" office:value="-4" calcext:value-type="float">
            <text:p>-4</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15" calcext:value-type="float">
            <text:p>15</text:p>
          </table:table-cell>
          <table:table-cell table:style-name="ce90"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7" calcext:value-type="float">
            <text:p>7</text:p>
          </table:table-cell>
          <table:table-cell table:style-name="ce131" table:number-columns-repeated="5"/>
          <table:table-cell table:style-name="ce101"/>
          <table:table-cell table:style-name="ce140"/>
          <table:table-cell table:style-name="ce124"/>
          <table:table-cell table:style-name="ce119"/>
          <table:table-cell table:style-name="ce124" table:number-columns-repeated="3"/>
          <table:table-cell table:style-name="ce131" table:number-columns-repeated="6"/>
          <table:table-cell table:style-name="ce56"/>
          <table:table-cell table:style-name="ce166" table:formula="of:=IF(OR([.$BA$1];[.$BA$2]);IF([$Données.AK9]=[$Données.AL9];1;0);&quot;&quot;)">
            <text:p/>
          </table:table-cell>
          <table:table-cell/>
          <table:table-cell table:style-name="ce131" table:formula="of:=IF(AND([.$BA$1];[.$BA$2]);[$Données.M9];&quot;&quot;)">
            <text:p/>
          </table:table-cell>
          <table:table-cell table:style-name="ce177" table:formula="of:=IF(AND([.$BA$1];[.$BA$2]);&quot;x^&quot;;&quot;&quot;)">
            <text:p/>
          </table:table-cell>
          <table:table-cell table:style-name="ce131" table:formula="of:=IF(AND([.$BA$1];[.$BA$2]);[$Données.O9];&quot;&quot;)">
            <text:p/>
          </table:table-cell>
          <table:table-cell table:style-name="ce56" table:formula="of:=IF(AND([.$BA$1];[.$BA$2]);IF([$Données.D9]&lt;0;&quot;-&quot;;&quot;+&quot;);&quot;&quot;)">
            <text:p/>
          </table:table-cell>
          <table:table-cell table:style-name="ce56" table:formula="of:=IF(AND([.$BA$1];[.$BA$2]);ABS([$Données.D9]);&quot;&quot;)">
            <text:p/>
          </table:table-cell>
          <table:table-cell table:style-name="ce56" table:number-columns-repeated="11"/>
          <table:table-cell table:number-columns-repeated="18"/>
        </table:table-row>
        <table:table-row table:style-name="ro8">
          <table:table-cell table:style-name="ce69"/>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18"/>
        </table:table-row>
        <table:table-row table:style-name="ro8">
          <table:table-cell table:style-name="ce69"/>
          <table:table-cell table:style-name="ce131" office:value-type="string" calcext:value-type="string">
            <text:p>(</text:p>
          </table:table-cell>
          <table:table-cell table:style-name="ce125" table:formula="of:=IF([$Données.B10]=-1;&quot;-&quot;;IF([$Données.B10]=1;&quot;&quot;;[$Données.B10]))" office:value-type="float" office:value="9" calcext:value-type="float">
            <text:p>9</text:p>
          </table:table-cell>
          <table:table-cell table:style-name="ce90"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3" calcext:value-type="float">
            <text:p>3</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7" calcext:value-type="float">
            <text:p>-7</text:p>
          </table:table-cell>
          <table:table-cell table:style-name="ce90"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6" calcext:value-type="float">
            <text:p>6</text:p>
          </table:table-cell>
          <table:table-cell table:style-name="ce131" office:value-type="string" calcext:value-type="string">
            <text:p>)</text:p>
          </table:table-cell>
          <table:table-cell table:style-name="ce131"/>
          <table:table-cell table:style-name="ce101"/>
          <table:table-cell table:style-name="ce140"/>
          <table:table-cell table:style-name="ce124"/>
          <table:table-cell table:style-name="ce119"/>
          <table:table-cell table:style-name="ce124" table:number-columns-repeated="2"/>
          <table:table-cell table:style-name="ce131" table:number-columns-repeated="7"/>
          <table:table-cell table:style-name="ce56"/>
          <table:table-cell table:style-name="ce166" table:formula="of:=IF(OR([.$BA$1];[.$BA$2]);IF([$Données.AK10]=[$Données.AL10];1;0);&quot;&quot;)">
            <text:p/>
          </table:table-cell>
          <table:table-cell/>
          <table:table-cell table:style-name="ce131" table:formula="of:=IF(AND([.$BA$1];[.$BA$2]);[$Données.M10];&quot;&quot;)">
            <text:p/>
          </table:table-cell>
          <table:table-cell table:style-name="ce177" table:formula="of:=IF(AND([.$BA$1];[.$BA$2]);&quot;x&quot;;&quot;&quot;)">
            <text:p/>
          </table:table-cell>
          <table:table-cell table:style-name="ce131" table:formula="of:=IF(AND([.$BA$1];[.$BA$2]);IF([$Données.P10]&lt;0;&quot;-&quot;;&quot;+&quot;);&quot;&quot;)">
            <text:p/>
          </table:table-cell>
          <table:table-cell table:style-name="ce131" table:formula="of:=IF(AND([.$BA$1];[.$BA$2]);ABS([$Données.P10]);&quot;&quot;)">
            <text:p/>
          </table:table-cell>
          <table:table-cell table:style-name="ce56" table:number-columns-repeated="12"/>
          <table:table-cell table:number-columns-repeated="18"/>
        </table:table-row>
        <table:table-row table:style-name="ro8">
          <table:table-cell table:number-columns-repeated="14"/>
          <table:table-cell table:style-name="ce103"/>
          <table:table-cell table:number-columns-repeated="49"/>
        </table:table-row>
        <table:table-row table:style-name="ro8">
          <table:table-cell table:style-name="ce69"/>
          <table:table-cell table:style-name="ce125" table:formula="of:=IF([$Données.B11]=-1;&quot;-&quot;;IF([$Données.B11]=1;&quot;&quot;;[$Données.B11]))" office:value-type="float" office:value="-3" calcext:value-type="float">
            <text:p>-3</text:p>
          </table:table-cell>
          <table:table-cell table:style-name="ce90"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8" calcext:value-type="float">
            <text:p>8</text:p>
          </table:table-cell>
          <table:table-cell table:style-name="ce71"/>
          <table:table-cell table:style-name="ce131"/>
          <table:table-cell table:style-name="ce125"/>
          <table:table-cell table:style-name="ce131" table:number-columns-repeated="6"/>
          <table:table-cell table:style-name="ce101"/>
          <table:table-cell table:style-name="ce140"/>
          <table:table-cell table:style-name="ce137" table:number-columns-spanned="1" table:number-rows-spanned="3"/>
          <table:table-cell table:style-name="ce124" table:number-columns-spanned="7" table:number-rows-spanned="1"/>
          <table:covered-table-cell table:style-name="ce62"/>
          <table:covered-table-cell table:style-name="ce90"/>
          <table:covered-table-cell table:number-columns-repeated="3" table:style-name="ce62"/>
          <table:covered-table-cell table:style-name="ce115"/>
          <table:table-cell table:style-name="ce287"/>
          <table:table-cell table:style-name="ce140" table:number-columns-repeated="2"/>
          <table:table-cell table:style-name="ce56"/>
          <table:table-cell table:style-name="ce168" table:formula="of:=IF(OR([.$BA$1];[.$BA$2]);IF([$Données.AK12]=[$Données.AL12];1;0);&quot;&quot;)" table:number-columns-spanned="1" table:number-rows-spanned="3">
            <text:p/>
          </table:table-cell>
          <table:table-cell/>
          <table:table-cell table:style-name="ce171" table:formula="of:=IF(AND([.$BA$1];[.$BA$2]);IF([$Données.G12]&lt;0;&quot;-&quot;;&quot;&quot;);&quot;&quot;)" table:number-columns-spanned="1" table:number-rows-spanned="3">
            <text:p/>
          </table:table-cell>
          <table:table-cell table:style-name="ce62" table:formula="of:=IF(AND([.$BA$1];[.$BA$2]);ABS([$Données.G12]);&quot;&quot;)" table:number-columns-spanned="7" table:number-rows-spanned="1">
            <text:p/>
          </table:table-cell>
          <table:covered-table-cell table:style-name="ce62"/>
          <table:covered-table-cell table:style-name="ce90"/>
          <table:covered-table-cell table:number-columns-repeated="3" table:style-name="ce62"/>
          <table:covered-table-cell/>
          <table:table-cell table:number-columns-repeated="26"/>
        </table:table-row>
        <table:table-row table:style-name="ro9">
          <table:table-cell/>
          <table:table-cell office:value-type="string" calcext:value-type="string" table:number-columns-spanned="4" table:number-rows-spanned="1">
            <text:p>----------------------------</text:p>
          </table:table-cell>
          <table:covered-table-cell table:number-columns-repeated="3"/>
          <table:table-cell table:number-columns-repeated="9"/>
          <table:table-cell table:style-name="ce103"/>
          <table:table-cell/>
          <table:covered-table-cell table:style-name="ce142"/>
          <table:table-cell table:style-name="ce132" table:formula="of:=IF(AND([.$BA$1];[.$BA$2]);&quot;-----------------------------------------------------------------------------------------&quot;;&quot;&quot;)">
            <text:p/>
          </table:table-cell>
          <table:table-cell table:style-name="ce287" table:number-columns-repeated="7"/>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8">
          <table:table-cell table:style-name="ce69"/>
          <table:table-cell table:style-name="ce131" table:formula="of:=IF([$Données.D11]=-1;&quot;-&quot;;IF([$Données.D11]=1;&quot;&quot;;[$Données.D11]))" office:value-type="float" office:value="2" calcext:value-type="float">
            <text:p>2</text:p>
          </table:table-cell>
          <table:table-cell table:style-name="ce90"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2" calcext:value-type="float">
            <text:p>2</text:p>
          </table:table-cell>
          <table:table-cell table:style-name="ce71"/>
          <table:table-cell table:style-name="ce131"/>
          <table:table-cell table:style-name="ce125"/>
          <table:table-cell table:style-name="ce131" table:number-columns-repeated="6"/>
          <table:table-cell table:style-name="ce101"/>
          <table:table-cell table:style-name="ce140"/>
          <table:covered-table-cell table:style-name="ce142"/>
          <table:table-cell table:style-name="ce145"/>
          <table:table-cell table:style-name="ce125" office:value-type="string" calcext:value-type="string">
            <text:p>(</text:p>
          </table:table-cell>
          <table:table-cell table:style-name="ce145"/>
          <table:table-cell table:style-name="ce177" office:value-type="string" calcext:value-type="string">
            <text:p>x</text:p>
          </table:table-cell>
          <table:table-cell table:style-name="ce124" table:number-columns-repeated="2"/>
          <table:table-cell table:style-name="ce131" office:value-type="string" calcext:value-type="string">
            <text:p>)^</text:p>
          </table:table-cell>
          <table:table-cell table:style-name="ce155"/>
          <table:table-cell table:style-name="ce140" table:number-columns-repeated="2"/>
          <table:table-cell table:style-name="ce56"/>
          <table:covered-table-cell table:style-name="ce158"/>
          <table:table-cell/>
          <table:covered-table-cell table:style-name="ce71"/>
          <table:table-cell table:style-name="ce125" table:formula="of:=IF(AND([.$BA$1];[.$BA$2]);IF([$Données.C12]=1;&quot;&quot;;[$Données.C12]);&quot;&quot;)">
            <text:p/>
          </table:table-cell>
          <table:table-cell table:style-name="ce131" table:formula="of:=IF(AND([.$BA$1];[.$BA$2]);&quot;(&quot;;&quot;&quot;)">
            <text:p/>
          </table:table-cell>
          <table:table-cell table:style-name="ce125" table:formula="of:=IF(AND([.$BA$1];[.$BA$2]);IF([$Données.D12]=-1;&quot;-&quot;;IF([$Données.D12]=1;&quot;&quot;;[$Données.D12]));&quot;&quot;)">
            <text:p/>
          </table:table-cell>
          <table:table-cell table:style-name="ce177" table:formula="of:=IF(AND([.$BA$1];[.$BA$2]);&quot;x&quot;;&quot;&quot;)">
            <text:p/>
          </table:table-cell>
          <table:table-cell table:style-name="ce131" table:formula="of:=IF(AND([.$BA$1];[.$BA$2]);IF([$Données.E12]&lt;0;&quot;-&quot;;&quot;+&quot;);&quot;&quot;)">
            <text:p/>
          </table:table-cell>
          <table:table-cell table:style-name="ce131" table:formula="of:=IF(AND([.$BA$1];[.$BA$2]);ABS([$Données.E12]);&quot;&quot;)">
            <text:p/>
          </table:table-cell>
          <table:table-cell table:style-name="ce131" table:formula="of:=IF(AND([.$BA$1];[.$BA$2]);&quot;)^&quot;;&quot;&quot;)">
            <text:p/>
          </table:table-cell>
          <table:table-cell table:style-name="ce173" table:formula="of:=IF(AND([.$BA$1];[.$BA$2]);2;&quot;&quot;)">
            <text:p/>
          </table:table-cell>
          <table:table-cell table:number-columns-repeated="25"/>
        </table:table-row>
        <table:table-row table:style-name="ro8">
          <table:table-cell table:number-columns-repeated="14"/>
          <table:table-cell table:style-name="ce103"/>
          <table:table-cell table:number-columns-repeated="49"/>
        </table:table-row>
        <table:table-row table:style-name="ro8">
          <table:table-cell table:style-name="ce69"/>
          <table:table-cell table:style-name="ce131" office:value-type="string" calcext:value-type="string">
            <text:p>(</text:p>
          </table:table-cell>
          <table:table-cell table:style-name="ce125" table:formula="of:=IF([$Données.B13]=-1;&quot;-&quot;;IF([$Données.B13]=1;&quot;&quot;;[$Données.B13]))" office:value-type="float" office:value="-8" calcext:value-type="float">
            <text:p>-8</text:p>
          </table:table-cell>
          <table:table-cell table:style-name="ce131" office:value-type="string" calcext:value-type="string">
            <text:p><text:span text:style-name="T12">x</text:span>^</text:p>
          </table:table-cell>
          <table:table-cell table:style-name="ce131" table:formula="of:=[$Données.C13]" office:value-type="float" office:value="6" calcext:value-type="float">
            <text:p>6</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3" calcext:value-type="float">
            <text:p>3</text:p>
          </table:table-cell>
          <table:table-cell table:style-name="ce125" office:value-type="string" calcext:value-type="string">
            <text:p>)^</text:p>
          </table:table-cell>
          <table:table-cell table:style-name="ce131" table:formula="of:=IF(ABS([$Données.E13])=1;&quot;&quot;;ABS([$Données.E13]))" office:value-type="float" office:value="3" calcext:value-type="float">
            <text:p>3</text:p>
          </table:table-cell>
          <table:table-cell table:style-name="ce131" table:number-columns-repeated="5"/>
          <table:table-cell table:style-name="ce101"/>
          <table:table-cell table:style-name="ce140"/>
          <table:table-cell table:style-name="ce141"/>
          <table:table-cell table:style-name="ce122"/>
          <table:table-cell table:style-name="ce124" table:number-columns-repeated="2"/>
          <table:table-cell table:style-name="ce145"/>
          <table:table-cell table:style-name="ce122"/>
          <table:table-cell table:style-name="ce124" table:number-columns-repeated="5"/>
          <table:table-cell table:style-name="ce56"/>
          <table:table-cell table:style-name="ce166" table:formula="of:=IF(OR([.$BA$1];[.$BA$2]);IF([$Données.AK14]=[$Données.AL14];1;0);&quot;&quot;)">
            <text:p/>
          </table:table-cell>
          <table:table-cell/>
          <table:table-cell table:style-name="ce172" table:formula="of:=IF(AND([.$BA$1];[.$BA$2]);[$Données.G14];&quot;&quot;)">
            <text:p/>
          </table:table-cell>
          <table:table-cell table:style-name="ce177" table:formula="of:=IF(AND([.$BA$1];[.$BA$2]);&quot;x^&quot;;&quot;&quot;)">
            <text:p/>
          </table:table-cell>
          <table:table-cell table:style-name="ce131" table:formula="of:=IF(AND([.$BA$1];[.$BA$2]);[$Données.N14];&quot;&quot;)">
            <text:p/>
          </table:table-cell>
          <table:table-cell table:style-name="ce131" table:formula="of:=IF(AND([.$BA$1];[.$BA$2]);&quot;(&quot;;&quot;&quot;)">
            <text:p/>
          </table:table-cell>
          <table:table-cell table:style-name="ce125" table:formula="of:=IF(AND([.$BA$1];[.$BA$2]);IF([$Données.B14]=-1;&quot;-&quot;;IF([$Données.B14]=1;&quot;&quot;;[$Données.B14]));&quot;&quot;)">
            <text:p/>
          </table:table-cell>
          <table:table-cell table:style-name="ce177" table:formula="of:=IF(AND([.$BA$1];[.$BA$2]);&quot;x^&quot;;&quot;&quot;)">
            <text:p/>
          </table:table-cell>
          <table:table-cell table:style-name="ce131" table:formula="of:=IF(AND([.$BA$1];[.$BA$2]);[$Données.C14];&quot;&quot;)">
            <text:p/>
          </table:table-cell>
          <table:table-cell table:style-name="ce131" table:formula="of:=IF(AND([.$BA$1];[.$BA$2]);IF([$Données.D14]&lt;0;&quot;-&quot;;&quot;+&quot;);&quot;&quot;)">
            <text:p/>
          </table:table-cell>
          <table:table-cell table:style-name="ce131" table:formula="of:=IF(AND([.$BA$1];[.$BA$2]);ABS([$Données.D14]);&quot;&quot;)">
            <text:p/>
          </table:table-cell>
          <table:table-cell table:style-name="ce131" table:formula="of:=IF(AND([.$BA$1];[.$BA$2]);&quot;)^&quot;;&quot;&quot;)">
            <text:p/>
          </table:table-cell>
          <table:table-cell table:style-name="ce131" table:formula="of:=IF(AND([.$BA$1];[.$BA$2]);[$Données.V14];&quot;&quot;)">
            <text:p/>
          </table:table-cell>
          <table:table-cell table:number-columns-repeated="23"/>
        </table:table-row>
        <table:table-row table:style-name="ro8">
          <table:table-cell table:number-columns-repeated="14"/>
          <table:table-cell table:style-name="ce103"/>
          <table:table-cell table:number-columns-repeated="49"/>
        </table:table-row>
        <table:table-row table:style-name="ro8">
          <table:table-cell table:style-name="ce69"/>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9" calcext:value-type="float">
            <text:p>9</text:p>
          </table:table-cell>
          <table:table-cell table:style-name="ce90"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9" calcext:value-type="float">
            <text:p>9</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24" table:number-columns-spanned="8" table:number-rows-spanned="1"/>
          <table:covered-table-cell table:style-name="ce150"/>
          <table:covered-table-cell table:style-name="ce153"/>
          <table:covered-table-cell table:number-columns-repeated="3" table:style-name="ce150"/>
          <table:covered-table-cell table:number-columns-repeated="2" table:style-name="ce139"/>
          <table:table-cell table:style-name="ce140" table:number-columns-repeated="2"/>
          <table:table-cell table:style-name="ce56"/>
          <table:table-cell table:style-name="ce168" table:formula="of:=IF(OR([.$BA$1];[.$BA$2]);IF([$Données.AK16]=[$Données.AL16];1;0);&quot;&quot;)" table:number-columns-spanned="1" table:number-rows-spanned="3">
            <text:p/>
          </table:table-cell>
          <table:table-cell/>
          <table:table-cell table:style-name="ce171" table:formula="of:=IF(AND([.$BA$1];[.$BA$2]);IF([$Données.B15]&lt;0;&quot;-&quot;;&quot;&quot;);&quot;&quot;)" table:number-columns-spanned="1" table:number-rows-spanned="3">
            <text:p/>
          </table:table-cell>
          <table:table-cell table:style-name="ce62" table:formula="of:=IF(AND([.$BA$1];[.$BA$2]);ABS([$Données.B16]);&quot;&quot;)" table:number-columns-spanned="8" table:number-rows-spanned="1">
            <text:p/>
          </table:table-cell>
          <table:covered-table-cell table:style-name="ce62"/>
          <table:covered-table-cell table:style-name="ce90"/>
          <table:covered-table-cell table:number-columns-repeated="3" table:style-name="ce62"/>
          <table:covered-table-cell table:number-columns-repeated="2"/>
          <table:table-cell table:number-columns-repeated="25"/>
        </table:table-row>
        <table:table-row table:style-name="ro10">
          <table:table-cell table:number-columns-repeated="14"/>
          <table:table-cell table:style-name="ce103"/>
          <table:table-cell/>
          <table:covered-table-cell table:style-name="ce142"/>
          <table:table-cell table:style-name="ce148" table:formula="of:=IF(AND([.$BA$1];[.$BA$2]);&quot;-----------------------------------------------------------------------------------------&quot;;&quot;&quot;)">
            <text:p/>
          </table:table-cell>
          <table:table-cell table:style-name="ce139" table:number-columns-repeated="7"/>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8">
          <table:table-cell/>
          <table:table-cell table:style-name="ce68" office:value-type="string" calcext:value-type="string">
            <text:p>saisir <text:span text:style-name="T13">rac</text:span> pour le symbole <text:span text:style-name="T13">√</text:span></text:p>
          </table:table-cell>
          <table:table-cell table:number-columns-repeated="12"/>
          <table:table-cell table:style-name="ce105"/>
          <table:table-cell/>
          <table:covered-table-cell table:style-name="ce142"/>
          <table:table-cell table:style-name="ce124"/>
          <table:table-cell table:style-name="ce110"/>
          <table:table-cell table:style-name="ce131" office:value-type="string" calcext:value-type="string">
            <text:p>(</text:p>
          </table:table-cell>
          <table:table-cell table:style-name="ce147"/>
          <table:table-cell table:style-name="ce122"/>
          <table:table-cell table:style-name="ce124" table:number-columns-repeated="2"/>
          <table:table-cell table:style-name="ce131" office:value-type="string" calcext:value-type="string">
            <text:p>)</text:p>
          </table:table-cell>
          <table:table-cell table:number-columns-repeated="3"/>
          <table:covered-table-cell/>
          <table:table-cell/>
          <table:covered-table-cell table:style-name="ce71"/>
          <table:table-cell table:style-name="ce131" table:formula="of:=IF(AND([.$BA$1];[.$BA$2]);IF([$Données.I15]&lt;&gt;1;&quot;&quot;;2);&quot;&quot;)">
            <text:p/>
          </table:table-cell>
          <table:table-cell table:style-name="ce131" table:formula="of:=IF(AND([.$BA$1];[.$BA$2]);&quot;√&quot;;&quot;&quot;)">
            <text:p/>
          </table:table-cell>
          <table:table-cell table:style-name="ce131" table:formula="of:=IF(AND([.$BA$1];[.$BA$2]);&quot;(&quot;;&quot;&quot;)">
            <text:p/>
          </table:table-cell>
          <table:table-cell table:style-name="ce132" table:formula="of:=IF(AND([.$BA$1];[.$BA$2]);IF([$Données.B15]=-1;&quot;-&quot;;IF([$Données.B15]=1;&quot;&quot;;[$Données.B15]));&quot;&quot;)">
            <text:p/>
          </table:table-cell>
          <table:table-cell table:style-name="ce177" table:formula="of:=IF(AND([.$BA$1];[.$BA$2]);&quot;x&quot;;&quot;&quot;)">
            <text:p/>
          </table:table-cell>
          <table:table-cell table:style-name="ce131" table:formula="of:=IF(AND([.$BA$1];[.$BA$2]);IF([$Données.C15]&lt;0;&quot;-&quot;;&quot;+&quot;);&quot;&quot;)">
            <text:p/>
          </table:table-cell>
          <table:table-cell table:style-name="ce131" table:formula="of:=IF(AND([.$BA$1];[.$BA$2]);ABS([$Données.C15]);&quot;&quot;)">
            <text:p/>
          </table:table-cell>
          <table:table-cell table:style-name="ce131" table:formula="of:=IF(AND([.$BA$1];[.$BA$2]);&quot;)&quot;;&quot;&quot;)">
            <text:p/>
          </table:table-cell>
          <table:table-cell table:number-columns-repeated="25"/>
        </table:table-row>
        <table:table-row table:style-name="ro8">
          <table:table-cell table:number-columns-repeated="14"/>
          <table:table-cell table:style-name="ce105"/>
          <table:table-cell/>
          <table:table-cell table:style-name="ce71"/>
          <table:table-cell table:number-columns-repeated="47"/>
        </table:table-row>
        <table:table-row table:style-name="ro8">
          <table:table-cell table:style-name="ce71"/>
          <table:table-cell table:style-name="ce171" table:formula="of:=IF([$Données.B17]&lt;0;&quot;-&quot;;&quot;&quot;)" office:value-type="string" office:string-value="-" calcext:value-type="string" table:number-columns-spanned="1" table:number-rows-spanned="3">
            <text:p>-</text:p>
          </table:table-cell>
          <table:table-cell table:style-name="ce125" table:formula="of:=ABS([$Données.B17])" office:value-type="float" office:value="12" calcext:value-type="float" table:number-columns-spanned="2" table:number-rows-spanned="1">
            <text:p>12</text:p>
          </table:table-cell>
          <table:covered-table-cell table:style-name="ce90"/>
          <table:table-cell table:style-name="ce131"/>
          <table:table-cell table:number-columns-repeated="9"/>
          <table:table-cell table:style-name="ce105"/>
          <table:table-cell/>
          <table:table-cell table:style-name="ce124" table:number-columns-spanned="1" table:number-rows-spanned="3"/>
          <table:table-cell table:style-name="ce124" table:number-columns-spanned="2" table:number-rows-spanned="1"/>
          <table:covered-table-cell table:style-name="ce90"/>
          <table:table-cell table:style-name="ce90"/>
          <table:table-cell table:style-name="ce131" table:number-columns-repeated="3"/>
          <table:table-cell table:style-name="ce287" table:number-columns-repeated="2"/>
          <table:table-cell table:style-name="ce140" table:number-columns-repeated="2"/>
          <table:table-cell table:style-name="ce56"/>
          <table:table-cell table:style-name="ce168" table:formula="of:=IF(OR([.$BA$1];[.$BA$2]);IF([$Données.AK17]=[$Données.AL17];1;0);&quot;&quot;)" table:number-columns-spanned="1" table:number-rows-spanned="3">
            <text:p/>
          </table:table-cell>
          <table:table-cell/>
          <table:table-cell table:style-name="ce171" table:formula="of:=IF(AND([.$BA$1];[.$BA$2]);IF([$Données.N17]&lt;0;&quot;-&quot;;&quot;&quot;);&quot;&quot;)" table:number-columns-spanned="1" table:number-rows-spanned="3">
            <text:p/>
          </table:table-cell>
          <table:table-cell table:style-name="ce62" table:formula="of:=IF(AND([.$BA$1];[.$BA$2]);ABS([$Données.N17]);&quot;&quot;)" table:number-columns-spanned="2" table:number-rows-spanned="1">
            <text:p/>
          </table:table-cell>
          <table:covered-table-cell table:style-name="ce90"/>
          <table:table-cell table:style-name="ce90"/>
          <table:table-cell table:style-name="ce131" table:number-columns-repeated="3"/>
          <table:table-cell table:number-columns-repeated="27"/>
        </table:table-row>
        <table:table-row table:style-name="ro10">
          <table:table-cell/>
          <table:covered-table-cell table:style-name="ce71"/>
          <table:table-cell office:value-type="string" calcext:value-type="string" table:number-columns-spanned="2" table:number-rows-spanned="1">
            <text:p>-------------</text:p>
          </table:table-cell>
          <table:covered-table-cell/>
          <table:table-cell table:number-columns-repeated="10"/>
          <table:table-cell table:style-name="ce105"/>
          <table:table-cell/>
          <table:covered-table-cell table:style-name="ce71"/>
          <table:table-cell office:value-type="string" calcext:value-type="string" table:number-columns-spanned="2" table:number-rows-spanned="1">
            <text:p>-------------</text:p>
          </table:table-cell>
          <table:covered-table-cell/>
          <table:table-cell table:style-name="ce287" table:number-columns-repeated="6"/>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8">
          <table:table-cell/>
          <table:covered-table-cell table:style-name="ce71"/>
          <table:table-cell table:style-name="ce131" office:value-type="string" calcext:value-type="string">
            <text:p><text:span text:style-name="T12">x</text:span>^</text:p>
          </table:table-cell>
          <table:table-cell table:style-name="ce131" table:formula="of:=[$Données.C17]" office:value-type="float" office:value="7" calcext:value-type="float">
            <text:p>7</text:p>
          </table:table-cell>
          <table:table-cell table:style-name="ce131"/>
          <table:table-cell table:number-columns-repeated="9"/>
          <table:table-cell table:style-name="ce105"/>
          <table:table-cell/>
          <table:covered-table-cell table:style-name="ce71"/>
          <table:table-cell table:style-name="ce119"/>
          <table:table-cell table:style-name="ce124"/>
          <table:table-cell table:style-name="ce131"/>
          <table:table-cell table:style-name="ce132"/>
          <table:table-cell table:style-name="ce177"/>
          <table:table-cell table:style-name="ce131" table:number-columns-repeated="3"/>
          <table:table-cell table:number-columns-repeated="3"/>
          <table:covered-table-cell/>
          <table:table-cell/>
          <table:covered-table-cell table:style-name="ce71"/>
          <table:table-cell table:style-name="ce177" table:formula="of:=IF(AND([.$BA$1];[.$BA$2]);&quot;x^&quot;;&quot;&quot;)">
            <text:p/>
          </table:table-cell>
          <table:table-cell table:style-name="ce183" table:formula="of:=IF(AND([.$BA$1];[.$BA$2]);[$Données.P17];&quot;&quot;)">
            <text:p/>
          </table:table-cell>
          <table:table-cell table:style-name="ce131"/>
          <table:table-cell table:style-name="ce132"/>
          <table:table-cell table:style-name="ce177"/>
          <table:table-cell table:style-name="ce131" table:number-columns-repeated="3"/>
          <table:table-cell table:number-columns-repeated="25"/>
        </table:table-row>
        <table:table-row table:style-name="ro8">
          <table:table-cell table:number-columns-repeated="2"/>
          <table:table-cell table:style-name="ce125"/>
          <table:table-cell table:number-columns-repeated="11"/>
          <table:table-cell table:style-name="ce74"/>
          <table:table-cell table:number-columns-repeated="49"/>
        </table:table-row>
        <table:table-row table:style-name="ro8">
          <table:table-cell table:style-name="ce71"/>
          <table:table-cell table:style-name="ce171" table:formula="of:=IF([$Données.B18]&lt;0;&quot;-&quot;;&quot;&quot;)" table:number-columns-spanned="1" table:number-rows-spanned="3">
            <text:p/>
          </table:table-cell>
          <table:table-cell table:style-name="ce125" table:formula="of:=ABS([$Données.B18])" office:value-type="float" office:value="1" calcext:value-type="float" table:number-columns-spanned="7" table:number-rows-spanned="1">
            <text:p>1</text:p>
          </table:table-cell>
          <table:covered-table-cell table:style-name="ce90"/>
          <table:covered-table-cell table:number-columns-repeated="2" table:style-name="ce62"/>
          <table:covered-table-cell table:number-columns-repeated="3"/>
          <table:table-cell table:number-columns-repeated="5"/>
          <table:table-cell table:style-name="ce74"/>
          <table:table-cell/>
          <table:table-cell table:style-name="ce137" table:number-columns-spanned="1" table:number-rows-spanned="3"/>
          <table:table-cell table:style-name="ce124" table:number-columns-spanned="7" table:number-rows-spanned="1"/>
          <table:covered-table-cell table:style-name="ce62"/>
          <table:covered-table-cell table:style-name="ce90"/>
          <table:covered-table-cell table:number-columns-repeated="3" table:style-name="ce62"/>
          <table:covered-table-cell table:style-name="ce115"/>
          <table:table-cell table:style-name="ce287"/>
          <table:table-cell table:number-columns-repeated="3"/>
          <table:table-cell table:style-name="ce168" table:formula="of:=IF(OR([.$BA$1];[.$BA$2]);IF([$Données.AK19]=[$Données.AL19];1;0);&quot;&quot;)" table:number-columns-spanned="1" table:number-rows-spanned="3">
            <text:p/>
          </table:table-cell>
          <table:table-cell/>
          <table:table-cell table:style-name="ce171" table:formula="of:=IF(AND([.$BA$1];[.$BA$2]);IF([$Données.C19]&lt;0;&quot;-&quot;;&quot;&quot;);&quot;&quot;)" table:number-columns-spanned="1" table:number-rows-spanned="3">
            <text:p/>
          </table:table-cell>
          <table:table-cell table:style-name="ce62" table:formula="of:=IF(AND([.$BA$1];[.$BA$2]);ABS([$Données.C19]);&quot;&quot;)" table:number-columns-spanned="7" table:number-rows-spanned="1">
            <text:p/>
          </table:table-cell>
          <table:covered-table-cell table:style-name="ce62"/>
          <table:covered-table-cell table:style-name="ce90"/>
          <table:covered-table-cell table:number-columns-repeated="3" table:style-name="ce62"/>
          <table:covered-table-cell/>
          <table:table-cell table:number-columns-repeated="26"/>
        </table:table-row>
        <table:table-row table:style-name="ro10">
          <table:table-cell/>
          <table:covered-table-cell/>
          <table:table-cell office:value-type="string" calcext:value-type="string" table:number-columns-spanned="7" table:number-rows-spanned="1">
            <text:p>--------------------------------------------</text:p>
          </table:table-cell>
          <table:covered-table-cell table:number-columns-repeated="6"/>
          <table:table-cell table:number-columns-repeated="5"/>
          <table:table-cell table:style-name="ce74"/>
          <table:table-cell/>
          <table:covered-table-cell table:style-name="ce142"/>
          <table:table-cell table:style-name="ce132" table:formula="of:=IF(AND([.$BA$1];[.$BA$2]);&quot;------------------------------------------------------------------------------&quot;;&quot;&quot;)" table:number-columns-spanned="7" table:number-rows-spanned="1">
            <text:p/>
          </table:table-cell>
          <table:covered-table-cell table:number-columns-repeated="6" table:style-name="ce115"/>
          <table:table-cell table:style-name="ce287"/>
          <table:table-cell table:number-columns-repeated="3"/>
          <table:covered-table-cell/>
          <table:table-cell/>
          <table:covered-table-cell table:style-name="ce71"/>
          <table:table-cell office:value-type="string" calcext:value-type="string" table:number-columns-spanned="7" table:number-rows-spanned="1">
            <text:p>--------------------------------------------</text:p>
          </table:table-cell>
          <table:covered-table-cell table:number-columns-repeated="6"/>
          <table:table-cell table:number-columns-repeated="26"/>
        </table:table-row>
        <table:table-row table:style-name="ro8">
          <table:table-cell/>
          <table:covered-table-cell/>
          <table:table-cell office:value-type="string" calcext:value-type="string">
            <text:p>(</text:p>
          </table:table-cell>
          <table:table-cell table:style-name="ce131" table:formula="of:=IF([$Données.C18]=-1;&quot;-&quot;;IF([$Données.C18]=1;&quot;&quot;;[$Données.C18]))" office:value-type="float" office:value="-2" calcext:value-type="float">
            <text:p>-2</text:p>
          </table:table-cell>
          <table:table-cell table:style-name="ce90" office:value-type="string" calcext:value-type="string">
            <text:p>x</text:p>
          </table:table-cell>
          <table:table-cell table:style-name="ce131" table:formula="of:=IF([$Données.D18]&lt;0;&quot;-&quot;;&quot;+&quot;)" office:value-type="string" office:string-value="+" calcext:value-type="string">
            <text:p>+</text:p>
          </table:table-cell>
          <table:table-cell table:style-name="ce131" table:formula="of:=ABS([$Données.D18])" office:value-type="float" office:value="2" calcext:value-type="float">
            <text:p>2</text:p>
          </table:table-cell>
          <table:table-cell table:style-name="ce131" office:value-type="string" calcext:value-type="string">
            <text:p>)^</text:p>
          </table:table-cell>
          <table:table-cell table:style-name="ce131" table:formula="of:=[$Données.E18]" office:value-type="float" office:value="3" calcext:value-type="float">
            <text:p>3</text:p>
          </table:table-cell>
          <table:table-cell table:number-columns-repeated="5"/>
          <table:table-cell table:style-name="ce74"/>
          <table:table-cell/>
          <table:covered-table-cell table:style-name="ce142"/>
          <table:table-cell table:style-name="ce145" table:number-columns-repeated="2"/>
          <table:table-cell table:style-name="ce122"/>
          <table:table-cell table:style-name="ce124" table:number-columns-repeated="2"/>
          <table:table-cell table:style-name="ce147" table:number-columns-repeated="2"/>
          <table:table-cell table:style-name="ce71"/>
          <table:table-cell table:number-columns-repeated="3"/>
          <table:covered-table-cell table:style-name="ce57"/>
          <table:table-cell table:style-name="ce160"/>
          <table:covered-table-cell table:style-name="ce71"/>
          <table:table-cell table:style-name="ce131" table:formula="of:=IF(AND([.$BA$1];[.$BA$2]);&quot;(&quot;;&quot;&quot;)">
            <text:p/>
          </table:table-cell>
          <table:table-cell table:style-name="ce125" table:formula="of:=IF(AND([.$BA$1];[.$BA$2]);IF([$Données.C18]=-1;&quot;-&quot;;IF([$Données.C18]=1;&quot;&quot;;[$Données.C18]));&quot;&quot;)">
            <text:p/>
          </table:table-cell>
          <table:table-cell table:style-name="ce177" table:formula="of:=IF(AND([.$BA$1];[.$BA$2]);&quot;x&quot;;&quot;&quot;)">
            <text:p/>
          </table:table-cell>
          <table:table-cell table:style-name="ce131" table:formula="of:=IF(AND([.$BA$1];[.$BA$2]);IF([$Données.D18]&lt;0;&quot;-&quot;;&quot;+&quot;);&quot;&quot;)">
            <text:p/>
          </table:table-cell>
          <table:table-cell table:style-name="ce131" table:formula="of:=IF(AND([.$BA$1];[.$BA$2]);ABS([$Données.D18]);&quot;&quot;)">
            <text:p/>
          </table:table-cell>
          <table:table-cell table:style-name="ce131" table:formula="of:=IF(AND([.$BA$1];[.$BA$2]);&quot;)^&quot;;&quot;&quot;)">
            <text:p/>
          </table:table-cell>
          <table:table-cell table:style-name="ce131" table:formula="of:=IF(AND([.$BA$1];[.$BA$2]);ABS([$Données.U19]);&quot;&quot;)">
            <text:p/>
          </table:table-cell>
          <table:table-cell table:style-name="ce173"/>
          <table:table-cell table:number-columns-repeated="25"/>
        </table:table-row>
        <table:table-row table:style-name="ro8">
          <table:table-cell table:number-columns-repeated="64"/>
        </table:table-row>
        <table:table-row table:style-name="ro8">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8" table:number-rows-repeated="3">
          <table:table-cell table:number-columns-repeated="64"/>
        </table:table-row>
        <table:table-row table:style-name="ro7" table:number-rows-repeated="1048531">
          <table:table-cell table:number-columns-repeated="64"/>
        </table:table-row>
        <table:table-row table:style-name="ro11">
          <table:table-cell table:number-columns-repeated="64"/>
        </table:table-row>
        <table:table-row table:style-name="ro11">
          <table:table-cell table:number-columns-repeated="6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Dérivation.AC32:Dérivation.AC32 Dérivation.AC36:Dérivation.AC36">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3" table:protected="true" table:protection-key="gtiCpFtp/T6EpmXbrpWlE72BB2g=" table:protection-key-digest-algorithm="http://www.w3.org/2000/09/xmldsig#sha1" table:print="false">
        <loext:table-protection loext:select-unprotected-cells="true"/>
        <office:forms form:automatic-focus="false" form:apply-design-mode="false"/>
        <table:table-column table:style-name="co7" table:default-cell-style-name="ce204"/>
        <table:table-column table:style-name="co8" table:default-cell-style-name="ce204"/>
        <table:table-column table:style-name="co9" table:default-cell-style-name="ce204"/>
        <table:table-column table:style-name="co10" table:number-columns-repeated="2" table:default-cell-style-name="ce204"/>
        <table:table-column table:style-name="co11" table:default-cell-style-name="ce204"/>
        <table:table-column table:style-name="co12" table:default-cell-style-name="ce204"/>
        <table:table-column table:style-name="co13" table:default-cell-style-name="ce204"/>
        <table:table-column table:style-name="co14" table:default-cell-style-name="ce204"/>
        <table:table-column table:style-name="co1" table:default-cell-style-name="ce204"/>
        <table:table-column table:style-name="co15" table:default-cell-style-name="ce204"/>
        <table:table-column table:style-name="co16" table:number-columns-repeated="11" table:default-cell-style-name="ce204"/>
        <table:table-column table:style-name="co17" table:number-columns-repeated="2" table:default-cell-style-name="ce204"/>
        <table:table-column table:style-name="co18" table:default-cell-style-name="ce204"/>
        <table:table-column table:style-name="co19" table:number-columns-repeated="4" table:default-cell-style-name="ce204"/>
        <table:table-column table:style-name="co19" table:number-columns-repeated="7" table:default-cell-style-name="ce196"/>
        <table:table-column table:style-name="co20" table:default-cell-style-name="ce196"/>
        <table:table-column table:style-name="co21" table:default-cell-style-name="ce196"/>
        <table:table-column table:style-name="co22" table:default-cell-style-name="ce196"/>
        <table:table-column table:style-name="co23" table:number-columns-repeated="3" table:default-cell-style-name="ce196"/>
        <table:table-column table:style-name="co24" table:default-cell-style-name="ce196"/>
        <table:table-column table:style-name="co25" table:default-cell-style-name="ce196"/>
        <table:table-column table:style-name="co1" table:number-columns-repeated="2" table:default-cell-style-name="ce196"/>
        <table:table-column table:style-name="co26" table:default-cell-style-name="ce196"/>
        <table:table-column table:style-name="co27" table:default-cell-style-name="ce196"/>
        <table:table-column table:style-name="co1" table:number-columns-repeated="2" table:default-cell-style-name="ce196"/>
        <table:table-column table:style-name="co15" table:default-cell-style-name="ce196"/>
        <table:table-column table:style-name="co15" table:default-cell-style-name="ce204"/>
        <table:table-column table:style-name="co28" table:default-cell-style-name="ce204"/>
        <table:table-column table:style-name="co29" table:default-cell-style-name="ce204"/>
        <table:table-column table:style-name="co15" table:number-columns-repeated="2" table:default-cell-style-name="ce204"/>
        <table:table-column table:style-name="co30" table:default-cell-style-name="ce204"/>
        <table:table-row table:style-name="ro5">
          <table:table-cell table:style-name="ce184" office:value-type="string" calcext:value-type="string" table:number-columns-spanned="28" table:number-rows-spanned="1">
            <text:p>Dérivation</text:p>
          </table:table-cell>
          <table:covered-table-cell table:style-name="ce201"/>
          <table:covered-table-cell table:style-name="ce220"/>
          <table:covered-table-cell table:number-columns-repeated="3" table:style-name="ce229"/>
          <table:covered-table-cell table:style-name="ce252"/>
          <table:covered-table-cell table:style-name="ce258"/>
          <table:covered-table-cell table:number-columns-repeated="3" table:style-name="ce201"/>
          <table:covered-table-cell table:style-name="ce273"/>
          <table:covered-table-cell table:style-name="ce277"/>
          <table:covered-table-cell table:number-columns-repeated="5" table:style-name="ce273"/>
          <table:covered-table-cell/>
          <table:covered-table-cell table:style-name="ce339"/>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1"/>
          <table:table-cell table:style-name="ce191"/>
          <table:table-cell table:style-name="ce708"/>
          <table:table-cell table:style-name="ce295" table:number-columns-repeated="3"/>
          <table:table-cell table:style-name="ce939"/>
          <table:table-cell table:style-name="ce970"/>
          <table:table-cell table:style-name="ce191" table:number-columns-repeated="4"/>
          <table:table-cell table:style-name="ce939"/>
          <table:table-cell table:style-name="ce191" table:number-columns-repeated="6"/>
          <table:table-cell table:style-name="ce1080"/>
          <table:table-cell table:style-name="ce191" table:number-columns-repeated="8"/>
          <table:table-cell table:style-name="ce196"/>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3" office:value-type="string" calcext:value-type="string">
            <text:p>N°</text:p>
          </table:table-cell>
          <table:table-cell table:style-name="ce206" office:value-type="string" calcext:value-type="string">
            <text:p><text:span text:style-name="T12">f </text:span>(<text:span text:style-name="T12">x</text:span>)</text:p>
          </table:table-cell>
          <table:table-cell table:style-name="ce222" table:number-columns-repeated="4"/>
          <table:table-cell table:style-name="ce257" table:number-columns-repeated="3"/>
          <table:table-cell table:style-name="ce191" table:number-columns-repeated="3"/>
          <table:table-cell table:style-name="ce206" office:value-type="string" calcext:value-type="string">
            <text:p><text:span text:style-name="T12">f ’x</text:span>)</text:p>
          </table:table-cell>
          <table:table-cell table:style-name="ce222" table:number-columns-repeated="3"/>
          <table:table-cell table:style-name="ce257"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386"/>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99"/>
          <table:table-cell table:style-name="ce437" table:number-columns-repeated="2"/>
          <table:table-cell table:style-name="ce1100"/>
          <table:table-cell table:style-name="ce196"/>
          <table:table-cell table:style-name="ce1090" table:number-columns-repeated="2"/>
          <table:table-cell table:style-name="ce1095" table:number-columns-repeated="2"/>
        </table:table-row>
        <table:table-row table:style-name="ro5">
          <table:table-cell table:style-name="ce674" office:value-type="float" office:value="1" calcext:value-type="float">
            <text:p>1</text:p>
          </table:table-cell>
          <table:table-cell table:style-name="ce249" office:value-type="float" office:value="-82" calcext:value-type="float">
            <text:p>-82</text:p>
          </table:table-cell>
          <table:table-cell table:style-name="ce249" table:number-columns-repeated="4"/>
          <table:table-cell table:style-name="Default" table:number-columns-repeated="3"/>
          <table:table-cell table:style-name="ce671" table:number-columns-repeated="3"/>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M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Z4:.AJ4])"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2" calcext:value-type="float">
            <text:p>2</text:p>
          </table:table-cell>
          <table:table-cell table:style-name="ce249" office:value-type="float" office:value="10" calcext:value-type="float">
            <text:p>10</text:p>
          </table:table-cell>
          <table:table-cell table:style-name="ce249" table:number-columns-repeated="4"/>
          <table:table-cell table:style-name="Default" table:number-columns-repeated="3"/>
          <table:table-cell table:style-name="ce191" table:number-columns-repeated="3"/>
          <table:table-cell table:style-name="ce249" table:formula="of:=[.B5]" office:value-type="float" office:value="10" calcext:value-type="float">
            <text:p>10</text:p>
          </table:table-cell>
          <table:table-cell table:style-name="ce381" office:value-type="string" calcext:value-type="string">
            <text:p>x^</text:p>
          </table:table-cell>
          <table:table-cell table:style-name="ce249" table:formula="of:=[.B5]-1" office:value-type="float" office:value="9" calcext:value-type="float">
            <text:p>9</text:p>
          </table:table-cell>
          <table:table-cell table:style-name="ce249"/>
          <table:table-cell table:style-name="ce191"/>
          <table:table-cell table:style-name="Default" table:number-columns-repeated="8"/>
          <table:table-cell table:style-name="ce282" table:formula="of:=IF(ISBLANK([$Dérivation.Q10]);0;IF([$Dérivation.Q10]=[.M5];1;-0.5))" office:value-type="float" office:value="0" calcext:value-type="float">
            <text:p>0</text:p>
          </table:table-cell>
          <table:table-cell table:style-name="ce282" table:formula="of:=IF(ISBLANK([$Dérivation.R10]);0;IF([$Dérivation.R10]=[.N5];1;-0.5))" office:value-type="float" office:value="0" calcext:value-type="float">
            <text:p>0</text:p>
          </table:table-cell>
          <table:table-cell table:style-name="ce282" table:formula="of:=IF(ISBLANK([$Dérivation.S10]);0;IF([$Dérivation.S10]=[.O5];1;-0.5))" office:value-type="float" office:value="0" calcext:value-type="float">
            <text:p>0</text:p>
          </table:table-cell>
          <table:table-cell table:style-name="ce293" table:number-columns-repeated="8"/>
          <table:table-cell table:style-name="ce293" table:formula="of:=SUM([.Z5:.AJ5])" office:value-type="float" office:value="0" calcext:value-type="float">
            <text:p>0</text:p>
          </table:table-cell>
          <table:table-cell table:style-name="ce293" office:value-type="float" office:value="3" calcext:value-type="float">
            <text:p>3</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3" calcext:value-type="float">
            <text:p>3</text:p>
          </table:table-cell>
          <table:table-cell table:style-name="ce249" office:value-type="float" office:value="13" calcext:value-type="float">
            <text:p>13</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865" table:number-columns-repeated="2"/>
          <table:table-cell table:style-name="ce295"/>
          <table:table-cell table:style-name="ce249" table:formula="of:=[.B6]" office:value-type="float" office:value="13" calcext:value-type="float">
            <text:p>13</text:p>
          </table:table-cell>
          <table:table-cell table:style-name="ce249" table:number-columns-repeated="3"/>
          <table:table-cell table:style-name="ce382"/>
          <table:table-cell table:style-name="Default" table:number-columns-repeated="8"/>
          <table:table-cell table:style-name="ce282" table:formula="of:=IF(ISBLANK([$Dérivation.Q12]);0;IF([$Dérivation.Q12]=[.M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Z6:.AJ6])"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4" calcext:value-type="float">
            <text:p>4</text:p>
          </table:table-cell>
          <table:table-cell table:style-name="ce249" office:value-type="float" office:value="-4" calcext:value-type="float">
            <text:p>-4</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191" table:number-columns-repeated="2"/>
          <table:table-cell table:style-name="ce1031"/>
          <table:table-cell table:style-name="ce249" table:formula="of:=[.B7]*[.C7]" office:value-type="float" office:value="-24" calcext:value-type="float">
            <text:p>-24</text:p>
          </table:table-cell>
          <table:table-cell table:style-name="ce381" office:value-type="string" calcext:value-type="string">
            <text:p>x^</text:p>
          </table:table-cell>
          <table:table-cell table:style-name="ce249" table:formula="of:=[.C7]-1" office:value-type="float" office:value="5" calcext:value-type="float">
            <text:p>5</text:p>
          </table:table-cell>
          <table:table-cell table:style-name="ce249"/>
          <table:table-cell table:style-name="ce191"/>
          <table:table-cell table:style-name="Default" table:number-columns-repeated="8"/>
          <table:table-cell table:style-name="ce282" table:formula="of:=IF(ISBLANK([$Dérivation.Q14]);0;IF([$Dérivation.Q14]=[.M7];1;-0.5))" office:value-type="float" office:value="0" calcext:value-type="float">
            <text:p>0</text:p>
          </table:table-cell>
          <table:table-cell table:style-name="ce282" table:formula="of:=IF(ISBLANK([$Dérivation.R14]);0;IF([$Dérivation.R14]=[.N7];1;-0.5))" office:value-type="float" office:value="0" calcext:value-type="float">
            <text:p>0</text:p>
          </table:table-cell>
          <table:table-cell table:style-name="ce282" table:formula="of:=IF(ISBLANK([$Dérivation.S14]);0;IF([$Dérivation.S14]=[.O7];1;-0.5))" office:value-type="float" office:value="0" calcext:value-type="float">
            <text:p>0</text:p>
          </table:table-cell>
          <table:table-cell table:style-name="ce293" table:number-columns-repeated="5"/>
          <table:table-cell table:style-name="ce386"/>
          <table:table-cell table:style-name="ce293" table:number-columns-repeated="2"/>
          <table:table-cell table:style-name="ce293" table:formula="of:=SUM([.Z7:.AJ7])" office:value-type="float" office:value="0" calcext:value-type="float">
            <text:p>0</text:p>
          </table:table-cell>
          <table:table-cell table:style-name="ce293" office:value-type="float" office:value="3" calcext:value-type="float">
            <text:p>3</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5" calcext:value-type="float">
            <text:p>5</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3"/>
          <table:table-cell table:style-name="Default" table:number-columns-repeated="3"/>
          <table:table-cell table:style-name="ce384" table:number-columns-repeated="3"/>
          <table:table-cell table:style-name="ce249" table:formula="of:=[.C8]" office:value-type="float" office:value="14" calcext:value-type="float">
            <text:p>14</text:p>
          </table:table-cell>
          <table:table-cell table:style-name="ce249" table:number-columns-repeated="3"/>
          <table:table-cell table:style-name="ce384"/>
          <table:table-cell table:style-name="Default" table:number-columns-repeated="8"/>
          <table:table-cell table:style-name="ce282" table:formula="of:=IF(ISBLANK([$Dérivation.Q16]);0;IF([$Dérivation.Q16]=[.M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386"/>
          <table:table-cell table:style-name="ce293" table:number-columns-repeated="2"/>
          <table:table-cell table:style-name="ce293" table:formula="of:=SUM([.Z8:.AJ8])"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6" calcext:value-type="float">
            <text:p>6</text:p>
          </table:table-cell>
          <table:table-cell table:style-name="ce249" office:value-type="float" office:value="-10" calcext:value-type="float">
            <text:p>-10</text:p>
          </table:table-cell>
          <table:table-cell table:style-name="ce249" office:value-type="float" office:value="-4" calcext:value-type="float">
            <text:p>-4</text:p>
          </table:table-cell>
          <table:table-cell table:style-name="ce249" office:value-type="float" office:value="-15" calcext:value-type="float">
            <text:p>-15</text:p>
          </table:table-cell>
          <table:table-cell table:style-name="ce249" office:value-type="float" office:value="7" calcext:value-type="float">
            <text:p>7</text:p>
          </table:table-cell>
          <table:table-cell table:style-name="ce249"/>
          <table:table-cell table:style-name="Default" table:number-columns-repeated="3"/>
          <table:table-cell table:style-name="ce865" table:number-columns-repeated="3"/>
          <table:table-cell table:style-name="ce249" table:formula="of:=[.B9]*[.C9]" office:value-type="float" office:value="40" calcext:value-type="float">
            <text:p>40</text:p>
          </table:table-cell>
          <table:table-cell table:style-name="ce381" office:value-type="string" calcext:value-type="string">
            <text:p>x^</text:p>
          </table:table-cell>
          <table:table-cell table:style-name="ce249" table:formula="of:=[.C9]-1" office:value-type="float" office:value="-5" calcext:value-type="float">
            <text:p>-5</text:p>
          </table:table-cell>
          <table:table-cell table:style-name="ce249" table:formula="of:=IF([.D9]&lt;0;&quot;-&quot;;&quot;+&quot;)" office:value-type="string" office:string-value="-" calcext:value-type="string">
            <text:p>-</text:p>
          </table:table-cell>
          <table:table-cell table:style-name="ce249" table:formula="of:=ABS([.D9])" office:value-type="float" office:value="15" calcext:value-type="float">
            <text:p>15</text:p>
          </table:table-cell>
          <table:table-cell table:style-name="Default" table:number-columns-repeated="8"/>
          <table:table-cell table:style-name="ce282" table:formula="of:=IF(ISBLANK([$Dérivation.Q18]);0;IF([$Dérivation.Q18]=[.M9];1;-0.5))" office:value-type="float" office:value="0" calcext:value-type="float">
            <text:p>0</text:p>
          </table:table-cell>
          <table:table-cell table:style-name="ce282" table:formula="of:=IF(ISBLANK([$Dérivation.R18]);0;IF([$Dérivation.R18]=[.N9];1;-0.5))" office:value-type="float" office:value="0" calcext:value-type="float">
            <text:p>0</text:p>
          </table:table-cell>
          <table:table-cell table:style-name="ce282" table:formula="of:=IF(ISBLANK([$Dérivation.S18]);0;IF([$Dérivation.S18]=[.O9];1;-0.5))" office:value-type="float" office:value="0" calcext:value-type="float">
            <text:p>0</text:p>
          </table:table-cell>
          <table:table-cell table:style-name="ce282" table:formula="of:=IF(ISBLANK([$Dérivation.T18]);0;IF([$Dérivation.T18]=[.P9];1;-0.5))" office:value-type="float" office:value="0" calcext:value-type="float">
            <text:p>0</text:p>
          </table:table-cell>
          <table:table-cell table:style-name="ce282" table:formula="of:=IF(ISBLANK([$Dérivation.U18]);0;IF([$Dérivation.U18]=[.Q9];1;-0.5))" office:value-type="float" office:value="0" calcext:value-type="float">
            <text:p>0</text:p>
          </table:table-cell>
          <table:table-cell table:style-name="ce293" table:number-columns-repeated="3"/>
          <table:table-cell table:style-name="ce386"/>
          <table:table-cell table:style-name="ce293" table:number-columns-repeated="2"/>
          <table:table-cell table:style-name="ce293" table:formula="of:=SUM([.Z9:.AJ9])" office:value-type="float" office:value="0" calcext:value-type="float">
            <text:p>0</text:p>
          </table:table-cell>
          <table:table-cell table:style-name="ce293" office:value-type="float" office:value="5" calcext:value-type="float">
            <text:p>5</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7" calcext:value-type="float">
            <text:p>7</text:p>
          </table:table-cell>
          <table:table-cell table:style-name="ce249" office:value-type="float" office:value="9" calcext:value-type="float">
            <text:p>9</text:p>
          </table:table-cell>
          <table:table-cell table:style-name="ce249" office:value-type="float" office:value="3" calcext:value-type="float">
            <text:p>3</text:p>
          </table:table-cell>
          <table:table-cell table:style-name="ce249" office:value-type="float" office:value="-7" calcext:value-type="float">
            <text:p>-7</text:p>
          </table:table-cell>
          <table:table-cell table:style-name="ce249" office:value-type="float" office:value="-6" calcext:value-type="float">
            <text:p>-6</text:p>
          </table:table-cell>
          <table:table-cell table:style-name="ce249"/>
          <table:table-cell table:style-name="Default" table:number-columns-repeated="3"/>
          <table:table-cell table:style-name="ce384" table:number-columns-repeated="3"/>
          <table:table-cell table:style-name="ce249" table:formula="of:=2*[.B10]*[.D10]" office:value-type="float" office:value="-126" calcext:value-type="float">
            <text:p>-126</text:p>
          </table:table-cell>
          <table:table-cell table:style-name="ce381" office:value-type="string" calcext:value-type="string">
            <text:p>x</text:p>
          </table:table-cell>
          <table:table-cell table:style-name="ce249" office:value-type="string" calcext:value-type="string">
            <text:p>+</text:p>
          </table:table-cell>
          <table:table-cell table:style-name="ce249" table:formula="of:=[.B10]*[.E10]+[.C10]*[.D10]" office:value-type="float" office:value="-75" calcext:value-type="float">
            <text:p>-75</text:p>
          </table:table-cell>
          <table:table-cell table:style-name="ce392"/>
          <table:table-cell table:style-name="Default" table:number-columns-repeated="8"/>
          <table:table-cell table:style-name="ce282" table:formula="of:=IF(ISBLANK([$Dérivation.Q20]);0;IF([$Dérivation.Q20]=[.M10];1;-0.5))" office:value-type="float" office:value="0" calcext:value-type="float">
            <text:p>0</text:p>
          </table:table-cell>
          <table:table-cell table:style-name="ce282" table:formula="of:=IF(ISBLANK([$Dérivation.R20]);0;IF([$Dérivation.R20]=[.N10];1;-0.5))" office:value-type="float" office:value="0" calcext:value-type="float">
            <text:p>0</text:p>
          </table:table-cell>
          <table:table-cell table:style-name="ce282" table:formula="of:=IF(ISBLANK([$Dérivation.S20]);0;IF([$Dérivation.S20]=[.O10];1;-0.5))" office:value-type="float" office:value="0" calcext:value-type="float">
            <text:p>0</text:p>
          </table:table-cell>
          <table:table-cell table:style-name="ce282" table:formula="of:=IF(ISBLANK([$Dérivation.T20]);0;IF([$Dérivation.T20]=[.P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Z10:.AJ10])" office:value-type="float" office:value="0" calcext:value-type="float">
            <text:p>0</text:p>
          </table:table-cell>
          <table:table-cell table:style-name="ce293" office:value-type="float" office:value="4" calcext:value-type="float">
            <text:p>4</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8" calcext:value-type="float">
            <text:p>8</text:p>
          </table:table-cell>
          <table:table-cell table:style-name="ce159" office:value-type="float" office:value="-3" calcext:value-type="float">
            <text:p>-3</text:p>
          </table:table-cell>
          <table:table-cell table:style-name="ce159" office:value-type="float" office:value="-8" calcext:value-type="float">
            <text:p>-8</text:p>
          </table:table-cell>
          <table:table-cell table:number-columns-repeated="2" table:style-name="ce159" office:value-type="float" office:value="2" calcext:value-type="float">
            <text:p>2</text:p>
          </table:table-cell>
          <table:table-cell table:style-name="ce159"/>
          <table:table-cell table:style-name="ce159" table:formula="of:=[.B11]*[.E11]-[.C11]*[.D11]" office:value-type="float" office:value="10" calcext:value-type="float">
            <text:p>10</text:p>
          </table:table-cell>
          <table:table-cell table:style-name="ce159" office:value-type="string" calcext:value-type="string">
            <text:p>PGCD Dénom</text:p>
          </table:table-cell>
          <table:table-cell table:style-name="ce159" table:formula="of:=GCD(ABS([.D11]);ABS([.E11]))" office:value-type="float" office:value="2" calcext:value-type="float">
            <text:p>2</text:p>
          </table:table-cell>
          <table:table-cell table:style-name="ce159"/>
          <table:table-cell table:style-name="ce212" table:formula="of:=GCD(ABS([.G11]);ABS([.D11])^2;ABS([.E11])^2)" office:value-type="float" office:value="2" calcext:value-type="float">
            <text:p>2</text:p>
          </table:table-cell>
          <table:table-cell table:style-name="ce159" table:number-columns-repeated="14"/>
          <table:table-cell table:style-name="ce283" table:number-columns-repeated="11"/>
          <table:table-cell table:style-name="ce283" table:formula="of:=SUM([.Z11:.AJ11])" office:value-type="float" office:value="0" calcext:value-type="float">
            <text:p>0</text:p>
          </table:table-cell>
          <table:table-cell table:style-name="ce283"/>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9" calcext:value-type="float">
            <text:p>9</text:p>
          </table:table-cell>
          <table:table-cell table:style-name="ce159"/>
          <table:table-cell table:style-name="ce159" table:formula="of:=ABS([.I11])^2/[.I12]" office:value-type="float" office:value="2" calcext:value-type="float">
            <text:p>2</text:p>
          </table:table-cell>
          <table:table-cell table:style-name="ce159" table:formula="of:=IF([.I11]=1;[.D11];SIGN([.D11])*[.D11]/[.$I$11])" office:value-type="float" office:value="1" calcext:value-type="float">
            <text:p>1</text:p>
          </table:table-cell>
          <table:table-cell table:style-name="ce159" table:formula="of:=IF([.I11]=1;[.E11];SIGN([.E11])*[.E11]/[.$I$11])" office:value-type="float" office:value="1" calcext:value-type="float">
            <text:p>1</text:p>
          </table:table-cell>
          <table:table-cell table:style-name="ce159"/>
          <table:table-cell table:style-name="ce159" table:formula="of:=[.G11]/[.I12]" office:value-type="float" office:value="5" calcext:value-type="float">
            <text:p>5</text:p>
          </table:table-cell>
          <table:table-cell table:style-name="ce159" office:value-type="string" calcext:value-type="string">
            <text:p>PGCD Num</text:p>
          </table:table-cell>
          <table:table-cell table:style-name="ce159" table:formula="of:=GCD(ABS([.G11]);[.I11]^2)" office:value-type="float" office:value="2" calcext:value-type="float">
            <text:p>2</text:p>
          </table:table-cell>
          <table:table-cell table:style-name="ce159"/>
          <table:table-cell table:style-name="ce212"/>
          <table:table-cell table:style-name="ce159"/>
          <table:table-cell table:style-name="ce159" table:formula="of:=IF([.G11]&lt;0;&quot;-&quot;;&quot;+&quot;)" office:value-type="string" office:string-value="+" calcext:value-type="string">
            <text:p>+</text:p>
          </table:table-cell>
          <table:table-cell table:style-name="ce159" table:formula="of:=ABS([.G12])" office:value-type="float" office:value="5" calcext:value-type="float">
            <text:p>5</text:p>
          </table:table-cell>
          <table:table-cell table:style-name="ce159" table:formula="of:=IF([.C12]=1;&quot;&quot;;[.C12])" office:value-type="float" office:value="2" calcext:value-type="float">
            <text:p>2</text:p>
          </table:table-cell>
          <table:table-cell table:style-name="ce159" office:value-type="string" calcext:value-type="string">
            <text:p>(</text:p>
          </table:table-cell>
          <table:table-cell table:style-name="ce159" table:formula="of:=IF([.D12]=-1;&quot;-&quot;;IF([.D12]=1;&quot;&quot;;[.D12]))">
            <text:p/>
          </table:table-cell>
          <table:table-cell table:style-name="ce334"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 calcext:value-type="float">
            <text:p>1</text:p>
          </table:table-cell>
          <table:table-cell table:style-name="ce159" office:value-type="string" calcext:value-type="string">
            <text:p>)^</text:p>
          </table:table-cell>
          <table:table-cell table:style-name="ce159" office:value-type="float" office:value="2" calcext:value-type="float">
            <text:p>2</text:p>
          </table:table-cell>
          <table:table-cell table:style-name="ce159" table:number-columns-repeated="3"/>
          <table:table-cell table:style-name="ce283" table:formula="of:=IF(ISBLANK([$Dérivation.Q22]);0;IF([$Dérivation.Q22]=[.M12];1;-0.5))" office:value-type="float" office:value="0" calcext:value-type="float">
            <text:p>0</text:p>
          </table:table-cell>
          <table:table-cell table:style-name="ce283" table:formula="of:=IF(ISBLANK([$Dérivation.R22]);0;IF([$Dérivation.R22]=[.N12];1;-0.5))" office:value-type="float" office:value="0" calcext:value-type="float">
            <text:p>0</text:p>
          </table:table-cell>
          <table:table-cell table:style-name="ce283" table:formula="of:=IF(ISBLANK([$Dérivation.R24]);0;IF([$Dérivation.R24]=[.O12];1;-0.5))" office:value-type="float" office:value="0" calcext:value-type="float">
            <text:p>0</text:p>
          </table:table-cell>
          <table:table-cell table:style-name="ce283"/>
          <table:table-cell table:style-name="ce283" table:formula="of:=IF(ISBLANK([$Dérivation.T24]);0;IF([$Dérivation.T24]=[.Q12];1;-0.5))" office:value-type="float" office:value="0" calcext:value-type="float">
            <text:p>0</text:p>
          </table:table-cell>
          <table:table-cell table:style-name="ce283"/>
          <table:table-cell table:style-name="ce283" table:formula="of:=IF(ISBLANK([$Dérivation.V24]);0;IF([$Dérivation.V24]=[.S12];1;-0.5))" office:value-type="float" office:value="0" calcext:value-type="float">
            <text:p>0</text:p>
          </table:table-cell>
          <table:table-cell table:style-name="ce283" table:formula="of:=IF(ISBLANK([$Dérivation.W24]);0;IF([$Dérivation.W24]=[.T12];1;-0.5))" office:value-type="float" office:value="0" calcext:value-type="float">
            <text:p>0</text:p>
          </table:table-cell>
          <table:table-cell table:style-name="ce283"/>
          <table:table-cell table:style-name="ce283" table:formula="of:=IF(ISBLANK([$Dérivation.Y24]);0;IF([$Dérivation.Y24]=[.V12];1;-0.5))" office:value-type="float" office:value="0" calcext:value-type="float">
            <text:p>0</text:p>
          </table:table-cell>
          <table:table-cell table:style-name="ce283"/>
          <table:table-cell table:style-name="ce283" table:formula="of:=SUM([.Z12:.AJ12])" office:value-type="float" office:value="0" calcext:value-type="float">
            <text:p>0</text:p>
          </table:table-cell>
          <table:table-cell table:style-name="ce283" table:formula="of:=7-COUNTBLANK([.M12:.V12])" office:value-type="float" office:value="6" calcext:value-type="float">
            <text:p>6</text:p>
          </table:table-cell>
          <table:table-cell table:style-name="ce199" table:number-columns-repeated="11"/>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1" calcext:value-type="float">
            <text:p>11</text:p>
          </table:table-cell>
          <table:table-cell table:style-name="ce161" office:value-type="float" office:value="-8" calcext:value-type="float">
            <text:p>-8</text:p>
          </table:table-cell>
          <table:table-cell table:style-name="ce161" office:value-type="float" office:value="6" calcext:value-type="float">
            <text:p>6</text:p>
          </table:table-cell>
          <table:table-cell table:number-columns-repeated="2" table:style-name="ce161" office:value-type="float" office:value="3" calcext:value-type="float">
            <text:p>3</text:p>
          </table:table-cell>
          <table:table-cell table:style-name="ce161"/>
          <table:table-cell table:style-name="ce161" table:formula="of:=[.E13]*[.B13]*[.C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C13]-1" office:value-type="float" office:value="5" calcext:value-type="float">
            <text:p>5</text:p>
          </table:table-cell>
          <table:table-cell table:style-name="ce161"/>
          <table:table-cell table:style-name="ce161" table:formula="of:=[.E13]-1" office:value-type="float" office:value="2" calcext:value-type="float">
            <text:p>2</text:p>
          </table:table-cell>
          <table:table-cell table:style-name="ce161" table:number-columns-repeated="9"/>
          <table:table-cell table:style-name="ce285" table:number-columns-repeated="11"/>
          <table:table-cell table:style-name="ce285" table:formula="of:=SUM([.Z13:.AJ13])" office:value-type="float" office:value="0" calcext:value-type="float">
            <text:p>0</text:p>
          </table:table-cell>
          <table:table-cell table:style-name="ce285"/>
          <table:table-cell table:style-name="ce199" table:number-columns-repeated="11"/>
          <table:table-cell table:style-name="ce1095"/>
          <table:table-cell table:style-name="ce1100"/>
          <table:table-cell table:style-name="ce196"/>
          <table:table-cell table:style-name="ce1090" table:number-columns-repeated="2"/>
          <table:table-cell table:style-name="ce1095" table:number-columns-repeated="3"/>
        </table:table-row>
        <table:table-row table:style-name="ro5">
          <table:table-cell table:style-name="ce674" office:value-type="float" office:value="12" calcext:value-type="float">
            <text:p>12</text:p>
          </table:table-cell>
          <table:table-cell table:style-name="ce161" table:formula="of:=[.B13]" office:value-type="float" office:value="-8" calcext:value-type="float">
            <text:p>-8</text:p>
          </table:table-cell>
          <table:table-cell table:style-name="ce161" table:formula="of:=[.C13]" office:value-type="float" office:value="6" calcext:value-type="float">
            <text:p>6</text:p>
          </table:table-cell>
          <table:table-cell table:style-name="ce161" table:formula="of:=[.D13]" office:value-type="float" office:value="3" calcext:value-type="float">
            <text:p>3</text:p>
          </table:table-cell>
          <table:table-cell table:style-name="ce161" table:formula="of:=[.E13]" office:value-type="float" office:value="3" calcext:value-type="float">
            <text:p>3</text:p>
          </table:table-cell>
          <table:table-cell table:style-name="ce161"/>
          <table:table-cell table:style-name="ce161" table:formula="of:=[.G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N13]" office:value-type="float" office:value="5" calcext:value-type="float">
            <text:p>5</text:p>
          </table:table-cell>
          <table:table-cell table:style-name="ce161" office:value-type="string" calcext:value-type="string">
            <text:p>(</text:p>
          </table:table-cell>
          <table:table-cell table:style-name="ce161" table:formula="of:=[.B14]" office:value-type="float" office:value="-8" calcext:value-type="float">
            <text:p>-8</text:p>
          </table:table-cell>
          <table:table-cell table:style-name="ce307" office:value-type="string" calcext:value-type="string">
            <text:p>x^</text:p>
          </table:table-cell>
          <table:table-cell table:style-name="ce161" table:formula="of:=[.C14]" office:value-type="float" office:value="6" calcext:value-type="float">
            <text:p>6</text:p>
          </table:table-cell>
          <table:table-cell table:style-name="ce161" table:formula="of:=IF([.D14]&lt;0;&quot;-&quot;;&quot;+&quot;)" office:value-type="string" office:string-value="+" calcext:value-type="string">
            <text:p>+</text:p>
          </table:table-cell>
          <table:table-cell table:style-name="ce161" table:formula="of:=ABS([.D14])" office:value-type="float" office:value="3" calcext:value-type="float">
            <text:p>3</text:p>
          </table:table-cell>
          <table:table-cell table:style-name="ce161" office:value-type="string" calcext:value-type="string">
            <text:p>)^</text:p>
          </table:table-cell>
          <table:table-cell table:style-name="ce161" table:formula="of:=[.P13]" office:value-type="float" office:value="2" calcext:value-type="float">
            <text:p>2</text:p>
          </table:table-cell>
          <table:table-cell table:style-name="ce161" table:number-columns-repeated="3"/>
          <table:table-cell table:style-name="ce285" table:formula="of:=IF(ISBLANK([$Dérivation.Q26]);0;IF([$Dérivation.Q26]=[.G14];1;-0.5))" office:value-type="float" office:value="0" calcext:value-type="float">
            <text:p>0</text:p>
          </table:table-cell>
          <table:table-cell table:style-name="ce285" table:formula="of:=IF(ISBLANK([$Dérivation.R26]);0;IF([$Dérivation.R26]=[.M14];1;-0.5))" office:value-type="float" office:value="0" calcext:value-type="float">
            <text:p>0</text:p>
          </table:table-cell>
          <table:table-cell table:style-name="ce285" table:formula="of:=IF(ISBLANK([$Dérivation.S26]);0;IF([$Dérivation.S26]=[.N14];1;-0.5))" office:value-type="float" office:value="0" calcext:value-type="float">
            <text:p>0</text:p>
          </table:table-cell>
          <table:table-cell table:style-name="ce285" table:formula="of:=IF(ISBLANK([$Dérivation.T26]);0;IF([$Dérivation.T26]=[.O14];1;-0.5))" office:value-type="float" office:value="0" calcext:value-type="float">
            <text:p>0</text:p>
          </table:table-cell>
          <table:table-cell table:style-name="ce285" table:formula="of:=IF(ISBLANK([$Dérivation.U26]);0;IF([$Dérivation.U26]=[.P14];1;-0.5))" office:value-type="float" office:value="0" calcext:value-type="float">
            <text:p>0</text:p>
          </table:table-cell>
          <table:table-cell table:style-name="ce285" table:formula="of:=IF(ISBLANK([$Dérivation.V26]);0;IF([$Dérivation.V26]=[.Q14];1;-0.5))" office:value-type="float" office:value="0" calcext:value-type="float">
            <text:p>0</text:p>
          </table:table-cell>
          <table:table-cell table:style-name="ce285" table:formula="of:=IF(ISBLANK([$Dérivation.W26]);0;IF([$Dérivation.W26]=[.R14];1;-0.5))" office:value-type="float" office:value="0" calcext:value-type="float">
            <text:p>0</text:p>
          </table:table-cell>
          <table:table-cell table:style-name="ce285" table:formula="of:=IF(ISBLANK([$Dérivation.X26]);0;IF([$Dérivation.X26]=[.S14];1;-0.5))" office:value-type="float" office:value="0" calcext:value-type="float">
            <text:p>0</text:p>
          </table:table-cell>
          <table:table-cell table:style-name="ce285" table:formula="of:=IF(ISBLANK([$Dérivation.Y26]);0;IF([$Dérivation.Y26]=[.T14];1;-0.5))" office:value-type="float" office:value="0" calcext:value-type="float">
            <text:p>0</text:p>
          </table:table-cell>
          <table:table-cell table:style-name="ce285" table:formula="of:=IF(ISBLANK([$Dérivation.Z26]);0;IF([$Dérivation.Z26]=[.U14];1;-0.5))" office:value-type="float" office:value="0" calcext:value-type="float">
            <text:p>0</text:p>
          </table:table-cell>
          <table:table-cell table:style-name="ce285" table:formula="of:=IF(ISBLANK([$Dérivation.AA26]);0;IF([$Dérivation.AA26]=[.V14];1;-0.5))" office:value-type="float" office:value="0" calcext:value-type="float">
            <text:p>0</text:p>
          </table:table-cell>
          <table:table-cell table:style-name="ce285" table:formula="of:=SUM([.Z14:.AJ14])"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3" calcext:value-type="float">
            <text:p>13</text:p>
          </table:table-cell>
          <table:table-cell table:style-name="ce162" office:value-type="float" office:value="9" calcext:value-type="float">
            <text:p>9</text:p>
          </table:table-cell>
          <table:table-cell table:style-name="ce162" office:value-type="float" office:value="-9" calcext:value-type="float">
            <text:p>-9</text:p>
          </table:table-cell>
          <table:table-cell table:style-name="ce162" table:number-columns-repeated="4"/>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16"/>
          <table:table-cell table:style-name="ce286" table:number-columns-repeated="11"/>
          <table:table-cell table:style-name="ce286" table:formula="of:=SUM([.Z15:.AJ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4" calcext:value-type="float">
            <text:p>14</text:p>
          </table:table-cell>
          <table:table-cell table:style-name="ce162" table:formula="of:=[.B15]/[.I15]" office:value-type="float" office:value="9" calcext:value-type="float">
            <text:p>9</text:p>
          </table:table-cell>
          <table:table-cell table:style-name="ce170" table:number-columns-repeated="7"/>
          <table:table-cell table:style-name="ce162" table:number-columns-repeated="3"/>
          <table:table-cell table:style-name="ce162" table:formula="of:=IF([.B15]&lt;0;&quot;-&quot;;&quot;&quot;)">
            <text:p/>
          </table:table-cell>
          <table:table-cell table:style-name="ce162" table:formula="of:=ABS([.B16])" office:value-type="float" office:value="9" calcext:value-type="float">
            <text:p>9</text:p>
          </table:table-cell>
          <table:table-cell table:style-name="ce162" table:formula="of:=IF([.I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9" calcext:value-type="float">
            <text:p>9</text:p>
          </table:table-cell>
          <table:table-cell table:style-name="ce341"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9" calcext:value-type="float">
            <text:p>9</text:p>
          </table:table-cell>
          <table:table-cell table:style-name="ce162" office:value-type="string" calcext:value-type="string">
            <text:p>)</text:p>
          </table:table-cell>
          <table:table-cell table:style-name="ce162" table:number-columns-repeated="3"/>
          <table:table-cell table:style-name="ce286" table:formula="of:=IF(ISBLANK([$Dérivation.Q28]);0;IF([$Dérivation.Q28]=[.M16];1;-0.5))" office:value-type="float" office:value="0" calcext:value-type="float">
            <text:p>0</text:p>
          </table:table-cell>
          <table:table-cell table:style-name="ce286" table:formula="of:=IF(ISBLANK([$Dérivation.R28]);0;IF([$Dérivation.R28]=[.N16];1;-0.5))" office:value-type="float" office:value="0" calcext:value-type="float">
            <text:p>0</text:p>
          </table:table-cell>
          <table:table-cell table:style-name="ce286" table:formula="of:=IF(ISBLANK([$Dérivation.R30]);0;IF([$Dérivation.R30]=[.O16];1;-0.5))" office:value-type="float" office:value="0" calcext:value-type="float">
            <text:p>0</text:p>
          </table:table-cell>
          <table:table-cell table:style-name="ce286" table:formula="of:=IF(ISBLANK([$Dérivation.S30]);0;IF([$Dérivation.S30]=[.P16];1;-0.5))" office:value-type="float" office:value="0" calcext:value-type="float">
            <text:p>0</text:p>
          </table:table-cell>
          <table:table-cell table:style-name="ce286"/>
          <table:table-cell table:style-name="ce286" table:formula="of:=IF(ISBLANK([$Dérivation.U30]);0;IF([$Dérivation.U30]=[.R16];1;-0.5))" office:value-type="float" office:value="0" calcext:value-type="float">
            <text:p>0</text:p>
          </table:table-cell>
          <table:table-cell table:style-name="ce286" table:formula="of:=IF(ISBLANK([$Dérivation.V30]);0;IF([$Dérivation.V30]=[.S16];1;-0.5))" office:value-type="float" office:value="0" calcext:value-type="float">
            <text:p>0</text:p>
          </table:table-cell>
          <table:table-cell table:style-name="ce286" table:formula="of:=IF(ISBLANK([$Dérivation.W30]);0;IF([$Dérivation.W30]=[.T16];1;-0.5))" office:value-type="float" office:value="0" calcext:value-type="float">
            <text:p>0</text:p>
          </table:table-cell>
          <table:table-cell table:style-name="ce286" table:formula="of:=IF(ISBLANK([$Dérivation.X30]);0;IF([$Dérivation.X30]=[.U16];1;-0.5))" office:value-type="float" office:value="0" calcext:value-type="float">
            <text:p>0</text:p>
          </table:table-cell>
          <table:table-cell table:style-name="ce286" table:number-columns-repeated="2"/>
          <table:table-cell table:style-name="ce286" table:formula="of:=SUM([.Z16:.AJ16])" office:value-type="float" office:value="0" calcext:value-type="float">
            <text:p>0</text:p>
          </table:table-cell>
          <table:table-cell table:style-name="ce286" table:formula="of:=8-COUNTBLANK([.M16:.V16])" office:value-type="float" office:value="7" calcext:value-type="float">
            <text:p>7</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5" calcext:value-type="float">
            <text:p>15</text:p>
          </table:table-cell>
          <table:table-cell table:style-name="ce249" office:value-type="float" office:value="-12" calcext:value-type="float">
            <text:p>-12</text:p>
          </table:table-cell>
          <table:table-cell table:style-name="ce249" office:value-type="float" office:value="7" calcext:value-type="float">
            <text:p>7</text:p>
          </table:table-cell>
          <table:table-cell table:style-name="ce249" table:number-columns-repeated="9"/>
          <table:table-cell table:style-name="ce249" table:formula="of:=IF([.B17]*(-[.C17])&lt;0;&quot;-&quot;;&quot;&quot;)">
            <text:p/>
          </table:table-cell>
          <table:table-cell table:style-name="ce249" table:formula="of:=ABS([.B17]*(-[.C17]))" office:value-type="float" office:value="84" calcext:value-type="float">
            <text:p>84</text:p>
          </table:table-cell>
          <table:table-cell table:style-name="ce381" office:value-type="string" calcext:value-type="string">
            <text:p>x^</text:p>
          </table:table-cell>
          <table:table-cell table:style-name="ce249" table:formula="of:=ABS(-[.C17]-1)" office:value-type="float" office:value="8" calcext:value-type="float">
            <text:p>8</text:p>
          </table:table-cell>
          <table:table-cell table:style-name="ce249" table:number-columns-repeated="9"/>
          <table:table-cell table:style-name="ce357" table:formula="of:=IF(ISBLANK([$Dérivation.Q32]);0;IF([$Dérivation.Q32]=[.M17];1;-0.5))" office:value-type="float" office:value="0" calcext:value-type="float">
            <text:p>0</text:p>
          </table:table-cell>
          <table:table-cell table:style-name="ce357" table:formula="of:=IF(ISBLANK([$Dérivation.R32]);0;IF([$Dérivation.R32]=[.N17];1;-0.5))" office:value-type="float" office:value="0" calcext:value-type="float">
            <text:p>0</text:p>
          </table:table-cell>
          <table:table-cell table:style-name="ce357" table:formula="of:=IF(ISBLANK([$Dérivation.R34]);0;IF([$Dérivation.R34]=[.O17];1;-0.5))" office:value-type="float" office:value="0" calcext:value-type="float">
            <text:p>0</text:p>
          </table:table-cell>
          <table:table-cell table:style-name="ce357" table:formula="of:=IF(ISBLANK([$Dérivation.S34]);0;IF([$Dérivation.S34]=[.P17];1;-0.5))" office:value-type="float" office:value="0" calcext:value-type="float">
            <text:p>0</text:p>
          </table:table-cell>
          <table:table-cell table:style-name="ce353"/>
          <table:table-cell table:style-name="ce336" table:number-columns-repeated="4"/>
          <table:table-cell table:style-name="ce359"/>
          <table:table-cell table:style-name="ce336"/>
          <table:table-cell table:style-name="ce353" table:formula="of:=SUM([.Z17:.AJ17])" office:value-type="float" office:value="0" calcext:value-type="float">
            <text:p>0</text:p>
          </table:table-cell>
          <table:table-cell table:style-name="ce353" table:formula="of:=4-COUNTBLANK([.M16:.V16])" office:value-type="float" office:value="3" calcext:value-type="float">
            <text:p>3</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6" calcext:value-type="float">
            <text:p>16</text:p>
          </table:table-cell>
          <table:table-cell table:style-name="ce213" office:value-type="float" office:value="1" calcext:value-type="float">
            <text:p>1</text:p>
          </table:table-cell>
          <table:table-cell table:style-name="ce213" office:value-type="float" office:value="-2" calcext:value-type="float">
            <text:p>-2</text:p>
          </table:table-cell>
          <table:table-cell table:style-name="ce213" office:value-type="float" office:value="2" calcext:value-type="float">
            <text:p>2</text:p>
          </table:table-cell>
          <table:table-cell table:style-name="ce213" office:value-type="float" office:value="3" calcext:value-type="float">
            <text:p>3</text:p>
          </table:table-cell>
          <table:table-cell table:style-name="ce213" table:number-columns-repeated="7"/>
          <table:table-cell table:style-name="ce314" table:number-columns-repeated="9"/>
          <table:table-cell table:style-name="ce213" table:number-columns-repeated="4"/>
          <table:table-cell table:style-name="ce375" table:number-columns-repeated="4"/>
          <table:table-cell table:style-name="ce399"/>
          <table:table-cell table:style-name="ce375" table:number-columns-repeated="4"/>
          <table:table-cell table:style-name="ce407"/>
          <table:table-cell table:style-name="ce375" table:number-columns-repeated="2"/>
          <table:table-cell table:style-name="ce399"/>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7" calcext:value-type="float">
            <text:p>17</text:p>
          </table:table-cell>
          <table:table-cell table:style-name="ce213"/>
          <table:table-cell table:style-name="ce213" table:formula="of:=-[.B18]*[.C18]*[.E18]" office:value-type="float" office:value="6" calcext:value-type="float">
            <text:p>6</text:p>
          </table:table-cell>
          <table:table-cell table:style-name="ce213" table:number-columns-repeated="9"/>
          <table:table-cell table:style-name="ce213" table:formula="of:=IF([.C19]&lt;0;&quot;-&quot;;&quot;&quot;)">
            <text:p/>
          </table:table-cell>
          <table:table-cell table:style-name="ce213" table:formula="of:=ABS(-[.B18]*[.C18]*[.E18])" office:value-type="float" office:value="6" calcext:value-type="float">
            <text:p>6</text:p>
          </table:table-cell>
          <table:table-cell table:style-name="ce213" office:value-type="string" calcext:value-type="string">
            <text:p>(</text:p>
          </table:table-cell>
          <table:table-cell table:style-name="ce213" table:formula="of:=[.C18]" office:value-type="float" office:value="-2" calcext:value-type="float">
            <text:p>-2</text:p>
          </table:table-cell>
          <table:table-cell table:style-name="ce347" office:value-type="string" calcext:value-type="string">
            <text:p>x</text:p>
          </table:table-cell>
          <table:table-cell table:style-name="ce213" table:formula="of:=IF([.D18]&lt;0;&quot;-&quot;;&quot;+&quot;)" office:value-type="string" office:string-value="+" calcext:value-type="string">
            <text:p>+</text:p>
          </table:table-cell>
          <table:table-cell table:style-name="ce213" table:formula="of:=ABS([.D18])" office:value-type="float" office:value="2" calcext:value-type="float">
            <text:p>2</text:p>
          </table:table-cell>
          <table:table-cell table:style-name="ce213" office:value-type="string" calcext:value-type="string">
            <text:p>)^</text:p>
          </table:table-cell>
          <table:table-cell table:style-name="ce213" table:formula="of:=[.E18]+1" office:value-type="float" office:value="4" calcext:value-type="float">
            <text:p>4</text:p>
          </table:table-cell>
          <table:table-cell table:style-name="ce213" table:number-columns-repeated="4"/>
          <table:table-cell table:style-name="ce376" table:formula="of:=IF(ISBLANK([$Dérivation.Q36]);0;IF([$Dérivation.Q36]=[.M19];1;-0.5))" office:value-type="float" office:value="0" calcext:value-type="float">
            <text:p>0</text:p>
          </table:table-cell>
          <table:table-cell table:style-name="ce376" table:formula="of:=IF(ISBLANK([$Dérivation.R36]);0;IF([$Dérivation.R36]=[.N19];1;-0.5))" office:value-type="float" office:value="0" calcext:value-type="float">
            <text:p>0</text:p>
          </table:table-cell>
          <table:table-cell table:style-name="ce376" table:formula="of:=IF(ISBLANK([$Dérivation.R38]);0;IF([$Dérivation.R38]=[.O19];1;-0.5))" office:value-type="float" office:value="0" calcext:value-type="float">
            <text:p>0</text:p>
          </table:table-cell>
          <table:table-cell table:style-name="ce376" table:formula="of:=IF(ISBLANK([$Dérivation.S38]);0;IF([$Dérivation.S38]=[.P19];1;-0.5))" office:value-type="float" office:value="0" calcext:value-type="float">
            <text:p>0</text:p>
          </table:table-cell>
          <table:table-cell table:style-name="ce376" table:formula="of:=IF(ISBLANK([$Dérivation.T38]);0;IF([$Dérivation.T38]=[.Q19];1;-0.5))" office:value-type="float" office:value="0" calcext:value-type="float">
            <text:p>0</text:p>
          </table:table-cell>
          <table:table-cell table:style-name="ce376" table:formula="of:=IF(ISBLANK([$Dérivation.U38]);0;IF([$Dérivation.U38]=[.R19];1;-0.5))" office:value-type="float" office:value="0" calcext:value-type="float">
            <text:p>0</text:p>
          </table:table-cell>
          <table:table-cell table:style-name="ce376" table:formula="of:=IF(ISBLANK([$Dérivation.V38]);0;IF([$Dérivation.V38]=[.S19];1;-0.5))" office:value-type="float" office:value="0" calcext:value-type="float">
            <text:p>0</text:p>
          </table:table-cell>
          <table:table-cell table:style-name="ce376" table:formula="of:=IF(ISBLANK([$Dérivation.W38]);0;IF([$Dérivation.W38]=[.T19];1;-0.5))" office:value-type="float" office:value="0" calcext:value-type="float">
            <text:p>0</text:p>
          </table:table-cell>
          <table:table-cell table:style-name="ce376" table:formula="of:=IF(ISBLANK([$Dérivation.X38]);0;IF([$Dérivation.X38]=[.U19];1;-0.5))" office:value-type="float" office:value="0" calcext:value-type="float">
            <text:p>0</text:p>
          </table:table-cell>
          <table:table-cell table:style-name="ce407"/>
          <table:table-cell table:style-name="ce375"/>
          <table:table-cell table:style-name="ce399" table:formula="of:=SUM([.Z19:.AJ19])" office:value-type="float" office:value="0" calcext:value-type="float">
            <text:p>0</text:p>
          </table:table-cell>
          <table:table-cell table:style-name="ce399" table:formula="of:=9-COUNTBLANK([.M19:.U19])" office:value-type="float" office:value="8" calcext:value-type="float">
            <text:p>8</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8" calcext:value-type="float">
            <text:p>18</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9" calcext:value-type="float">
            <text:p>19</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20" calcext:value-type="float">
            <text:p>20</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21" calcext:value-type="float">
            <text:p>21</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22" calcext:value-type="float">
            <text:p>22</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table-cell table:style-name="ce193"/>
          <table:table-cell table:style-name="ce196" table:number-columns-repeated="15"/>
          <table:table-cell table:style-name="ce199" table:number-columns-repeated="2"/>
          <table:table-cell table:style-name="ce196" table:number-columns-repeated="6"/>
          <table:table-cell table:style-name="ce199" table:number-columns-repeated="2"/>
          <table:table-cell/>
          <table:table-cell table:style-name="ce1100"/>
          <table:table-cell table:style-name="ce199" table:number-columns-repeated="4"/>
          <table:table-cell table:style-name="ce1103"/>
          <table:table-cell table:style-name="ce199"/>
          <table:table-cell table:style-name="ce361" table:formula="of:=SUM([.AK4:.AK24])" office:value-type="float" office:value="0" calcext:value-type="float">
            <text:p>0</text:p>
          </table:table-cell>
          <table:table-cell table:style-name="ce361" table:formula="of:=SUM([.AL4:.AL24])" office:value-type="float" office:value="53" calcext:value-type="float">
            <text:p>53</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number-columns-repeated="25"/>
          <table:table-cell table:style-name="ce437" table:number-columns-repeated="2"/>
          <table:table-cell/>
          <table:table-cell table:style-name="ce1100"/>
          <table:table-cell table:style-name="ce199" table:number-columns-repeated="4"/>
          <table:table-cell table:style-name="ce1103"/>
          <table:table-cell table:style-name="ce199"/>
          <table:table-cell table:style-name="ce362" office:value-type="string" calcext:value-type="string">
            <text:p>Note</text:p>
          </table:table-cell>
          <table:table-cell table:style-name="ce362" table:formula="of:=[.AK25]/[.AL25]*20" office:value-type="float" office:value="0" calcext:value-type="float">
            <text:p>0</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number-columns-repeated="27"/>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4"/>
          <table:table-cell table:style-name="ce196" table:number-columns-repeated="11"/>
          <table:table-cell table:style-name="ce288" table:number-columns-repeated="3"/>
          <table:table-cell table:style-name="ce313" table:number-columns-repeated="2"/>
          <table:table-cell table:style-name="ce196" table:number-columns-repeated="11"/>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1"/>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number-columns-repeated="11"/>
          <table:table-cell table:style-name="ce288" table:number-columns-repeated="3"/>
          <table:table-cell table:style-name="ce193" table:number-columns-repeated="2"/>
          <table:table-cell table:style-name="ce196"/>
          <table:table-cell table:style-name="ce195" table:number-columns-spanned="6" table:number-rows-spanned="1"/>
          <table:covered-table-cell table:number-columns-repeated="5" table:style-name="ce196"/>
          <table:table-cell table:style-name="ce196" table:number-columns-repeated="4"/>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5"/>
          <table:table-cell table:style-name="ce196"/>
          <table:table-cell table:style-name="ce195" table:number-columns-repeated="2"/>
          <table:table-cell table:style-name="ce196" table:number-columns-repeated="8"/>
          <table:table-cell table:style-name="ce199" table:number-columns-repeated="4"/>
          <table:table-cell table:style-name="ce193"/>
          <table:table-cell table:style-name="ce196"/>
          <table:table-cell table:style-name="ce426" table:number-columns-repeated="8"/>
          <table:table-cell table:style-name="ce436"/>
          <table:table-cell table:style-name="ce199"/>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11"/>
          <table:table-cell table:style-name="ce196"/>
          <table:table-cell table:style-name="ce309" table:number-columns-spanned="2" table:number-rows-spanned="1"/>
          <table:covered-table-cell table:style-name="ce193"/>
          <table:table-cell table:style-name="ce309" table:number-columns-spanned="2" table:number-rows-spanned="1"/>
          <table:covered-table-cell table:style-name="ce196"/>
          <table:table-cell table:style-name="ce19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4"/>
          <table:table-cell table:style-name="ce297"/>
          <table:table-cell table:style-name="ce193" table:number-columns-repeated="4"/>
          <table:table-cell table:style-name="ce196" table:number-columns-repeated="3"/>
          <table:table-cell table:style-name="ce411" table:number-columns-spanned="2" table:number-rows-spanned="1"/>
          <table:covered-table-cell table:style-name="ce193"/>
          <table:table-cell table:style-name="ce411" table:number-columns-spanned="2" table:number-rows-spanned="1"/>
          <table:covered-table-cell table:style-name="ce196"/>
          <table:table-cell table:style-name="ce19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5"/>
          <table:table-cell table:style-name="ce196" table:number-columns-repeated="2"/>
          <table:table-cell table:style-name="ce195"/>
          <table:table-cell table:style-name="ce327"/>
          <table:table-cell table:style-name="ce196" table:number-columns-repeated="4"/>
          <table:table-cell table:style-name="ce193" table:number-columns-repeated="2"/>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4"/>
          <table:table-cell table:style-name="ce297"/>
          <table:table-cell table:style-name="ce193" table:number-columns-repeated="6"/>
          <table:table-cell table:style-name="ce196" table:number-columns-repeated="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5"/>
          <table:table-cell table:style-name="ce196" table:number-columns-repeated="3"/>
          <table:table-cell table:style-name="ce297"/>
          <table:table-cell table:style-name="ce327"/>
          <table:table-cell table:style-name="ce196"/>
          <table:table-cell table:style-name="ce327"/>
          <table:table-cell table:style-name="ce196" table:number-columns-repeated="9"/>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11"/>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number-columns-repeated="29"/>
        </table:table-row>
        <table:table-row table:style-name="ro5">
          <table:table-cell table:style-name="ce195"/>
          <table:table-cell table:style-name="ce196" table:number-columns-repeated="2"/>
          <table:table-cell table:style-name="ce297"/>
          <table:table-cell table:style-name="ce327"/>
          <table:table-cell table:style-name="ce196"/>
          <table:table-cell table:style-name="ce327"/>
          <table:table-cell table:style-name="ce297" table:number-columns-repeated="2"/>
          <table:table-cell table:style-name="ce193" table:number-columns-repeated="8"/>
          <table:table-cell table:style-name="ce199" table:number-columns-spanned="1" table:number-rows-spanned="3"/>
          <table:table-cell table:style-name="ce199" table:number-columns-repeated="10"/>
          <table:table-cell table:number-columns-repeated="29"/>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number-columns-repeated="29"/>
        </table:table-row>
        <table:table-row table:style-name="ro5">
          <table:table-cell table:style-name="ce195"/>
          <table:table-cell table:style-name="ce196" table:number-columns-repeated="10"/>
          <table:table-cell table:style-name="ce193" table:number-columns-repeated="6"/>
          <table:covered-table-cell table:style-name="ce193"/>
          <table:table-cell table:style-name="ce199" table:number-columns-repeated="10"/>
          <table:table-cell table:number-columns-repeated="29"/>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2"/>
          <table:table-cell table:style-name="ce297"/>
          <table:table-cell table:style-name="ce327"/>
          <table:table-cell table:style-name="ce196"/>
          <table:table-cell table:style-name="ce327"/>
          <table:table-cell table:style-name="ce297"/>
          <table:table-cell table:style-name="ce193"/>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2"/>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10"/>
          <table:table-cell table:style-name="ce193" table:number-columns-repeated="7"/>
          <table:table-cell table:style-name="ce1076" table:number-columns-repeated="2"/>
          <table:table-cell table:style-name="ce193" table:number-columns-repeated="6"/>
          <table:table-cell table:style-name="ce199" table:number-columns-repeated="2"/>
          <table:table-cell table:style-name="ce196"/>
          <table:table-cell table:number-columns-repeated="28"/>
        </table:table-row>
        <table:table-row table:style-name="ro5">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11"/>
          <table:table-cell table:style-name="ce199" table:number-columns-repeated="2"/>
          <table:table-cell table:style-name="ce193" table:number-columns-repeated="6"/>
          <table:table-cell table:style-name="ce437" table:number-columns-repeated="2"/>
          <table:table-cell table:style-name="ce196"/>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93" table:number-columns-repeated="8"/>
          <table:table-cell table:style-name="ce421"/>
          <table:table-cell table:style-name="ce193" table:number-columns-repeated="12"/>
          <table:table-cell table:style-name="ce196"/>
          <table:table-cell table:number-columns-repeated="28"/>
        </table:table-row>
        <table:table-row table:style-name="ro5">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21"/>
          <table:table-cell table:style-name="ce196"/>
          <table:table-cell table:number-columns-repeated="28"/>
        </table:table-row>
        <table:table-row table:style-name="ro5">
          <table:table-cell table:style-name="ce193" table:number-columns-repeated="28"/>
          <table:table-cell table:style-name="ce196"/>
          <table:table-cell table:number-columns-repeated="28"/>
        </table:table-row>
        <table:table-row table:style-name="ro5">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5">
          <table:table-cell table:style-name="ce196" table:number-columns-repeated="29"/>
          <table:table-cell table:number-columns-repeated="28"/>
        </table:table-row>
        <table:table-row table:style-name="ro5">
          <table:table-cell table:style-name="ce196" table:number-columns-repeated="12"/>
          <table:table-cell table:style-name="ce193" table:number-columns-repeated="5"/>
          <table:table-cell table:style-name="ce196" table:number-columns-repeated="3"/>
          <table:table-cell table:style-name="ce288" table:number-columns-repeated="3"/>
          <table:table-cell table:style-name="ce196" table:number-columns-repeated="6"/>
          <table:table-cell table:number-columns-repeated="28"/>
        </table:table-row>
        <table:table-row table:style-name="ro5">
          <table:table-cell table:style-name="ce195"/>
          <table:table-cell table:style-name="ce196" table:number-columns-repeated="4"/>
          <table:table-cell table:style-name="ce193" table:number-columns-repeated="12"/>
          <table:table-cell table:style-name="ce196" table:number-columns-repeated="3"/>
          <table:table-cell table:style-name="ce199" table:number-columns-repeated="3"/>
          <table:table-cell table:style-name="ce196" table:number-columns-repeated="6"/>
          <table:table-cell table:number-columns-repeated="28"/>
        </table:table-row>
        <table:table-row table:style-name="ro5">
          <table:table-cell table:style-name="ce196" table:number-columns-spanned="4" table:number-rows-spanned="1"/>
          <table:covered-table-cell table:number-columns-repeated="3" table:style-name="ce196"/>
          <table:table-cell table:style-name="ce196"/>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5">
          <table:table-cell table:style-name="ce195"/>
          <table:table-cell table:style-name="ce196" table:number-columns-repeated="4"/>
          <table:table-cell table:style-name="ce193" table:number-columns-repeated="8"/>
          <table:table-cell table:style-name="ce196" table:number-columns-repeated="7"/>
          <table:table-cell table:style-name="ce199" table:number-columns-repeated="3"/>
          <table:table-cell table:style-name="ce196" table:number-columns-repeated="6"/>
          <table:table-cell table:number-columns-repeated="28"/>
        </table:table-row>
        <table:table-row table:style-name="ro5">
          <table:table-cell table:style-name="ce196" table:number-columns-repeated="11"/>
          <table:table-cell table:style-name="ce193" table:number-columns-repeated="2"/>
          <table:table-cell table:style-name="ce196" table:number-columns-repeated="7"/>
          <table:table-cell table:style-name="ce288" table:number-columns-repeated="3"/>
          <table:table-cell table:style-name="ce196" table:number-columns-repeated="6"/>
          <table:table-cell table:number-columns-repeated="28"/>
        </table:table-row>
        <table:table-row table:style-name="ro5">
          <table:table-cell table:style-name="ce196"/>
          <table:table-cell table:style-name="ce195"/>
          <table:table-cell table:style-name="ce196" table:number-columns-repeated="9"/>
          <table:table-cell table:style-name="ce193"/>
          <table:table-cell table:style-name="ce196" table:number-columns-repeated="8"/>
          <table:table-cell table:style-name="ce199" table:number-columns-repeated="3"/>
          <table:table-cell table:style-name="ce196" table:number-columns-repeated="6"/>
          <table:table-cell table:number-columns-repeated="28"/>
        </table:table-row>
        <table:table-row table:style-name="ro5">
          <table:table-cell table:style-name="ce196"/>
          <table:table-cell table:style-name="ce196" table:number-columns-spanned="8" table:number-rows-spanned="1"/>
          <table:covered-table-cell table:number-columns-repeated="7" table:style-name="ce196"/>
          <table:table-cell table:style-name="ce196" table:number-columns-repeated="20"/>
          <table:table-cell table:number-columns-repeated="28"/>
        </table:table-row>
        <table:table-row table:style-name="ro5">
          <table:table-cell table:style-name="ce196" table:number-columns-repeated="3"/>
          <table:table-cell table:style-name="ce195"/>
          <table:table-cell table:style-name="ce196" table:number-columns-repeated="14"/>
          <table:table-cell table:style-name="ce426" table:number-columns-repeated="7"/>
          <table:table-cell table:style-name="ce199"/>
          <table:table-cell table:style-name="ce436"/>
          <table:table-cell table:style-name="ce199"/>
          <table:table-cell table:style-name="ce196"/>
          <table:table-cell table:number-columns-repeated="28"/>
        </table:table-row>
        <table:table-row table:style-name="ro5">
          <table:table-cell table:style-name="ce196" table:number-columns-repeated="17"/>
          <table:table-cell table:style-name="ce199" table:number-columns-spanned="1" table:number-rows-spanned="2"/>
          <table:table-cell table:style-name="ce199" table:number-columns-repeated="10"/>
          <table:table-cell table:style-name="ce196"/>
          <table:table-cell table:number-columns-repeated="28"/>
        </table:table-row>
        <table:table-row table:style-name="ro5">
          <table:table-cell table:style-name="ce196"/>
          <table:table-cell table:style-name="ce195"/>
          <table:table-cell table:style-name="ce196" table:number-columns-repeated="15"/>
          <table:covered-table-cell table:style-name="ce199"/>
          <table:table-cell table:style-name="ce199" table:number-columns-repeated="10"/>
          <table:table-cell table:style-name="ce196"/>
          <table:table-cell table:number-columns-repeated="28"/>
        </table:table-row>
        <table:table-row table:style-name="ro5">
          <table:table-cell table:style-name="ce196"/>
          <table:table-cell table:style-name="ce196" table:number-columns-spanned="7" table:number-rows-spanned="1"/>
          <table:covered-table-cell table:number-columns-repeated="6" table:style-name="ce196"/>
          <table:table-cell table:style-name="ce196" table:number-columns-repeated="9"/>
          <table:table-cell table:style-name="ce199" table:number-columns-spanned="1" table:number-rows-spanned="2"/>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5"/>
          <table:table-cell table:style-name="ce196" table:number-columns-repeated="13"/>
          <table:covered-table-cell table:style-name="ce199"/>
          <table:table-cell table:style-name="ce199" table:number-columns-repeated="10"/>
          <table:table-cell table:style-name="ce196"/>
          <table:table-cell table:number-columns-repeated="28"/>
        </table:table-row>
        <table:table-row table:style-name="ro5">
          <table:table-cell table:style-name="ce196" table:number-columns-repeated="17"/>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6"/>
          <table:table-cell table:style-name="ce195"/>
          <table:table-cell table:style-name="ce196" table:number-columns-repeated="6"/>
          <table:table-cell table:style-name="ce196" table:number-columns-spanned="3" table:number-rows-spanned="1"/>
          <table:covered-table-cell table:number-columns-repeated="2" table:style-name="ce196"/>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5">
          <table:table-cell table:style-name="ce196"/>
          <table:table-cell table:style-name="ce196" table:number-columns-spanned="6" table:number-rows-spanned="1"/>
          <table:covered-table-cell table:number-columns-repeated="5" table:style-name="ce196"/>
          <table:table-cell table:style-name="ce196"/>
          <table:table-cell table:style-name="ce196" table:number-columns-spanned="3" table:number-rows-spanned="1"/>
          <table:covered-table-cell table:number-columns-repeated="2" table:style-name="ce196"/>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5">
          <table:table-cell table:style-name="ce193"/>
          <table:table-cell table:style-name="ce196"/>
          <table:table-cell table:style-name="ce195"/>
          <table:table-cell table:style-name="ce196" table:number-columns-repeated="14"/>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6" table:number-columns-repeated="17"/>
          <table:covered-table-cell table:style-name="ce196"/>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6" table:number-columns-spanned="4" table:number-rows-spanned="1"/>
          <table:covered-table-cell table:number-columns-repeated="3" table:style-name="ce196"/>
          <table:table-cell table:style-name="ce196" table:number-columns-repeated="10"/>
          <table:covered-table-cell table:style-name="ce196"/>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6" table:number-columns-spanned="4" table:number-rows-spanned="1"/>
          <table:covered-table-cell table:number-columns-repeated="3" table:style-name="ce196"/>
          <table:table-cell table:style-name="ce196" table:number-columns-repeated="10"/>
          <table:table-cell table:style-name="ce199" table:number-columns-repeated="11"/>
          <table:table-cell table:style-name="ce196"/>
          <table:table-cell table:number-columns-repeated="28"/>
        </table:table-row>
        <table:table-row table:style-name="ro5">
          <table:table-cell table:style-name="ce193"/>
          <table:table-cell table:style-name="ce196" table:number-columns-repeated="2"/>
          <table:table-cell table:style-name="ce195"/>
          <table:table-cell table:style-name="ce196" table:number-columns-repeated="14"/>
          <table:table-cell table:style-name="ce199" table:number-columns-repeated="8"/>
          <table:table-cell table:style-name="ce437" table:number-columns-repeated="2"/>
          <table:table-cell table:style-name="ce196"/>
          <table:table-cell table:number-columns-repeated="28"/>
        </table:table-row>
        <table:table-row table:style-name="ro5">
          <table:table-cell table:style-name="ce196" table:number-columns-repeated="29"/>
          <table:table-cell table:number-columns-repeated="28"/>
        </table:table-row>
        <table:table-row table:style-name="ro5">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5">
          <table:table-cell table:style-name="ce196" table:number-columns-repeated="29"/>
          <table:table-cell table:number-columns-repeated="28"/>
        </table:table-row>
        <table:table-row table:style-name="ro5">
          <table:table-cell table:style-name="ce196" table:number-columns-repeated="12"/>
          <table:table-cell table:style-name="ce193" table:number-columns-repeated="5"/>
          <table:table-cell table:style-name="ce196" table:number-columns-repeated="3"/>
          <table:table-cell table:style-name="ce288" table:number-columns-repeated="3"/>
          <table:table-cell table:style-name="ce196" table:number-columns-repeated="6"/>
          <table:table-cell table:number-columns-repeated="28"/>
        </table:table-row>
        <table:table-row table:style-name="ro5">
          <table:table-cell table:style-name="ce195"/>
          <table:table-cell table:style-name="ce196"/>
          <table:table-cell table:style-name="ce195"/>
          <table:table-cell table:style-name="ce196" table:number-columns-repeated="2"/>
          <table:table-cell table:style-name="ce193" table:number-columns-repeated="12"/>
          <table:table-cell table:style-name="ce196"/>
          <table:table-cell table:style-name="ce195"/>
          <table:table-cell table:style-name="ce196"/>
          <table:table-cell table:style-name="ce199" table:number-columns-repeated="3"/>
          <table:table-cell table:style-name="ce196" table:number-columns-repeated="6"/>
          <table:table-cell table:number-columns-repeated="28"/>
        </table:table-row>
        <table:table-row table:style-name="ro5">
          <table:table-cell table:style-name="ce196" table:number-columns-spanned="4" table:number-rows-spanned="1"/>
          <table:covered-table-cell table:number-columns-repeated="3" table:style-name="ce196"/>
          <table:table-cell table:style-name="ce196"/>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5">
          <table:table-cell table:style-name="ce195"/>
          <table:table-cell table:style-name="ce196"/>
          <table:table-cell table:style-name="ce195"/>
          <table:table-cell table:style-name="ce196" table:number-columns-repeated="2"/>
          <table:table-cell table:style-name="ce193" table:number-columns-repeated="8"/>
          <table:table-cell table:style-name="ce196" table:number-columns-repeated="5"/>
          <table:table-cell table:style-name="ce195"/>
          <table:table-cell table:style-name="ce196"/>
          <table:table-cell table:style-name="ce199" table:number-columns-repeated="3"/>
          <table:table-cell table:style-name="ce196" table:number-columns-repeated="6"/>
          <table:table-cell table:number-columns-repeated="28"/>
        </table:table-row>
        <table:table-row table:style-name="ro5">
          <table:table-cell table:style-name="ce195"/>
          <table:table-cell table:style-name="ce196" table:number-columns-repeated="4"/>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5">
          <table:table-cell table:style-name="ce196" table:number-columns-repeated="5"/>
          <table:table-cell table:style-name="ce193" table:number-columns-repeated="3"/>
          <table:table-cell table:style-name="ce297"/>
          <table:table-cell table:style-name="ce193" table:number-columns-repeated="4"/>
          <table:table-cell table:style-name="ce196" table:number-columns-repeated="7"/>
          <table:table-cell table:style-name="ce430" table:number-columns-repeated="3"/>
          <table:table-cell table:style-name="ce196" table:number-columns-repeated="6"/>
          <table:table-cell table:number-columns-repeated="28"/>
        </table:table-row>
        <table:table-row table:style-name="ro5">
          <table:table-cell table:style-name="ce196" table:number-columns-repeated="5"/>
          <table:table-cell table:style-name="ce195"/>
          <table:table-cell table:style-name="ce196"/>
          <table:table-cell table:style-name="ce195"/>
          <table:table-cell table:style-name="ce196" table:number-columns-repeated="3"/>
          <table:table-cell table:style-name="ce193" table:number-columns-repeated="2"/>
          <table:table-cell table:style-name="ce196" table:number-columns-repeated="16"/>
          <table:table-cell table:number-columns-repeated="28"/>
        </table:table-row>
        <table:table-row table:style-name="ro5">
          <table:table-cell table:style-name="ce196"/>
          <table:table-cell table:style-name="ce195"/>
          <table:table-cell table:style-name="ce196" table:number-columns-repeated="9"/>
          <table:table-cell table:style-name="ce193"/>
          <table:table-cell table:style-name="ce196" table:number-columns-repeated="6"/>
          <table:table-cell table:style-name="ce426" table:number-columns-repeated="7"/>
          <table:table-cell table:style-name="ce199"/>
          <table:table-cell table:style-name="ce436"/>
          <table:table-cell table:style-name="ce199"/>
          <table:table-cell table:style-name="ce196"/>
          <table:table-cell table:number-columns-repeated="28"/>
        </table:table-row>
        <table:table-row table:style-name="ro5">
          <table:table-cell table:style-name="ce196"/>
          <table:table-cell table:style-name="ce196" table:number-columns-spanned="8" table:number-rows-spanned="1"/>
          <table:covered-table-cell table:number-columns-repeated="7" table:style-name="ce196"/>
          <table:table-cell table:style-name="ce196" table:number-columns-repeated="8"/>
          <table:table-cell table:style-name="ce199" table:number-columns-spanned="1" table:number-rows-spanned="4"/>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5"/>
          <table:table-cell table:style-name="ce196" table:number-columns-repeated="13"/>
          <table:covered-table-cell table:style-name="ce199"/>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5"/>
          <table:table-cell table:style-name="ce196" table:number-columns-repeated="13"/>
          <table:covered-table-cell table:style-name="ce272"/>
          <table:table-cell table:style-name="ce199" table:number-columns-repeated="10"/>
          <table:table-cell table:style-name="ce196"/>
          <table:table-cell table:number-columns-repeated="28"/>
        </table:table-row>
        <table:table-row table:style-name="ro5">
          <table:table-cell table:style-name="ce196" table:number-columns-repeated="5"/>
          <table:table-cell table:style-name="ce193" table:number-columns-repeated="3"/>
          <table:table-cell table:style-name="ce297"/>
          <table:table-cell table:style-name="ce196" table:number-columns-repeated="8"/>
          <table:covered-table-cell table:style-name="ce272"/>
          <table:table-cell table:style-name="ce199" table:number-columns-repeated="10"/>
          <table:table-cell table:style-name="ce196"/>
          <table:table-cell table:number-columns-repeated="28"/>
        </table:table-row>
        <table:table-row table:style-name="ro5">
          <table:table-cell table:style-name="ce196" table:number-columns-repeated="5"/>
          <table:table-cell table:style-name="ce195"/>
          <table:table-cell table:style-name="ce196"/>
          <table:table-cell table:style-name="ce195"/>
          <table:table-cell table:style-name="ce196" table:number-columns-repeated="9"/>
          <table:table-cell table:style-name="ce199" table:number-columns-spanned="1" table:number-rows-spanned="4"/>
          <table:table-cell table:style-name="ce199" table:number-columns-repeated="10"/>
          <table:table-cell table:style-name="ce196"/>
          <table:table-cell table:number-columns-repeated="28"/>
        </table:table-row>
        <table:table-row table:style-name="ro5">
          <table:table-cell table:style-name="ce196"/>
          <table:table-cell table:style-name="ce195"/>
          <table:table-cell table:style-name="ce196" table:number-columns-repeated="15"/>
          <table:covered-table-cell table:style-name="ce199"/>
          <table:table-cell table:style-name="ce199" table:number-columns-repeated="10"/>
          <table:table-cell table:style-name="ce196"/>
          <table:table-cell table:number-columns-repeated="28"/>
        </table:table-row>
        <table:table-row table:style-name="ro5">
          <table:table-cell table:style-name="ce196"/>
          <table:table-cell table:style-name="ce196" table:number-columns-spanned="8" table:number-rows-spanned="1"/>
          <table:covered-table-cell table:number-columns-repeated="7" table:style-name="ce196"/>
          <table:table-cell table:style-name="ce196" table:number-columns-repeated="8"/>
          <table:covered-table-cell table:style-name="ce272"/>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5"/>
          <table:table-cell table:style-name="ce196" table:number-columns-repeated="13"/>
          <table:covered-table-cell table:style-name="ce272"/>
          <table:table-cell table:style-name="ce199" table:number-columns-repeated="10"/>
          <table:table-cell table:style-name="ce196"/>
          <table:table-cell table:number-columns-repeated="28"/>
        </table:table-row>
        <table:table-row table:style-name="ro5">
          <table:table-cell table:style-name="ce196" table:number-columns-repeated="2"/>
          <table:table-cell table:style-name="ce272" table:number-columns-repeated="2"/>
          <table:table-cell table:style-name="ce193"/>
          <table:table-cell table:style-name="ce196" table:number-columns-repeated="12"/>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272" table:number-columns-repeated="2"/>
          <table:table-cell table:style-name="ce196" table:number-columns-repeated="12"/>
          <table:covered-table-cell table:style-name="ce196"/>
          <table:table-cell table:style-name="ce243"/>
          <table:table-cell table:style-name="ce199" table:number-columns-repeated="9"/>
          <table:table-cell table:style-name="ce196"/>
          <table:table-cell table:number-columns-repeated="28"/>
        </table:table-row>
        <table:table-row table:style-name="ro5">
          <table:table-cell table:style-name="ce196"/>
          <table:table-cell table:style-name="ce195"/>
          <table:table-cell table:style-name="ce196"/>
          <table:table-cell table:style-name="ce195"/>
          <table:table-cell table:style-name="ce196" table:number-columns-spanned="5" table:number-rows-spanned="1"/>
          <table:covered-table-cell table:number-columns-repeated="4" table:style-name="ce196"/>
          <table:table-cell table:style-name="ce196" table:number-columns-repeated="8"/>
          <table:covered-table-cell table:style-name="ce196"/>
          <table:table-cell table:style-name="ce199" table:number-columns-repeated="10"/>
          <table:table-cell table:style-name="ce196"/>
          <table:table-cell table:number-columns-repeated="28"/>
        </table:table-row>
        <table:table-row table:style-name="ro5">
          <table:table-cell table:style-name="ce196" table:number-columns-repeated="2"/>
          <table:table-cell table:style-name="ce195" table:number-columns-repeated="2"/>
          <table:table-cell table:style-name="ce196"/>
          <table:table-cell table:style-name="ce195"/>
          <table:table-cell table:style-name="ce196"/>
          <table:table-cell table:style-name="ce195"/>
          <table:table-cell table:style-name="ce196" table:number-columns-repeated="9"/>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6" table:number-columns-repeated="4"/>
          <table:table-cell table:style-name="ce195"/>
          <table:table-cell table:style-name="ce196" table:number-columns-repeated="12"/>
          <table:covered-table-cell table:style-name="ce196"/>
          <table:table-cell table:style-name="ce199" table:number-columns-repeated="10"/>
          <table:table-cell table:style-name="ce196"/>
          <table:table-cell table:number-columns-repeated="28"/>
        </table:table-row>
        <table:table-row table:style-name="ro5">
          <table:table-cell table:style-name="ce196" table:number-columns-repeated="4"/>
          <table:table-cell table:style-name="ce195"/>
          <table:table-cell table:style-name="ce196" table:number-columns-repeated="12"/>
          <table:covered-table-cell table:style-name="ce196"/>
          <table:table-cell table:style-name="ce199" table:number-columns-repeated="10"/>
          <table:table-cell table:style-name="ce196"/>
          <table:table-cell table:number-columns-repeated="28"/>
        </table:table-row>
        <table:table-row table:style-name="ro5">
          <table:table-cell table:style-name="ce232"/>
          <table:table-cell table:style-name="ce195"/>
          <table:table-cell table:style-name="ce196"/>
          <table:table-cell table:style-name="ce272"/>
          <table:table-cell table:style-name="ce329"/>
          <table:table-cell table:style-name="ce195"/>
          <table:table-cell table:style-name="ce196" table:number-columns-repeated="20"/>
          <table:table-cell table:style-name="ce437" table:number-columns-repeated="2"/>
          <table:table-cell table:style-name="ce196"/>
          <table:table-cell table:number-columns-repeated="28"/>
        </table:table-row>
        <table:table-row table:style-name="ro5">
          <table:table-cell table:style-name="ce196" table:number-columns-repeated="2"/>
          <table:table-cell table:style-name="ce195"/>
          <table:table-cell table:style-name="ce196" table:number-columns-repeated="26"/>
          <table:table-cell table:number-columns-repeated="28"/>
        </table:table-row>
        <table:table-row table:style-name="ro5" table:number-rows-repeated="2">
          <table:table-cell table:style-name="ce196" table:number-columns-repeated="29"/>
          <table:table-cell table:number-columns-repeated="28"/>
        </table:table-row>
        <table:table-row table:style-name="ro5">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5">
          <table:table-cell table:style-name="ce196" table:number-columns-repeated="29"/>
          <table:table-cell table:number-columns-repeated="28"/>
        </table:table-row>
        <table:table-row table:style-name="ro5">
          <table:table-cell table:style-name="ce199" table:number-columns-spanned="14" table:number-rows-spanned="1"/>
          <table:covered-table-cell table:number-columns-repeated="13" table:style-name="ce196"/>
          <table:table-cell table:style-name="ce196" table:number-columns-repeated="15"/>
          <table:table-cell table:number-columns-repeated="28"/>
        </table:table-row>
        <table:table-row table:style-name="ro5">
          <table:table-cell table:style-name="ce196" table:number-columns-repeated="29"/>
          <table:table-cell table:number-columns-repeated="28"/>
        </table:table-row>
        <table:table-row table:style-name="ro5">
          <table:table-cell table:style-name="ce1100"/>
          <table:table-cell table:style-name="ce1100" table:number-columns-spanned="5" table:number-rows-spanned="1"/>
          <table:covered-table-cell table:number-columns-repeated="4" table:style-name="ce1100"/>
          <table:table-cell table:style-name="ce335"/>
          <table:table-cell table:style-name="ce1100" table:number-columns-spanned="2" table:number-rows-spanned="1"/>
          <table:covered-table-cell table:style-name="ce1100"/>
          <table:table-cell table:style-name="ce272" table:number-columns-repeated="2"/>
          <table:table-cell table:style-name="ce196" table:number-columns-repeated="2"/>
          <table:table-cell table:style-name="ce1100"/>
          <table:table-cell table:style-name="ce272"/>
          <table:table-cell table:style-name="ce196" table:number-columns-repeated="14"/>
          <table:table-cell table:number-columns-repeated="28"/>
        </table:table-row>
        <table:table-row table:style-name="ro5">
          <table:table-cell table:style-name="ce199" table:number-columns-repeated="7"/>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table:number-columns-repeated="7"/>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office:value-type="float" office:value="0.270631209308886" calcext:value-type="float">
            <text:p>0,270631209308886</text:p>
          </table:table-cell>
          <table:table-cell table:style-name="ce199" table:number-columns-repeated="2"/>
          <table:table-cell table:style-name="ce199" office:value-type="float" office:value="6" calcext:value-type="float">
            <text:p>6</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office:value-type="float" office:value="0.903531780200987" calcext:value-type="float">
            <text:p>0,903531780200987</text:p>
          </table:table-cell>
          <table:table-cell table:style-name="ce199" table:number-columns-repeated="2"/>
          <table:table-cell table:style-name="ce199" office:value-type="float" office:value="7" calcext:value-type="float">
            <text:p>7</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office:value-type="float" office:value="0.283011482892445" calcext:value-type="float">
            <text:p>0,283011482892445</text:p>
          </table:table-cell>
          <table:table-cell table:style-name="ce199" table:number-columns-repeated="2"/>
          <table:table-cell table:style-name="ce199" office:value-type="float" office:value="13" calcext:value-type="float">
            <text:p>13</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office:value-type="float" office:value="0.274037041423369" calcext:value-type="float">
            <text:p>0,274037041423369</text:p>
          </table:table-cell>
          <table:table-cell table:style-name="ce199"/>
          <table:table-cell table:style-name="ce199" office:value-type="float" office:value="8" calcext:value-type="float">
            <text:p>8</text:p>
          </table:table-cell>
          <table:table-cell table:style-name="ce199" office:value-type="float" office:value="3" calcext:value-type="float">
            <text:p>3</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6" office:value-type="float" office:value="0.366484611314972" calcext:value-type="float">
            <text:p>0,366484611314972</text:p>
          </table:table-cell>
          <table:table-cell table:style-name="ce196"/>
          <table:table-cell table:style-name="ce196" office:value-type="float" office:value="10" calcext:value-type="float">
            <text:p>10</text:p>
          </table:table-cell>
          <table:table-cell table:style-name="ce196" table:number-columns-repeated="26"/>
          <table:table-cell table:number-columns-repeated="28"/>
        </table:table-row>
        <table:table-row table:style-name="ro5">
          <table:table-cell table:style-name="ce199" office:value-type="float" office:value="0.341682428875354" calcext:value-type="float" table:number-columns-spanned="14" table:number-rows-spanned="1">
            <text:p>0,341682428875354</text:p>
          </table:table-cell>
          <table:covered-table-cell table:style-name="ce196"/>
          <table:covered-table-cell table:style-name="ce196" office:value-type="float" office:value="15" calcext:value-type="float">
            <text:p>15</text:p>
          </table:covered-table-cell>
          <table:covered-table-cell table:style-name="ce196" office:value-type="float" office:value="-8" calcext:value-type="float">
            <text:p>-8</text:p>
          </table:covered-table-cell>
          <table:covered-table-cell table:number-columns-repeated="10" table:style-name="ce196"/>
          <table:table-cell table:style-name="ce196" table:number-columns-repeated="15"/>
          <table:table-cell table:number-columns-repeated="28"/>
        </table:table-row>
        <table:table-row table:style-name="ro5">
          <table:table-cell table:style-name="ce196" office:value-type="float" office:value="0.375439798719035" calcext:value-type="float">
            <text:p>0,375439798719035</text:p>
          </table:table-cell>
          <table:table-cell table:style-name="ce196" table:number-columns-repeated="2"/>
          <table:table-cell table:style-name="ce196" office:value-type="float" office:value="-7" calcext:value-type="float">
            <text:p>-7</text:p>
          </table:table-cell>
          <table:table-cell table:style-name="ce196" table:number-columns-repeated="25"/>
          <table:table-cell table:number-columns-repeated="28"/>
        </table:table-row>
        <table:table-row table:style-name="ro5">
          <table:table-cell table:style-name="ce1100" table:number-columns-repeated="5"/>
          <table:table-cell table:style-name="ce335"/>
          <table:table-cell table:style-name="ce1100" table:number-columns-spanned="3" table:number-rows-spanned="1"/>
          <table:covered-table-cell table:number-columns-repeated="2" table:style-name="ce1100"/>
          <table:table-cell table:style-name="ce1100" table:number-columns-repeated="4"/>
          <table:table-cell table:style-name="ce272"/>
          <table:table-cell table:style-name="ce1100" table:number-columns-spanned="5" table:number-rows-spanned="1"/>
          <table:covered-table-cell table:style-name="ce272"/>
          <table:covered-table-cell table:number-columns-repeated="3" table:style-name="ce196"/>
          <table:table-cell table:style-name="ce1100"/>
          <table:table-cell table:style-name="ce272"/>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table:number-columns-repeated="5"/>
          <table:table-cell table:style-name="ce340"/>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table:number-columns-repeated="5"/>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office:value-type="float" office:value="0.0671829910985696" calcext:value-type="float">
            <text:p>0,06718299109857</text:p>
          </table:table-cell>
          <table:table-cell table:style-name="ce199" table:number-columns-repeated="2"/>
          <table:table-cell table:style-name="ce199" office:value-type="float" office:value="15" calcext:value-type="float">
            <text:p>15</text:p>
          </table:table-cell>
          <table:table-cell table:style-name="ce199"/>
          <table:table-cell table:style-name="ce340"/>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office:value-type="float" office:value="0.825227960646586" calcext:value-type="float">
            <text:p>0,825227960646586</text:p>
          </table:table-cell>
          <table:table-cell table:style-name="ce199" table:number-columns-repeated="2"/>
          <table:table-cell table:style-name="ce199" office:value-type="float" office:value="5" calcext:value-type="float">
            <text:p>5</text:p>
          </table:table-cell>
          <table:table-cell table:style-name="ce199"/>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office:value-type="float" office:value="0.674402024338018" calcext:value-type="float">
            <text:p>0,674402024338018</text:p>
          </table:table-cell>
          <table:table-cell table:style-name="ce199" table:number-columns-repeated="2"/>
          <table:table-cell table:style-name="ce199" office:value-type="float" office:value="8" calcext:value-type="float">
            <text:p>8</text:p>
          </table:table-cell>
          <table:table-cell table:style-name="ce199"/>
          <table:table-cell table:style-name="ce343"/>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office:value-type="float" office:value="0.070371011163498" calcext:value-type="float">
            <text:p>0,070371011163498</text:p>
          </table:table-cell>
          <table:table-cell table:style-name="ce199" table:number-columns-repeated="2"/>
          <table:table-cell table:style-name="ce199" office:value-type="float" office:value="14" calcext:value-type="float">
            <text:p>14</text:p>
          </table:table-cell>
          <table:table-cell table:style-name="ce199"/>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2"/>
          <table:table-cell table:style-name="ce1100" table:number-columns-spanned="3" table:number-rows-spanned="1"/>
          <table:covered-table-cell table:number-columns-repeated="2" table:style-name="ce1100"/>
          <table:table-cell table:style-name="ce1100" table:number-columns-repeated="2"/>
          <table:table-cell table:style-name="ce335"/>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96"/>
          <table:table-cell table:style-name="ce196"/>
          <table:table-cell table:style-name="ce1100" table:number-columns-repeated="2"/>
          <table:table-cell table:style-name="ce196" table:number-columns-repeated="4"/>
          <table:table-cell table:number-columns-repeated="28"/>
        </table:table-row>
        <table:table-row table:style-name="ro5">
          <table:table-cell table:style-name="ce199" office:value-type="float" office:value="0.150430651269144" calcext:value-type="float">
            <text:p>0,150430651269144</text:p>
          </table:table-cell>
          <table:table-cell table:style-name="ce199" table:number-columns-repeated="2"/>
          <table:table-cell table:style-name="ce199" office:value-type="float" office:value="-10" calcext:value-type="float">
            <text:p>-10</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0204693113867007" calcext:value-type="float">
            <text:p>0,020469311386701</text:p>
          </table:table-cell>
          <table:table-cell table:style-name="ce199" table:number-columns-repeated="2"/>
          <table:table-cell table:style-name="ce199" office:value-type="float" office:value="-5" calcext:value-type="float">
            <text:p>-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248935478591254" calcext:value-type="float">
            <text:p>0,248935478591254</text:p>
          </table:table-cell>
          <table:table-cell table:style-name="ce199" table:number-columns-repeated="2"/>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128714721274469" calcext:value-type="float">
            <text:p>0,128714721274469</text:p>
          </table:table-cell>
          <table:table-cell table:style-name="ce199" table:number-columns-repeated="2"/>
          <table:table-cell table:style-name="ce199" office:value-type="float" office:value="5" calcext:value-type="float">
            <text:p>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706244908453593" calcext:value-type="float">
            <text:p>0,706244908453593</text:p>
          </table:table-cell>
          <table:table-cell table:style-name="ce199" table:number-columns-repeated="2"/>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0884880077982468" calcext:value-type="float">
            <text:p>0,088488007798247</text:p>
          </table:table-cell>
          <table:table-cell table:style-name="ce199" table:number-columns-repeated="2"/>
          <table:table-cell table:style-name="ce199" office:value-type="float" office:value="15" calcext:value-type="float">
            <text:p>1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606572811215538" calcext:value-type="float">
            <text:p>0,606572811215538</text:p>
          </table:table-cell>
          <table:table-cell table:style-name="ce199"/>
          <table:table-cell table:style-name="ce199" office:value-type="float" office:value="3" calcext:value-type="float">
            <text:p>3</text:p>
          </table:table-cell>
          <table:table-cell table:style-name="ce199" office:value-type="float" office:value="11" calcext:value-type="float">
            <text:p>11</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636524889201105" calcext:value-type="float">
            <text:p>0,636524889201105</text:p>
          </table:table-cell>
          <table:table-cell table:style-name="ce199"/>
          <table:table-cell table:style-name="ce199" office:value-type="float" office:value="3" calcext:value-type="float">
            <text:p>3</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353583607644562" calcext:value-type="float">
            <text:p>0,353583607644562</text:p>
          </table:table-cell>
          <table:table-cell table:style-name="ce199"/>
          <table:table-cell table:style-name="ce199" office:value-type="float" office:value="6" calcext:value-type="float">
            <text:p>6</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53683807114115" calcext:value-type="float">
            <text:p>0,53683807114115</text:p>
          </table:table-cell>
          <table:table-cell table:style-name="ce199"/>
          <table:table-cell table:style-name="ce199" office:value-type="float" office:value="13" calcext:value-type="float">
            <text:p>13</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262231351220463" calcext:value-type="float">
            <text:p>0,262231351220463</text:p>
          </table:table-cell>
          <table:table-cell table:style-name="ce199"/>
          <table:table-cell table:style-name="ce199" office:value-type="float" office:value="4" calcext:value-type="float">
            <text:p>4</text:p>
          </table:table-cell>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36140986097666" calcext:value-type="float">
            <text:p>0,36140986097666</text:p>
          </table:table-cell>
          <table:table-cell table:style-name="ce199" table:number-columns-repeated="2"/>
          <table:table-cell table:style-name="ce199" office:value-type="float" office:value="9" calcext:value-type="float">
            <text:p>9</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99" table:number-columns-repeated="2"/>
          <table:table-cell table:style-name="ce196" table:number-columns-repeated="4"/>
          <table:table-cell table:number-columns-repeated="28"/>
        </table:table-row>
        <table:table-row table:style-name="ro5">
          <table:table-cell table:style-name="ce196" office:value-type="float" office:value="0.983918410189337" calcext:value-type="float">
            <text:p>0,983918410189337</text:p>
          </table:table-cell>
          <table:table-cell table:style-name="ce196" table:number-columns-repeated="2"/>
          <table:table-cell table:style-name="ce196" office:value-type="float" office:value="7" calcext:value-type="float">
            <text:p>7</text:p>
          </table:table-cell>
          <table:table-cell table:style-name="ce196" table:number-columns-repeated="25"/>
          <table:table-cell table:number-columns-repeated="28"/>
        </table:table-row>
        <table:table-row table:style-name="ro5">
          <table:table-cell table:style-name="ce199" office:value-type="float" office:value="0.141032275301801" calcext:value-type="float" table:number-columns-spanned="5" table:number-rows-spanned="1">
            <text:p>0,141032275301801</text:p>
          </table:table-cell>
          <table:covered-table-cell table:style-name="ce219"/>
          <table:covered-table-cell table:style-name="ce199"/>
          <table:covered-table-cell table:style-name="ce301" office:value-type="float" office:value="2" calcext:value-type="float">
            <text:p>2</text:p>
          </table:covered-table-cell>
          <table:covered-table-cell table:style-name="ce330"/>
          <table:table-cell table:style-name="ce1100" table:number-columns-spanned="2" table:number-rows-spanned="1"/>
          <table:covered-table-cell table:style-name="ce256"/>
          <table:table-cell table:style-name="ce367"/>
          <table:table-cell table:style-name="ce371"/>
          <table:table-cell table:style-name="ce271" table:number-columns-spanned="2" table:number-rows-spanned="1"/>
          <table:covered-table-cell table:style-name="ce271"/>
          <table:table-cell table:style-name="ce199"/>
          <table:table-cell table:style-name="ce272" table:number-columns-repeated="2"/>
          <table:table-cell table:style-name="ce196" table:number-columns-repeated="15"/>
          <table:table-cell table:number-columns-repeated="28"/>
        </table:table-row>
        <table:table-row table:style-name="ro5">
          <table:table-cell table:style-name="ce237" office:value-type="boolean" office:boolean-value="0.842405192528641" calcext:value-type="boolean" table:number-columns-spanned="3" table:number-rows-spanned="1">
            <text:p>VRAI</text:p>
          </table:table-cell>
          <table:covered-table-cell table:style-name="ce221"/>
          <table:covered-table-cell table:style-name="ce289"/>
          <table:table-cell table:style-name="ce317" office:value-type="float" office:value="13" calcext:value-type="float">
            <text:p>13</text:p>
          </table:table-cell>
          <table:table-cell table:style-name="ce331"/>
          <table:table-cell table:style-name="ce317"/>
          <table:table-cell table:style-name="ce358"/>
          <table:table-cell table:style-name="ce368" table:number-columns-repeated="2"/>
          <table:table-cell table:style-name="ce256" table:number-columns-spanned="2" table:number-rows-spanned="1"/>
          <table:covered-table-cell table:style-name="ce256"/>
          <table:table-cell table:style-name="ce219"/>
          <table:table-cell table:style-name="ce272" table:number-columns-repeated="2"/>
          <table:table-cell table:style-name="ce196" table:number-columns-repeated="15"/>
          <table:table-cell table:number-columns-repeated="28"/>
        </table:table-row>
        <table:table-row table:style-name="ro5">
          <table:table-cell table:style-name="ce196" table:number-columns-repeated="7"/>
          <table:table-cell table:style-name="ce221" table:number-columns-repeated="4"/>
          <table:table-cell table:style-name="ce196" table:number-columns-repeated="18"/>
          <table:table-cell table:number-columns-repeated="28"/>
        </table:table-row>
        <table:table-row table:style-name="ro5">
          <table:table-cell table:style-name="ce199" table:number-columns-spanned="6" table:number-rows-spanned="1"/>
          <table:covered-table-cell table:number-columns-repeated="2" table:style-name="ce199"/>
          <table:covered-table-cell table:style-name="ce240"/>
          <table:covered-table-cell table:style-name="ce330"/>
          <table:covered-table-cell table:style-name="ce301"/>
          <table:table-cell table:style-name="ce240" table:number-columns-repeated="2"/>
          <table:table-cell table:style-name="ce301"/>
          <table:table-cell table:style-name="ce219" table:number-columns-repeated="2"/>
          <table:table-cell table:style-name="ce367" table:number-columns-repeated="2"/>
          <table:table-cell table:style-name="ce371"/>
          <table:table-cell table:style-name="ce367"/>
          <table:table-cell table:style-name="ce371"/>
          <table:table-cell table:style-name="ce367" table:number-columns-repeated="2"/>
          <table:table-cell table:style-name="ce199"/>
          <table:table-cell table:style-name="ce196" table:number-columns-repeated="10"/>
          <table:table-cell table:number-columns-repeated="28"/>
        </table:table-row>
        <table:table-row table:style-name="ro5">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2"/>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9"/>
          <table:table-cell table:style-name="ce196" table:number-columns-repeated="10"/>
          <table:table-cell table:number-columns-repeated="28"/>
        </table:table-row>
        <table:table-row table:style-name="ro5">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6"/>
          <table:table-cell table:style-name="ce196"/>
          <table:table-cell table:style-name="ce367"/>
          <table:table-cell table:style-name="ce196"/>
          <table:table-cell table:style-name="ce367"/>
          <table:table-cell table:style-name="ce196"/>
          <table:table-cell table:style-name="ce367"/>
          <table:table-cell table:style-name="ce196" table:number-columns-repeated="12"/>
          <table:table-cell table:number-columns-repeated="28"/>
        </table:table-row>
        <table:table-row table:style-name="ro5">
          <table:table-cell table:style-name="ce199" table:number-columns-spanned="6" table:number-rows-spanned="1"/>
          <table:covered-table-cell table:number-columns-repeated="2" table:style-name="ce199"/>
          <table:covered-table-cell table:style-name="ce240"/>
          <table:covered-table-cell table:style-name="ce330"/>
          <table:covered-table-cell table:style-name="ce289"/>
          <table:table-cell table:style-name="ce240" table:number-columns-repeated="2"/>
          <table:table-cell table:style-name="ce301"/>
          <table:table-cell table:style-name="ce219" table:number-columns-repeated="2"/>
          <table:table-cell table:style-name="ce367" table:number-columns-repeated="2"/>
          <table:table-cell table:style-name="ce413"/>
          <table:table-cell table:style-name="ce367"/>
          <table:table-cell table:style-name="ce371"/>
          <table:table-cell table:style-name="ce367" table:number-columns-repeated="2"/>
          <table:table-cell table:style-name="ce199"/>
          <table:table-cell table:style-name="ce196" table:number-columns-repeated="10"/>
          <table:table-cell table:number-columns-repeated="28"/>
        </table:table-row>
        <table:table-row table:style-name="ro5">
          <table:table-cell table:style-name="ce237" table:number-columns-spanned="3" table:number-rows-spanned="1"/>
          <table:covered-table-cell table:style-name="ce221"/>
          <table:covered-table-cell table:style-name="ce289"/>
          <table:table-cell table:style-name="ce326" table:number-columns-repeated="4"/>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9"/>
          <table:table-cell table:style-name="ce196" table:number-columns-repeated="10"/>
          <table:table-cell table:number-columns-repeated="28"/>
        </table:table-row>
        <table:table-row table:style-name="ro5">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6"/>
          <table:table-cell table:style-name="ce191"/>
          <table:table-cell table:style-name="ce404"/>
          <table:table-cell table:style-name="ce191"/>
          <table:table-cell table:style-name="ce404"/>
          <table:table-cell table:style-name="ce191"/>
          <table:table-cell table:style-name="ce404"/>
          <table:table-cell table:style-name="ce196" table:number-columns-repeated="12"/>
          <table:table-cell table:number-columns-repeated="28"/>
        </table:table-row>
        <table:table-row table:style-name="ro5">
          <table:table-cell table:style-name="ce1100"/>
          <table:table-cell table:style-name="ce221"/>
          <table:table-cell table:style-name="ce726"/>
          <table:table-cell table:style-name="ce196" table:number-columns-repeated="3"/>
          <table:table-cell table:style-name="ce193" table:number-columns-repeated="3"/>
          <table:table-cell table:style-name="ce272" table:number-columns-repeated="5"/>
          <table:table-cell table:style-name="ce196" table:number-columns-repeated="2"/>
          <table:table-cell table:style-name="ce422"/>
          <table:table-cell table:style-name="ce199" table:number-columns-spanned="2" table:number-rows-spanned="1"/>
          <table:covered-table-cell table:style-name="ce196"/>
          <table:table-cell table:style-name="ce196" table:number-columns-repeated="10"/>
          <table:table-cell table:number-columns-repeated="28"/>
        </table:table-row>
        <table:table-row table:style-name="ro5">
          <table:table-cell table:style-name="ce199" table:number-columns-repeated="13"/>
          <table:table-cell table:style-name="ce414"/>
          <table:table-cell table:style-name="ce199" table:number-columns-repeated="2"/>
          <table:table-cell table:style-name="ce422"/>
          <table:table-cell table:style-name="ce423" table:number-columns-spanned="2" table:number-rows-spanned="1"/>
          <table:covered-table-cell table:style-name="ce196"/>
          <table:table-cell table:style-name="ce196" table:number-columns-repeated="4"/>
          <table:table-cell table:style-name="ce431" table:number-columns-repeated="2"/>
          <table:table-cell table:style-name="ce196" table:number-columns-repeated="4"/>
          <table:table-cell table:number-columns-repeated="28"/>
        </table:table-row>
        <table:table-row table:style-name="ro5">
          <table:table-cell table:style-name="ce243"/>
          <table:table-cell table:style-name="ce199" table:number-columns-repeated="15"/>
          <table:table-cell table:style-name="ce422"/>
          <table:table-cell table:style-name="ce272"/>
          <table:table-cell table:style-name="ce196" table:number-columns-repeated="11"/>
          <table:table-cell table:number-columns-repeated="28"/>
        </table:table-row>
        <table:table-row table:style-name="ro5">
          <table:table-cell table:style-name="ce243"/>
          <table:table-cell table:style-name="ce199" table:number-columns-repeated="15"/>
          <table:table-cell table:style-name="ce422"/>
          <table:table-cell table:style-name="ce196" table:number-columns-repeated="12"/>
          <table:table-cell table:number-columns-repeated="28"/>
        </table:table-row>
        <table:table-row table:style-name="ro5">
          <table:table-cell table:style-name="ce196" table:number-columns-repeated="29"/>
          <table:table-cell table:number-columns-repeated="28"/>
        </table:table-row>
        <table:table-row table:style-name="ro5">
          <table:table-cell table:style-name="ce194" table:number-columns-spanned="30" table:number-rows-spanned="1"/>
          <table:covered-table-cell table:number-columns-repeated="11" table:style-name="ce196"/>
          <table:covered-table-cell table:number-columns-repeated="3" table:style-name="ce288"/>
          <table:covered-table-cell table:number-columns-repeated="2" table:style-name="ce313"/>
          <table:covered-table-cell table:number-columns-repeated="12" table:style-name="ce196"/>
          <table:covered-table-cell/>
          <table:table-cell table:number-columns-repeated="27"/>
        </table:table-row>
        <table:table-row table:style-name="ro5">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2"/>
          <table:table-cell table:number-columns-repeated="28"/>
        </table:table-row>
        <table:table-row table:style-name="ro5">
          <table:table-cell table:style-name="ce193"/>
          <table:table-cell table:style-name="ce196" table:number-columns-repeated="11"/>
          <table:table-cell table:style-name="ce288" table:number-columns-repeated="3"/>
          <table:table-cell table:style-name="ce313" table:number-columns-repeated="2"/>
          <table:table-cell table:style-name="ce196"/>
          <table:table-cell table:style-name="ce195" table:number-columns-spanned="6" table:number-rows-spanned="1"/>
          <table:covered-table-cell table:number-columns-repeated="5" table:style-name="ce196"/>
          <table:table-cell table:style-name="ce196" table:number-columns-repeated="5"/>
          <table:table-cell table:number-columns-repeated="28"/>
        </table:table-row>
        <table:table-row table:style-name="ro5">
          <table:table-cell table:style-name="ce195"/>
          <table:table-cell table:style-name="ce196"/>
          <table:table-cell table:style-name="ce195"/>
          <table:table-cell table:style-name="ce196" table:number-columns-repeated="2"/>
          <table:table-cell table:style-name="ce195"/>
          <table:table-cell table:style-name="ce196" table:number-columns-repeated="6"/>
          <table:table-cell table:style-name="ce199" table:number-columns-repeated="5"/>
          <table:table-cell table:style-name="ce196"/>
          <table:table-cell table:style-name="ce426" table:number-columns-repeated="10"/>
          <table:table-cell table:style-name="ce436"/>
          <table:table-cell table:style-name="ce199"/>
          <table:table-cell table:number-columns-repeated="27"/>
        </table:table-row>
        <table:table-row table:style-name="ro5">
          <table:table-cell table:style-name="ce195"/>
          <table:table-cell table:style-name="ce196" table:number-columns-repeated="2"/>
          <table:table-cell table:style-name="ce195"/>
          <table:table-cell table:style-name="ce196" table:number-columns-repeated="5"/>
          <table:table-cell table:style-name="ce272" table:number-columns-repeated="2"/>
          <table:table-cell table:style-name="ce196" table:number-columns-repeated="2"/>
          <table:table-cell table:style-name="ce199" table:number-columns-repeated="2"/>
          <table:table-cell table:style-name="ce313"/>
          <table:table-cell table:style-name="ce196" table:number-columns-repeated="2"/>
          <table:table-cell table:style-name="ce199" table:number-columns-repeated="12"/>
          <table:table-cell table:number-columns-repeated="27"/>
        </table:table-row>
        <table:table-row table:style-name="ro5">
          <table:table-cell table:style-name="ce195"/>
          <table:table-cell table:style-name="ce196" table:number-columns-repeated="3"/>
          <table:table-cell table:style-name="ce195"/>
          <table:table-cell table:style-name="ce196" table:number-columns-repeated="3"/>
          <table:table-cell table:style-name="ce195"/>
          <table:table-cell table:style-name="ce196" table:number-columns-repeated="2"/>
          <table:table-cell table:style-name="ce272"/>
          <table:table-cell table:style-name="ce272" office:value-type="float" office:value="6" calcext:value-type="float">
            <text:p>6</text:p>
          </table:table-cell>
          <table:table-cell table:style-name="ce415" table:number-columns-repeated="2"/>
          <table:table-cell table:style-name="ce199"/>
          <table:table-cell table:style-name="ce196" table:number-columns-repeated="2"/>
          <table:table-cell table:style-name="ce199" table:number-columns-repeated="12"/>
          <table:table-cell table:number-columns-repeated="27"/>
        </table:table-row>
        <table:table-row table:style-name="ro5">
          <table:table-cell table:style-name="ce195"/>
          <table:table-cell table:style-name="ce196" table:number-columns-repeated="3"/>
          <table:table-cell table:style-name="ce195"/>
          <table:table-cell table:style-name="ce196" table:number-columns-repeated="3"/>
          <table:table-cell table:style-name="ce195"/>
          <table:table-cell table:style-name="ce272" table:number-columns-repeated="3"/>
          <table:table-cell table:style-name="ce272" office:value-type="float" office:value="1" calcext:value-type="float">
            <text:p>1</text:p>
          </table:table-cell>
          <table:table-cell table:style-name="ce199" table:number-columns-repeated="2"/>
          <table:table-cell table:style-name="ce196" table:number-columns-repeated="3"/>
          <table:table-cell table:style-name="ce199"/>
          <table:table-cell table:style-name="ce243" table:number-columns-repeated="9"/>
          <table:table-cell table:style-name="ce199" table:number-columns-repeated="2"/>
          <table:table-cell table:number-columns-repeated="27"/>
        </table:table-row>
        <table:table-row table:style-name="ro5">
          <table:table-cell table:style-name="ce195"/>
          <table:table-cell table:style-name="ce196" table:number-columns-repeated="3"/>
          <table:table-cell table:style-name="ce195"/>
          <table:table-cell table:style-name="ce196" table:number-columns-repeated="3"/>
          <table:table-cell table:style-name="ce377"/>
          <table:table-cell table:style-name="ce196" table:number-columns-repeated="3"/>
          <table:table-cell table:style-name="ce199" table:number-columns-repeated="3"/>
          <table:table-cell table:style-name="ce196" table:number-columns-repeated="3"/>
          <table:table-cell table:style-name="ce199"/>
          <table:table-cell table:style-name="ce243" table:number-columns-repeated="6"/>
          <table:table-cell table:style-name="ce196" table:number-columns-repeated="3"/>
          <table:table-cell table:style-name="ce199" table:number-columns-repeated="2"/>
          <table:table-cell table:number-columns-repeated="27"/>
        </table:table-row>
        <table:table-row table:style-name="ro5">
          <table:table-cell table:style-name="ce195"/>
          <table:table-cell table:style-name="ce196" table:number-columns-repeated="2"/>
          <table:table-cell table:style-name="ce195"/>
          <table:table-cell table:style-name="ce196" table:number-columns-repeated="14"/>
          <table:table-cell table:style-name="ce199"/>
          <table:table-cell table:style-name="ce243" table:number-columns-repeated="9"/>
          <table:table-cell table:style-name="ce199" table:number-columns-repeated="2"/>
          <table:table-cell table:number-columns-repeated="27"/>
        </table:table-row>
        <table:table-row table:style-name="ro5">
          <table:table-cell table:style-name="ce195"/>
          <table:table-cell table:style-name="ce196" table:number-columns-repeated="2"/>
          <table:table-cell table:style-name="ce195"/>
          <table:table-cell table:style-name="ce196" table:number-columns-repeated="3"/>
          <table:table-cell table:style-name="ce195"/>
          <table:table-cell table:style-name="ce196" table:number-columns-repeated="3"/>
          <table:table-cell table:style-name="ce272" table:number-columns-repeated="2"/>
          <table:table-cell table:style-name="ce196" office:value-type="float" office:value="8" calcext:value-type="float">
            <text:p>8</text:p>
          </table:table-cell>
          <table:table-cell table:style-name="ce196" office:value-type="float" office:value="16" calcext:value-type="float">
            <text:p>16</text:p>
          </table:table-cell>
          <table:table-cell table:style-name="ce196" table:number-columns-repeated="3"/>
          <table:table-cell table:style-name="ce199"/>
          <table:table-cell table:style-name="ce243" table:number-columns-repeated="6"/>
          <table:table-cell table:style-name="ce196" table:number-columns-repeated="3"/>
          <table:table-cell table:style-name="ce199" table:number-columns-repeated="2"/>
          <table:table-cell table:number-columns-repeated="27"/>
        </table:table-row>
        <table:table-row table:style-name="ro5">
          <table:table-cell table:style-name="ce196" table:number-columns-repeated="13"/>
          <table:table-cell table:style-name="ce196" office:value-type="float" office:value="-6" calcext:value-type="float">
            <text:p>-6</text:p>
          </table:table-cell>
          <table:table-cell table:style-name="ce196" office:value-type="float" office:value="-12" calcext:value-type="float">
            <text:p>-12</text:p>
          </table:table-cell>
          <table:table-cell table:style-name="ce196" table:number-columns-repeated="3"/>
          <table:table-cell table:style-name="ce199" table:number-columns-repeated="2"/>
          <table:table-cell table:style-name="ce196" table:number-columns-repeated="8"/>
          <table:table-cell table:style-name="ce199" table:number-columns-repeated="2"/>
          <table:table-cell table:number-columns-repeated="27"/>
        </table:table-row>
        <table:table-row table:style-name="ro5">
          <table:table-cell table:style-name="ce193"/>
          <table:table-cell table:style-name="ce196" table:number-columns-repeated="27"/>
          <table:table-cell table:style-name="ce437" table:number-columns-repeated="2"/>
          <table:table-cell table:number-columns-repeated="27"/>
        </table:table-row>
        <table:table-row table:style-name="ro5">
          <table:table-cell table:style-name="ce193"/>
          <table:table-cell table:style-name="ce196" table:number-columns-repeated="28"/>
          <table:table-cell table:number-columns-repeated="28"/>
        </table:table-row>
        <table:table-row table:style-name="ro5">
          <table:table-cell table:style-name="ce194" table:number-columns-spanned="28" table:number-rows-spanned="1"/>
          <table:covered-table-cell table:number-columns-repeated="11" table:style-name="ce196"/>
          <table:covered-table-cell table:number-columns-repeated="3" table:style-name="ce288"/>
          <table:covered-table-cell table:number-columns-repeated="2" table:style-name="ce313"/>
          <table:covered-table-cell table:number-columns-repeated="11" table:style-name="ce196"/>
          <table:table-cell table:style-name="ce196"/>
          <table:table-cell table:number-columns-repeated="28"/>
        </table:table-row>
        <table:table-row table:style-name="ro5">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2"/>
          <table:table-cell table:number-columns-repeated="28"/>
        </table:table-row>
        <table:table-row table:style-name="ro5">
          <table:table-cell table:style-name="ce193"/>
          <table:table-cell table:style-name="ce196" table:number-columns-repeated="11"/>
          <table:table-cell table:style-name="ce288" table:number-columns-repeated="3"/>
          <table:table-cell table:style-name="ce193" table:number-columns-repeated="2"/>
          <table:table-cell table:style-name="ce196"/>
          <table:table-cell table:style-name="ce196" table:number-columns-spanned="6" table:number-rows-spanned="1"/>
          <table:covered-table-cell table:number-columns-repeated="5" table:style-name="ce196"/>
          <table:table-cell table:style-name="ce196" table:number-columns-repeated="5"/>
          <table:table-cell table:number-columns-repeated="28"/>
        </table:table-row>
        <table:table-row table:style-name="ro5">
          <table:table-cell table:style-name="ce195"/>
          <table:table-cell table:style-name="ce196" table:number-columns-repeated="2"/>
          <table:table-cell table:style-name="ce195"/>
          <table:table-cell table:style-name="ce196" table:number-columns-repeated="8"/>
          <table:table-cell table:style-name="ce199" table:number-columns-repeated="4"/>
          <table:table-cell table:style-name="ce193"/>
          <table:table-cell table:style-name="ce196"/>
          <table:table-cell table:style-name="ce426" table:number-columns-repeated="8"/>
          <table:table-cell table:style-name="ce436"/>
          <table:table-cell table:style-name="ce199"/>
          <table:table-cell table:style-name="ce196"/>
          <table:table-cell table:number-columns-repeated="28"/>
        </table:table-row>
        <table:table-row table:style-name="ro5">
          <table:table-cell table:style-name="ce193" table:number-columns-repeated="11"/>
          <table:table-cell table:style-name="ce196"/>
          <table:table-cell table:style-name="ce309" table:number-columns-spanned="2" table:number-rows-spanned="1"/>
          <table:covered-table-cell table:style-name="ce193"/>
          <table:table-cell table:style-name="ce309" table:number-columns-spanned="2" table:number-rows-spanned="1"/>
          <table:covered-table-cell table:style-name="ce196"/>
          <table:table-cell table:style-name="ce196"/>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number-columns-repeated="4"/>
          <table:table-cell table:style-name="ce196" table:number-columns-repeated="3"/>
          <table:table-cell table:style-name="ce411" table:number-columns-spanned="2" table:number-rows-spanned="1"/>
          <table:covered-table-cell table:style-name="ce193"/>
          <table:table-cell table:style-name="ce411" office:value-type="float" office:value="4" calcext:value-type="float" table:number-columns-spanned="2" table:number-rows-spanned="1">
            <text:p>4/1 <text:s text:c="3"/></text:p>
          </table:table-cell>
          <table:covered-table-cell table:style-name="ce196"/>
          <table:table-cell table:style-name="ce196"/>
          <table:covered-table-cell table:style-name="ce196"/>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3"/>
          <table:table-cell table:style-name="ce327"/>
          <table:table-cell table:style-name="ce196" table:number-columns-repeated="4"/>
          <table:table-cell table:style-name="ce193" table:number-columns-repeated="2"/>
          <table:table-cell table:style-name="ce196" table:number-columns-repeated="3"/>
          <table:table-cell table:style-name="ce196" office:value-type="float" office:value="-9" calcext:value-type="float">
            <text:p>-9</text:p>
          </table:table-cell>
          <table:table-cell table:style-name="ce196" table:number-columns-repeated="2"/>
          <table:covered-table-cell table:style-name="ce196"/>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number-columns-repeated="6"/>
          <table:table-cell table:style-name="ce196" table:number-columns-repeated="6"/>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3"/>
          <table:table-cell table:style-name="ce297"/>
          <table:table-cell table:style-name="ce327"/>
          <table:table-cell table:style-name="ce196"/>
          <table:table-cell table:style-name="ce327"/>
          <table:table-cell table:style-name="ce196" table:number-columns-repeated="9"/>
          <table:covered-table-cell table:style-name="ce196"/>
          <table:table-cell table:style-name="ce199" table:number-columns-repeated="10"/>
          <table:table-cell table:style-name="ce196"/>
          <table:table-cell table:number-columns-repeated="28"/>
        </table:table-row>
        <table:table-row table:style-name="ro5">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3" table:number-columns-repeated="11"/>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2"/>
          <table:table-cell table:style-name="ce297"/>
          <table:table-cell table:style-name="ce327"/>
          <table:table-cell table:style-name="ce196"/>
          <table:table-cell table:style-name="ce327"/>
          <table:table-cell table:style-name="ce297" table:number-columns-repeated="2"/>
          <table:table-cell table:style-name="ce193" table:number-columns-repeated="8"/>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10"/>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2"/>
          <table:table-cell table:style-name="ce297"/>
          <table:table-cell table:style-name="ce327"/>
          <table:table-cell table:style-name="ce196"/>
          <table:table-cell table:style-name="ce327"/>
          <table:table-cell table:style-name="ce297"/>
          <table:table-cell table:style-name="ce193"/>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2"/>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10"/>
          <table:table-cell table:style-name="ce193" table:number-columns-repeated="7"/>
          <table:table-cell table:style-name="ce1076" table:number-columns-repeated="2"/>
          <table:table-cell table:style-name="ce193" table:number-columns-repeated="6"/>
          <table:table-cell table:style-name="ce199" table:number-columns-repeated="2"/>
          <table:table-cell table:style-name="ce196"/>
          <table:table-cell table:number-columns-repeated="28"/>
        </table:table-row>
        <table:table-row table:style-name="ro5">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11"/>
          <table:table-cell table:style-name="ce199" table:number-columns-repeated="2"/>
          <table:table-cell table:style-name="ce193" table:number-columns-repeated="6"/>
          <table:table-cell table:style-name="ce437" table:number-columns-repeated="2"/>
          <table:table-cell table:style-name="ce196"/>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93" table:number-columns-repeated="8"/>
          <table:table-cell table:style-name="ce421"/>
          <table:table-cell table:style-name="ce193" table:number-columns-repeated="12"/>
          <table:table-cell table:style-name="ce196"/>
          <table:table-cell table:number-columns-repeated="28"/>
        </table:table-row>
        <table:table-row table:style-name="ro5">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21"/>
          <table:table-cell table:style-name="ce196"/>
          <table:table-cell table:number-columns-repeated="28"/>
        </table:table-row>
        <table:table-row table:style-name="ro5">
          <table:table-cell table:style-name="ce193" table:number-columns-repeated="28"/>
          <table:table-cell table:style-name="ce196"/>
          <table:table-cell table:number-columns-repeated="28"/>
        </table:table-row>
        <table:table-row table:style-name="ro5" table:number-rows-repeated="60">
          <table:table-cell table:style-name="ce196" table:number-columns-repeated="29"/>
          <table:table-cell table:number-columns-repeated="28"/>
        </table:table-row>
        <table:table-row table:style-name="ro5" table:number-rows-repeated="1048327">
          <table:table-cell table:number-columns-repeated="57"/>
        </table:table-row>
        <table:table-row table:style-name="ro5">
          <table:table-cell table:number-columns-repeated="57"/>
        </table:table-row>
        <calcext:conditional-formats>
          <calcext:conditional-format calcext:target-range-address="Données.J146:Données.K146 Données.J142:Données.K143 Données.D145:Données.D146 Données.E145:Données.K145 Données.D146:Données.I146 Données.D142:Données.I143">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gtiCpFtp/T6EpmXbrpWlE72BB2g=" table:protection-key-digest-algorithm="http://www.w3.org/2000/09/xmldsig#sha1" table:print="false">
        <loext:table-protection loext:select-unprotected-cells="true"/>
        <office:forms form:automatic-focus="false" form:apply-design-mode="false"/>
        <table:table-column table:style-name="co31" table:default-cell-style-name="ce400"/>
        <table:table-column table:style-name="co32" table:default-cell-style-name="ce400"/>
        <table:table-column table:style-name="co33" table:default-cell-style-name="ce400"/>
        <table:table-column table:style-name="co34" table:default-cell-style-name="ce400"/>
        <table:table-column table:style-name="co35" table:default-cell-style-name="ce400"/>
        <table:table-column table:style-name="co36" table:default-cell-style-name="ce400"/>
        <table:table-column table:style-name="co1" table:number-columns-repeated="58" table:default-cell-style-name="ce400"/>
        <table:table-row table:style-name="ro12">
          <table:table-cell table:style-name="ce394" table:formula="of:=IF([.$G$1];&quot;Niveau&quot;;&quot;&quot;)" office:value-type="string" office:string-value="Niveau" calcext:value-type="string" table:number-columns-spanned="2" table:number-rows-spanned="1">
            <text:p>Niveau</text:p>
          </table:table-cell>
          <table:covered-table-cell/>
          <table:table-cell table:style-name="ce463" table:formula="of:=IF([.$G$1];&quot;Notes&quot;;&quot;&quot;)" office:value-type="string" office:string-value="Notes" calcext:value-type="string">
            <text:p>Notes</text:p>
          </table:table-cell>
          <table:table-cell table:style-name="ce394" table:formula="of:=IF([.$G$1];&quot;Moyenne&quot;;&quot;&quot;)" office:value-type="string" office:string-value="Moyenne" calcext:value-type="string" table:number-columns-spanned="1" table:number-rows-spanned="2">
            <text:p>Moyenne</text:p>
          </table:table-cell>
          <table:table-cell table:style-name="ce394" table:formula="of:=IF([.$G$1];&quot;Niveaux&quot;;&quot;&quot;)" office:value-type="string" office:string-value="Niveaux" calcext:value-type="string" table:number-columns-spanned="1" table:number-rows-spanned="2">
            <text:p>Niveaux</text:p>
          </table:table-cell>
          <table:table-cell table:style-name="ce475"/>
          <table:table-cell table:style-name="ce480" table:formula="of:=IF([.A14]=[.B100];1;0)" office:value-type="float" office:value="1" calcext:value-type="float">
            <text:p>1</text:p>
          </table:table-cell>
          <table:table-cell table:number-columns-repeated="57"/>
        </table:table-row>
        <table:table-row table:style-name="ro12">
          <table:table-cell table:style-name="ce433" table:formula="of:=IF([.$G$1];&quot;1&quot;;&quot;&quot;)" office:value-type="string" office:string-value="1" calcext:value-type="string">
            <text:p>1</text:p>
          </table:table-cell>
          <table:table-cell table:style-name="ce433" table:formula="of:=IF([.$G$1];&quot;Inéquation-intervalle&quot;;&quot;&quot;)" office:value-type="string" office:string-value="Inéquation-intervalle" calcext:value-type="string">
            <text:p>Inéquation-intervalle</text:p>
          </table:table-cell>
          <table:table-cell table:style-name="ce464" table:formula="of:=IF([.$G$1];IF([$Données.AY3]&lt;0;0;[$Données.AY3]);&quot;&quot;)" office:value-type="float" office:value="0" calcext:value-type="float">
            <text:p>0,00</text:p>
          </table:table-cell>
          <table:covered-table-cell table:number-columns-repeated="2" table:style-name="ce471"/>
          <table:table-cell table:style-name="ce475"/>
          <table:table-cell table:number-columns-repeated="58"/>
        </table:table-row>
        <table:table-row table:style-name="ro12">
          <table:table-cell table:style-name="ce457" table:formula="of:=IF([.$G$1];&quot;2&quot;;&quot;&quot;)" office:value-type="string" office:string-value="2" calcext:value-type="string">
            <text:p>2</text:p>
          </table:table-cell>
          <table:table-cell table:style-name="ce457" table:formula="of:=IF([.$G$1];&quot;|x|&quot;;&quot;&quot;)" office:value-type="string" office:string-value="|x|" calcext:value-type="string">
            <text:p>|x|</text:p>
          </table:table-cell>
          <table:table-cell table:style-name="ce465" table:formula="of:=IF([.$G$1];IF([$Données.R148]&lt;0;0;[$Données.R148]);&quot;&quot;)" office:value-type="float" office:value="0" calcext:value-type="float">
            <text:p>0,00</text:p>
          </table:table-cell>
          <table:table-cell table:style-name="ce472" table:formula="of:=IF([.$G$1];ROUND(2*AVERAGE([.$C$2:.C3]);0)/2;&quot;&quot;)" office:value-type="float" office:value="0" calcext:value-type="float">
            <text:p>0</text:p>
          </table:table-cell>
          <table:table-cell table:style-name="ce457" table:formula="of:=IF([.$G$1];&quot;de 1 à 2&quot;;&quot;&quot;)" office:value-type="string" office:string-value="de 1 à 2" calcext:value-type="string">
            <text:p>de 1 à 2</text:p>
          </table:table-cell>
          <table:table-cell table:number-columns-repeated="59"/>
        </table:table-row>
        <table:table-row table:style-name="ro12">
          <table:table-cell table:style-name="ce433" table:formula="of:=IF([.$G$1];&quot;3&quot;;&quot;&quot;)" office:value-type="string" office:string-value="3" calcext:value-type="string">
            <text:p>3</text:p>
          </table:table-cell>
          <table:table-cell table:style-name="ce433" table:formula="of:=IF([.$G$1];&quot;2nd ° Seconde N1&quot;;&quot;&quot;)" office:value-type="string" office:string-value="2nd ° Seconde N1" calcext:value-type="string">
            <text:p>2nd ° Seconde N1</text:p>
          </table:table-cell>
          <table:table-cell table:style-name="ce464" table:formula="of:=IF([.$G$1];IF([$Données.AB26]&lt;0;0;[$Données.AB26]);&quot;&quot;)" office:value-type="float" office:value="0" calcext:value-type="float">
            <text:p>0,00</text:p>
          </table:table-cell>
          <table:table-cell table:style-name="ce473" table:formula="of:=IF([.$G$1];ROUND(2*AVERAGE([.$C$2:.C4]);0)/2;&quot;&quot;)" office:value-type="float" office:value="0" calcext:value-type="float">
            <text:p>0</text:p>
          </table:table-cell>
          <table:table-cell table:style-name="ce433" table:formula="of:=IF([.$G$1];&quot;de 1 à 3&quot;;&quot;&quot;)" office:value-type="string" office:string-value="de 1 à 3" calcext:value-type="string">
            <text:p>de 1 à 3</text:p>
          </table:table-cell>
          <table:table-cell table:style-name="ce476"/>
          <table:table-cell table:number-columns-repeated="58"/>
        </table:table-row>
        <table:table-row table:style-name="ro12">
          <table:table-cell table:style-name="ce457" table:formula="of:=IF([.$G$1];&quot;4&quot;;&quot;&quot;)" office:value-type="string" office:string-value="4" calcext:value-type="string">
            <text:p>4</text:p>
          </table:table-cell>
          <table:table-cell table:style-name="ce457" table:formula="of:=IF([.$G$1];&quot;2nd ° Seconde N2&quot;;&quot;&quot;)" office:value-type="string" office:string-value="2nd ° Seconde N2" calcext:value-type="string">
            <text:p>2nd ° Seconde N2</text:p>
          </table:table-cell>
          <table:table-cell table:style-name="ce465" table:formula="of:=IF([.$G$1];IF([$Données.AB48]&lt;0;0;[$Données.AB48]);&quot;&quot;)" office:value-type="float" office:value="0" calcext:value-type="float">
            <text:p>0,00</text:p>
          </table:table-cell>
          <table:table-cell table:style-name="ce472" table:formula="of:=IF([.$G$1];ROUND(2*AVERAGE([.$C$2:.C5]);0)/2;&quot;&quot;)" office:value-type="float" office:value="0" calcext:value-type="float">
            <text:p>0</text:p>
          </table:table-cell>
          <table:table-cell table:style-name="ce457" table:formula="of:=IF([.$G$1];&quot;de 1 à 4&quot;;&quot;&quot;)" office:value-type="string" office:string-value="de 1 à 4" calcext:value-type="string">
            <text:p>de 1 à 4</text:p>
          </table:table-cell>
          <table:table-cell table:style-name="ce476"/>
          <table:table-cell table:number-columns-repeated="2"/>
          <table:table-cell table:style-name="ce481"/>
          <table:table-cell table:number-columns-repeated="55"/>
        </table:table-row>
        <table:table-row table:style-name="ro12">
          <table:table-cell table:style-name="ce433" table:formula="of:=IF([.$G$1];&quot;5&quot;;&quot;&quot;)" office:value-type="string" office:string-value="5" calcext:value-type="string">
            <text:p>5</text:p>
          </table:table-cell>
          <table:table-cell table:style-name="ce433" table:formula="of:=IF([.$G$1];&quot;Homographique N1&quot;;&quot;&quot;)" office:value-type="string" office:string-value="Homographique N1" calcext:value-type="string">
            <text:p>Homographique N1</text:p>
          </table:table-cell>
          <table:table-cell table:style-name="ce464" table:formula="of:=IF([.$G$1];IF([$Données.AB73]&lt;0;0;[$Données.AB73]);&quot;&quot;)" office:value-type="float" office:value="0" calcext:value-type="float">
            <text:p>0,00</text:p>
          </table:table-cell>
          <table:table-cell table:style-name="ce473" table:formula="of:=IF([.$G$1];ROUND(2*AVERAGE([.$C$2:.C6]);0)/2;&quot;&quot;)" office:value-type="float" office:value="0" calcext:value-type="float">
            <text:p>0</text:p>
          </table:table-cell>
          <table:table-cell table:style-name="ce433" table:formula="of:=IF([.$G$1];&quot;de 1 à 5&quot;;&quot;&quot;)" office:value-type="string" office:string-value="de 1 à 5" calcext:value-type="string">
            <text:p>de 1 à 5</text:p>
          </table:table-cell>
          <table:table-cell table:style-name="ce476"/>
          <table:table-cell table:number-columns-repeated="2"/>
          <table:table-cell table:style-name="ce481"/>
          <table:table-cell table:number-columns-repeated="55"/>
        </table:table-row>
        <table:table-row table:style-name="ro12">
          <table:table-cell table:style-name="ce457" table:formula="of:=IF([.$G$1];&quot;6&quot;;&quot;&quot;)" office:value-type="string" office:string-value="6" calcext:value-type="string">
            <text:p>6</text:p>
          </table:table-cell>
          <table:table-cell table:style-name="ce457" table:formula="of:=IF([.$G$1];&quot;Homographique N2&quot;;&quot;&quot;)" office:value-type="string" office:string-value="Homographique N2" calcext:value-type="string">
            <text:p>Homographique N2</text:p>
          </table:table-cell>
          <table:table-cell table:style-name="ce465" table:formula="of:=IF([.$G$1];IF([$Données.AB99]&lt;0;0;[$Données.AB99]);&quot;&quot;)" office:value-type="float" office:value="0" calcext:value-type="float">
            <text:p>0,00</text:p>
          </table:table-cell>
          <table:table-cell table:style-name="ce472" table:formula="of:=IF([.$G$1];ROUND(2*AVERAGE([.$C$2:.C7]);0)/2;&quot;&quot;)" office:value-type="float" office:value="0" calcext:value-type="float">
            <text:p>0</text:p>
          </table:table-cell>
          <table:table-cell table:style-name="ce457" table:formula="of:=IF([.$G$1];&quot;de 1 à 6&quot;;&quot;&quot;)" office:value-type="string" office:string-value="de 1 à 6" calcext:value-type="string">
            <text:p>de 1 à 6</text:p>
          </table:table-cell>
          <table:table-cell table:style-name="ce476"/>
          <table:table-cell table:number-columns-repeated="58"/>
        </table:table-row>
        <table:table-row table:style-name="ro12">
          <table:table-cell table:style-name="ce433" table:formula="of:=IF([.$G$1];&quot;7&quot;;&quot;&quot;)" office:value-type="string" office:string-value="7" calcext:value-type="string">
            <text:p>7</text:p>
          </table:table-cell>
          <table:table-cell table:style-name="ce433" table:formula="of:=IF([.$G$1];&quot;2nd ° Première G N1&quot;;&quot;&quot;)" office:value-type="string" office:string-value="2nd ° Première G N1" calcext:value-type="string">
            <text:p>2nd ° Première G N1</text:p>
          </table:table-cell>
          <table:table-cell table:style-name="ce464" table:formula="of:=IF([.$G$1];IF([$Données.AD163]&lt;0;0;[$Données.AD163]);&quot;&quot;)" office:value-type="float" office:value="0" calcext:value-type="float">
            <text:p>0,00</text:p>
          </table:table-cell>
          <table:table-cell table:style-name="ce473" table:formula="of:=IF([.$G$1];ROUND(2*AVERAGE([.$C$2:.C8]);0)/2;&quot;&quot;)" office:value-type="float" office:value="0" calcext:value-type="float">
            <text:p>0</text:p>
          </table:table-cell>
          <table:table-cell table:style-name="ce433" table:formula="of:=IF([.$G$1];&quot;de 1 à 7&quot;;&quot;&quot;)" office:value-type="string" office:string-value="de 1 à 7" calcext:value-type="string">
            <text:p>de 1 à 7</text:p>
          </table:table-cell>
          <table:table-cell table:style-name="ce477"/>
          <table:table-cell table:style-name="ce479" table:number-columns-repeated="58"/>
        </table:table-row>
        <table:table-row table:style-name="ro12">
          <table:table-cell table:style-name="ce457" table:formula="of:=IF([.$G$1];&quot;8&quot;;&quot;&quot;)" office:value-type="string" office:string-value="8" calcext:value-type="string">
            <text:p>8</text:p>
          </table:table-cell>
          <table:table-cell table:style-name="ce457" table:formula="of:=IF([.$G$1];&quot;2nd ° Première G N2&quot;;&quot;&quot;)" office:value-type="string" office:string-value="2nd ° Première G N2" calcext:value-type="string">
            <text:p>2nd ° Première G N2</text:p>
          </table:table-cell>
          <table:table-cell table:style-name="ce465"/>
          <table:table-cell table:style-name="ce472" table:formula="of:=IF([.$G$1];ROUND(2*AVERAGE([.$C$2:.C9]);0)/2;&quot;&quot;)" office:value-type="float" office:value="0" calcext:value-type="float">
            <text:p>0</text:p>
          </table:table-cell>
          <table:table-cell table:style-name="ce457" table:formula="of:=IF([.$G$1];&quot;de 1 à 8&quot;;&quot;&quot;)" office:value-type="string" office:string-value="de 1 à 8" calcext:value-type="string">
            <text:p>de 1 à 8</text:p>
          </table:table-cell>
          <table:table-cell table:style-name="ce478"/>
          <table:table-cell table:style-name="ce479" table:number-columns-repeated="58"/>
        </table:table-row>
        <table:table-row table:style-name="ro12">
          <table:table-cell table:style-name="ce458" table:number-columns-repeated="2"/>
          <table:table-cell table:style-name="ce466"/>
          <table:table-cell table:style-name="ce474"/>
          <table:table-cell table:style-name="ce458"/>
          <table:table-cell table:style-name="ce478"/>
          <table:table-cell table:style-name="ce479" table:number-columns-repeated="58"/>
        </table:table-row>
        <table:table-row table:style-name="ro12" table:number-rows-repeated="2">
          <table:table-cell table:style-name="ce458" table:number-columns-repeated="2"/>
          <table:table-cell table:style-name="ce469"/>
          <table:table-cell table:style-name="ce474"/>
          <table:table-cell table:style-name="ce458"/>
          <table:table-cell table:style-name="ce479" table:number-columns-repeated="59"/>
        </table:table-row>
        <table:table-row table:style-name="ro13">
          <table:table-cell table:number-columns-repeated="64"/>
        </table:table-row>
        <table:table-row table:style-name="ro13">
          <table:table-cell table:style-name="ce461" office:value-type="string" calcext:value-type="string" table:number-columns-spanned="5" table:number-rows-spanned="2">
            <text:p>KELLER Stéphane</text:p>
          </table:table-cell>
          <table:covered-table-cell table:number-columns-repeated="4"/>
          <table:table-cell table:number-columns-repeated="59"/>
        </table:table-row>
        <table:table-row table:style-name="ro13">
          <table:covered-table-cell table:number-columns-repeated="5"/>
          <table:table-cell table:number-columns-repeated="59"/>
        </table:table-row>
        <table:table-row table:style-name="ro13">
          <table:table-cell table:number-columns-repeated="64"/>
        </table:table-row>
        <table:table-row table:style-name="ro13">
          <table:table-cell table:number-columns-repeated="2"/>
          <table:table-cell table:style-name="ce470"/>
          <table:table-cell table:number-columns-repeated="61"/>
        </table:table-row>
        <table:table-row table:style-name="ro13">
          <table:table-cell table:number-columns-repeated="64"/>
        </table:table-row>
        <table:table-row table:style-name="ro13">
          <table:table-cell table:style-name="Default" table:number-columns-repeated="2"/>
          <table:table-cell table:number-columns-repeated="62"/>
        </table:table-row>
        <table:table-row table:style-name="ro13" table:number-rows-repeated="80">
          <table:table-cell table:number-columns-repeated="64"/>
        </table:table-row>
        <table:table-row table:style-name="ro13">
          <table:table-cell table:style-name="ce462" office:value-type="string" calcext:value-type="string">
            <text:p>MDP :</text:p>
          </table:table-cell>
          <table:table-cell table:style-name="ce462" office:value-type="string" calcext:value-type="string">
            <text:p>KELLER Stéphane</text:p>
          </table:table-cell>
          <table:table-cell table:number-columns-repeated="62"/>
        </table:table-row>
        <table:table-row table:style-name="ro13" table:number-rows-repeated="1048475">
          <table:table-cell table:number-columns-repeated="64"/>
        </table:table-row>
        <table:table-row table:style-name="ro1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9">00/00/0000</text:date>, <text:time style:data-style-name="N2" text:time-value="11:10:42.6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0-12-09T11:11:08.471000000</dc:date>
    <meta:editing-duration>P2DT21H4M26S</meta:editing-duration>
    <meta:editing-cycles>929</meta:editing-cycles>
    <meta:generator>LibreOffice/7.0.3.1$Windows_X86_64 LibreOffice_project/d7547858d014d4cf69878db179d326fc3483e082</meta:generator>
    <meta:document-statistic meta:table-count="4" meta:cell-count="537" meta:object-count="11"/>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3").value = SK_Alea(1,8)
		 Feuille.GetCellRangeByName("D13").value = SK_Alea(-8,-1)
		Else Feuille.GetCellRangeByName("B13").value = SK_Alea(-8,-2)
		Feuille.GetCellRangeByName("D13").value = SK_Alea(2,8)
	End If
	If SK_Alea(1,2)=1 Then 
		Feuille.GetCellRangeByName("C13").value = SK_Alea(3,7)
		Else Feuille.GetCellRangeByName("C13").value = SK_Alea(-7,-2)
	End If
	Feuille.GetCellRangeByName("E13").value = SK_Alea(3,7)

	If SK_Alea(1,2)=1 Then 
		Feuille.GetCellRangeByName("B15").value = SK_Alea(1,15)
		Feuille.GetCellRangeByName("C15").value = SK_Alea(-15,-1)
		Else Feuille.GetCellRangeByName("B15").value = SK_Alea(-15,-1)
		Feuille.GetCellRangeByName("C15").value = SK_Alea(1,15)
	End If
	
	If SK_Alea(1,2)=1 Then 
		Feuille.GetCellRangeByName("B17").value = SK_Alea(1,15)
		Else Feuille.GetCellRangeByName("B17").value = SK_Alea(-15,-1)
	End If
	Feuille.GetCellRangeByName("C17").value = SK_Alea(2,7)

	If SK_Alea(1,2)=1 Then 
		Feuille.GetCellRangeByName("B18").value = SK_Alea(1,15)
		Else Feuille.GetCellRangeByName("B18").value = SK_Alea(-15,-1)
	End If
	If SK_Alea(1,2)=1 Then 
		Feuille.GetCellRangeByName("C18").value = SK_Alea(1,8)
		 Feuille.GetCellRangeByName("D18").value = SK_Alea(-8,-1)
		Else Feuille.GetCellRangeByName("C18").value = SK_Alea(-8,-2)
		Feuille.GetCellRangeByName("D18").value = SK_Alea(2,8)
	End If
	Feuille.GetCellRangeByName("E18").value = SK_Alea(1,1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